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61pt"/>
    </style:style>
    <style:style style:name="co2" style:family="table-column">
      <style:table-column-properties fo:break-before="auto" style:column-width="95.19pt"/>
    </style:style>
    <style:style style:name="co3" style:family="table-column">
      <style:table-column-properties fo:break-before="auto" style:column-width="19.05pt"/>
    </style:style>
    <style:style style:name="co4" style:family="table-column">
      <style:table-column-properties fo:break-before="auto" style:column-width="115.91pt"/>
    </style:style>
    <style:style style:name="co5" style:family="table-column">
      <style:table-column-properties fo:break-before="auto" style:column-width="44.45pt"/>
    </style:style>
    <style:style style:name="co6" style:family="table-column">
      <style:table-column-properties fo:break-before="auto" style:column-width="42.04pt"/>
    </style:style>
    <style:style style:name="co7" style:family="table-column">
      <style:table-column-properties fo:break-before="auto" style:column-width="64.29pt"/>
    </style:style>
    <style:style style:name="co8" style:family="table-column">
      <style:table-column-properties fo:break-before="auto" style:column-width="50.74pt"/>
    </style:style>
    <style:style style:name="co9" style:family="table-column">
      <style:table-column-properties fo:break-before="auto" style:column-width="38.89pt"/>
    </style:style>
    <style:style style:name="co10" style:family="table-column">
      <style:table-column-properties fo:break-before="auto" style:column-width="168.29pt"/>
    </style:style>
    <style:style style:name="co11" style:family="table-column">
      <style:table-column-properties fo:break-before="auto" style:column-width="126.99pt"/>
    </style:style>
    <style:style style:name="co12" style:family="table-column">
      <style:table-column-properties fo:break-before="auto" style:column-width="53.94pt"/>
    </style:style>
    <style:style style:name="co13" style:family="table-column">
      <style:table-column-properties fo:break-before="auto" style:column-width="92.86pt"/>
    </style:style>
    <style:style style:name="co14" style:family="table-column">
      <style:table-column-properties fo:break-before="auto" style:column-width="164.3pt"/>
    </style:style>
    <style:style style:name="co15" style:family="table-column">
      <style:table-column-properties fo:break-before="auto" style:column-width="78.55pt"/>
    </style:style>
    <style:style style:name="co16" style:family="table-column">
      <style:table-column-properties fo:break-before="auto" style:column-width="34.95pt"/>
    </style:style>
    <style:style style:name="co17" style:family="table-column">
      <style:table-column-properties fo:break-before="auto" style:column-width="59.5pt"/>
    </style:style>
    <style:style style:name="co18" style:family="table-column">
      <style:table-column-properties fo:break-before="auto" style:column-width="41.24pt"/>
    </style:style>
    <style:style style:name="co19" style:family="table-column">
      <style:table-column-properties fo:break-before="auto" style:column-width="36.51pt"/>
    </style:style>
    <style:style style:name="co20" style:family="table-column">
      <style:table-column-properties fo:break-before="auto" style:column-width="76.99pt"/>
    </style:style>
    <style:style style:name="co21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 style:data-style-name="N9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number-columns-repeated="2" table:default-cell-style-name="Default"/>
        <table:table-column table:style-name="co20" table:default-cell-style-name="Default"/>
        <table:table-column table:style-name="co21" table:number-columns-repeated="990" table:default-cell-style-name="Default"/>
        <table:table-row table:style-name="ro1">
          <table:table-cell table:number-columns-repeated="4"/>
          <table:table-cell office:value-type="string" calcext:value-type="string">
            <text:p>exp</text:p>
          </table:table-cell>
          <table:table-cell office:value-type="string" calcext:value-type="string">
            <text:p>AFLOW</text:p>
          </table:table-cell>
          <table:table-cell office:value-type="string" calcext:value-type="string">
            <text:p>MPDS</text:p>
          </table:table-cell>
          <table:table-cell office:value-type="string" calcext:value-type="string">
            <text:p>AFLOW</text:p>
          </table:table-cell>
          <table:table-cell office:value-type="string" calcext:value-type="string">
            <text:p>MPDS</text:p>
          </table:table-cell>
          <table:table-cell/>
          <table:table-cell office:value-type="string" calcext:value-type="string">
            <text:p>exp</text:p>
          </table:table-cell>
          <table:table-cell office:value-type="string" calcext:value-type="string">
            <text:p>AFLOW</text:p>
          </table:table-cell>
          <table:table-cell office:value-type="string" calcext:value-type="string">
            <text:p>MPDS</text:p>
          </table:table-cell>
          <table:table-cell office:value-type="string" calcext:value-type="string">
            <text:p>AFLOW</text:p>
          </table:table-cell>
          <table:table-cell office:value-type="string" calcext:value-type="string">
            <text:p>MPDS</text:p>
          </table:table-cell>
          <table:table-cell/>
          <table:table-cell office:value-type="string" calcext:value-type="string">
            <text:p>exp</text:p>
          </table:table-cell>
          <table:table-cell office:value-type="string" calcext:value-type="string">
            <text:p>AFLOW</text:p>
          </table:table-cell>
          <table:table-cell office:value-type="string" calcext:value-type="string">
            <text:p>MPDS</text:p>
          </table:table-cell>
          <table:table-cell office:value-type="string" calcext:value-type="string">
            <text:p>AFLOW</text:p>
          </table:table-cell>
          <table:table-cell office:value-type="string" calcext:value-type="string">
            <text:p>MPDS</text:p>
          </table:table-cell>
          <table:table-cell/>
          <table:table-cell office:value-type="string" calcext:value-type="string">
            <text:p>exp</text:p>
          </table:table-cell>
          <table:table-cell office:value-type="string" calcext:value-type="string">
            <text:p>AFLOW</text:p>
          </table:table-cell>
          <table:table-cell office:value-type="string" calcext:value-type="string">
            <text:p>MPDS</text:p>
          </table:table-cell>
          <table:table-cell office:value-type="string" calcext:value-type="string">
            <text:p>AFLOW</text:p>
          </table:table-cell>
          <table:table-cell office:value-type="string" calcext:value-type="string">
            <text:p>MPDS</text:p>
          </table:table-cell>
          <table:table-cell/>
          <table:table-cell office:value-type="string" calcext:value-type="string">
            <text:p>exp</text:p>
          </table:table-cell>
          <table:table-cell office:value-type="string" calcext:value-type="string">
            <text:p>AFLOW</text:p>
          </table:table-cell>
          <table:table-cell office:value-type="string" calcext:value-type="string">
            <text:p>MPDS</text:p>
          </table:table-cell>
          <table:table-cell office:value-type="string" calcext:value-type="string">
            <text:p>AFLOW</text:p>
          </table:table-cell>
          <table:table-cell office:value-type="string" calcext:value-type="string">
            <text:p>MPD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10369.poscar</text:p>
          </table:table-cell>
          <table:table-cell office:value-type="string" calcext:value-type="string">
            <text:p>Li8Al3Si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sothermal bulk modulus</text:p>
          </table:table-cell>
          <table:table-cell office:value-type="float" office:value="50.595" calcext:value-type="float">
            <text:p>50.595</text:p>
          </table:table-cell>
          <table:table-cell office:value-type="float" office:value="63.892" calcext:value-type="float">
            <text:p>63.892</text:p>
          </table:table-cell>
          <table:table-cell office:value-type="float" office:value="140" calcext:value-type="float">
            <text:p>140</text:p>
          </table:table-cell>
          <table:table-cell table:formula="of:=IF([.E2]=0;0;IF(ABS([.F2]-[.E2])&gt;ABS([.G2]-[.E2]);0;1))" office:value-type="float" office:value="1" calcext:value-type="float">
            <text:p>1</text:p>
          </table:table-cell>
          <table:table-cell table:formula="of:=IF([.E2]=0;0;IF(ABS([.G2]-[.E2])&gt;ABS([.F2]-[.E2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636.06" calcext:value-type="float">
            <text:p>636.06</text:p>
          </table:table-cell>
          <table:table-cell office:value-type="float" office:value="578.849" calcext:value-type="float">
            <text:p>578.849</text:p>
          </table:table-cell>
          <table:table-cell office:value-type="float" office:value="640" calcext:value-type="float">
            <text:p>640</text:p>
          </table:table-cell>
          <table:table-cell table:formula="of:=IF([.K2]=0;0;IF(ABS([.L2]-[.K2])&gt;ABS([.M2]-[.K2]);0;1))" office:value-type="float" office:value="0" calcext:value-type="float">
            <text:p>0</text:p>
          </table:table-cell>
          <table:table-cell table:formula="of:=IF([.K2]=0;0;IF(ABS([.M2]-[.K2])&gt;ABS([.L2]-[.K2]);0;1))" office:value-type="float" office:value="1" calcext:value-type="float">
            <text:p>1</text:p>
          </table:table-cell>
          <table:table-cell office:value-type="string" calcext:value-type="string">
            <text:p>linear thermal expansion coefficient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" office:value-type="float" office:value="0.00006667" calcext:value-type="float">
            <text:p>6.67E-005</text:p>
          </table:table-cell>
          <table:table-cell table:style-name="ce2" office:value-type="float" office:value="0.0000217" calcext:value-type="float">
            <text:p>2.17E-005</text:p>
          </table:table-cell>
          <table:table-cell table:formula="of:=IF([.Q2]=0;0;IF(ABS([.R2]-[.Q2])&gt;ABS([.S2]-[.Q2]);0;1))" office:value-type="float" office:value="0" calcext:value-type="float">
            <text:p>0</text:p>
          </table:table-cell>
          <table:table-cell table:formula="of:=IF([.Q2]=0;0;IF(ABS([.S2]-[.Q2])&gt;ABS([.R2]-[.Q2]);0;1))" office:value-type="float" office:value="0" calcext:value-type="float">
            <text:p>0</text:p>
          </table:table-cell>
          <table:table-cell office:value-type="string" calcext:value-type="string">
            <text:p>heat capacity at constant pressure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21.7345177316" calcext:value-type="float">
            <text:p>21.7345177316</text:p>
          </table:table-cell>
          <table:table-cell office:value-type="float" office:value="18" calcext:value-type="float">
            <text:p>18</text:p>
          </table:table-cell>
          <table:table-cell table:formula="of:=IF([.W2]=0;0;IF(ABS([.X2]-[.W2])&gt;ABS([.Y2]-[.W2]);0;1))" office:value-type="float" office:value="0" calcext:value-type="float">
            <text:p>0</text:p>
          </table:table-cell>
          <table:table-cell table:formula="of:=IF([.W2]=0;0;IF(ABS([.Y2]-[.W2])&gt;ABS([.X2]-[.W2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office:value-type="float" office:value="0.405" calcext:value-type="float">
            <text:p>0.405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nsula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10502.poscar</text:p>
          </table:table-cell>
          <table:table-cell office:value-type="string" calcext:value-type="string">
            <text:p>BaZrO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othermal bulk modulus</text:p>
          </table:table-cell>
          <table:table-cell office:value-type="float" office:value="157" calcext:value-type="float">
            <text:p>157</text:p>
          </table:table-cell>
          <table:table-cell office:value-type="float" office:value="133.837" calcext:value-type="float">
            <text:p>133.837</text:p>
          </table:table-cell>
          <table:table-cell office:value-type="float" office:value="190" calcext:value-type="float">
            <text:p>190</text:p>
          </table:table-cell>
          <table:table-cell table:formula="of:=IF([.E3]=0;0;IF(ABS([.F3]-[.E3])&gt;ABS([.G3]-[.E3]);0;1))" office:value-type="float" office:value="1" calcext:value-type="float">
            <text:p>1</text:p>
          </table:table-cell>
          <table:table-cell table:formula="of:=IF([.E3]=0;0;IF(ABS([.G3]-[.E3])&gt;ABS([.F3]-[.E3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194" calcext:value-type="float">
            <text:p>194</text:p>
          </table:table-cell>
          <table:table-cell office:value-type="float" office:value="461.454" calcext:value-type="float">
            <text:p>461.454</text:p>
          </table:table-cell>
          <table:table-cell office:value-type="float" office:value="517" calcext:value-type="float">
            <text:p>517</text:p>
          </table:table-cell>
          <table:table-cell table:formula="of:=IF([.K3]=0;0;IF(ABS([.L3]-[.K3])&gt;ABS([.M3]-[.K3]);0;1))" office:value-type="float" office:value="1" calcext:value-type="float">
            <text:p>1</text:p>
          </table:table-cell>
          <table:table-cell table:formula="of:=IF([.K3]=0;0;IF(ABS([.M3]-[.K3])&gt;ABS([.L3]-[.K3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0791" calcext:value-type="float">
            <text:p>7.91E-006</text:p>
          </table:table-cell>
          <table:table-cell table:style-name="ce2" office:value-type="float" office:value="0.00005182" calcext:value-type="float">
            <text:p>5.18E-005</text:p>
          </table:table-cell>
          <table:table-cell table:style-name="ce2" office:value-type="float" office:value="0.0000117" calcext:value-type="float">
            <text:p>1.17E-005</text:p>
          </table:table-cell>
          <table:table-cell table:formula="of:=IF([.Q3]=0;0;IF(ABS([.R3]-[.Q3])&gt;ABS([.S3]-[.Q3]);0;1))" office:value-type="float" office:value="0" calcext:value-type="float">
            <text:p>0</text:p>
          </table:table-cell>
          <table:table-cell table:formula="of:=IF([.Q3]=0;0;IF(ABS([.S3]-[.Q3])&gt;ABS([.R3]-[.Q3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0.4" calcext:value-type="float">
            <text:p>20.4</text:p>
          </table:table-cell>
          <table:table-cell office:value-type="float" office:value="22.3027071323" calcext:value-type="float">
            <text:p>22.3027071323</text:p>
          </table:table-cell>
          <table:table-cell office:value-type="float" office:value="19" calcext:value-type="float">
            <text:p>19</text:p>
          </table:table-cell>
          <table:table-cell table:formula="of:=IF([.W3]=0;0;IF(ABS([.X3]-[.W3])&gt;ABS([.Y3]-[.W3]);0;1))" office:value-type="float" office:value="0" calcext:value-type="float">
            <text:p>0</text:p>
          </table:table-cell>
          <table:table-cell table:formula="of:=IF([.W3]=0;0;IF(ABS([.Y3]-[.W3])&gt;ABS([.X3]-[.W3]);0;1))" office:value-type="float" office:value="1" calcext:value-type="float">
            <text:p>1</text:p>
          </table:table-cell>
          <table:table-cell office:value-type="string" calcext:value-type="string">
            <text:p>energy gap</text:p>
          </table:table-cell>
          <table:table-cell office:value-type="float" office:value="3.23" calcext:value-type="float">
            <text:p>3.23</text:p>
          </table:table-cell>
          <table:table-cell office:value-type="float" office:value="3.01" calcext:value-type="float">
            <text:p>3.01</text:p>
          </table:table-cell>
          <table:table-cell office:value-type="float" office:value="4.1" calcext:value-type="float">
            <text:p>4.1</text:p>
          </table:table-cell>
          <table:table-cell table:formula="of:=IF(ABS([.AD3]-[.AC3])&gt;ABS([.AE3]-[.AC3]);0;1)" office:value-type="float" office:value="1" calcext:value-type="float">
            <text:p>1</text:p>
          </table:table-cell>
          <table:table-cell table:formula="of:=IF(ABS([.AE3]-[.AC3])&gt;ABS([.AD3]-[.AC3]);0;1)" office:value-type="float" office:value="0" calcext:value-type="float">
            <text:p>0</text:p>
          </table:table-cell>
          <table:table-cell office:value-type="string" calcext:value-type="string">
            <text:p>Insula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11126.poscar</text:p>
          </table:table-cell>
          <table:table-cell office:value-type="string" calcext:value-type="string">
            <text:p>TiCo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othermal bulk modulus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134.513" calcext:value-type="float">
            <text:p>134.513</text:p>
          </table:table-cell>
          <table:table-cell office:value-type="float" office:value="214" calcext:value-type="float">
            <text:p>214</text:p>
          </table:table-cell>
          <table:table-cell table:formula="of:=IF([.E4]=0;0;IF(ABS([.F4]-[.E4])&gt;ABS([.G4]-[.E4]);0;1))" office:value-type="float" office:value="0" calcext:value-type="float">
            <text:p>0</text:p>
          </table:table-cell>
          <table:table-cell table:formula="of:=IF([.E4]=0;0;IF(ABS([.G4]-[.E4])&gt;ABS([.F4]-[.E4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375" calcext:value-type="float">
            <text:p>375</text:p>
          </table:table-cell>
          <table:table-cell office:value-type="float" office:value="353.852" calcext:value-type="float">
            <text:p>353.852</text:p>
          </table:table-cell>
          <table:table-cell office:value-type="float" office:value="465" calcext:value-type="float">
            <text:p>465</text:p>
          </table:table-cell>
          <table:table-cell table:formula="of:=IF([.K4]=0;0;IF(ABS([.L4]-[.K4])&gt;ABS([.M4]-[.K4]);0;1))" office:value-type="float" office:value="1" calcext:value-type="float">
            <text:p>1</text:p>
          </table:table-cell>
          <table:table-cell table:formula="of:=IF([.K4]=0;0;IF(ABS([.M4]-[.K4])&gt;ABS([.L4]-[.K4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09495" calcext:value-type="float">
            <text:p>9.50E-006</text:p>
          </table:table-cell>
          <table:table-cell table:style-name="ce2" office:value-type="float" office:value="0.00006073" calcext:value-type="float">
            <text:p>6.07E-005</text:p>
          </table:table-cell>
          <table:table-cell table:style-name="ce2" office:value-type="float" office:value="0.0000153" calcext:value-type="float">
            <text:p>1.53E-005</text:p>
          </table:table-cell>
          <table:table-cell table:formula="of:=IF([.Q4]=0;0;IF(ABS([.R4]-[.Q4])&gt;ABS([.S4]-[.Q4]);0;1))" office:value-type="float" office:value="0" calcext:value-type="float">
            <text:p>0</text:p>
          </table:table-cell>
          <table:table-cell table:formula="of:=IF([.Q4]=0;0;IF(ABS([.S4]-[.Q4])&gt;ABS([.R4]-[.Q4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30" calcext:value-type="float">
            <text:p>30</text:p>
          </table:table-cell>
          <table:table-cell office:value-type="float" office:value="23.3747181572" calcext:value-type="float">
            <text:p>23.3747181572</text:p>
          </table:table-cell>
          <table:table-cell office:value-type="float" office:value="21" calcext:value-type="float">
            <text:p>21</text:p>
          </table:table-cell>
          <table:table-cell table:formula="of:=IF([.W4]=0;0;IF(ABS([.X4]-[.W4])&gt;ABS([.Y4]-[.W4]);0;1))" office:value-type="float" office:value="1" calcext:value-type="float">
            <text:p>1</text:p>
          </table:table-cell>
          <table:table-cell table:formula="of:=IF([.W4]=0;0;IF(ABS([.Y4]-[.W4])&gt;ABS([.X4]-[.W4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11273.poscar</text:p>
          </table:table-cell>
          <table:table-cell office:value-type="string" calcext:value-type="string">
            <text:p>La2CuO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sothermal bulk modulus</text:p>
          </table:table-cell>
          <table:table-cell office:value-type="float" office:value="112.6" calcext:value-type="float">
            <text:p>112.6</text:p>
          </table:table-cell>
          <table:table-cell office:value-type="float" office:value="149.607" calcext:value-type="float">
            <text:p>149.607</text:p>
          </table:table-cell>
          <table:table-cell office:value-type="float" office:value="168" calcext:value-type="float">
            <text:p>168</text:p>
          </table:table-cell>
          <table:table-cell table:formula="of:=IF([.E5]=0;0;IF(ABS([.F5]-[.E5])&gt;ABS([.G5]-[.E5]);0;1))" office:value-type="float" office:value="1" calcext:value-type="float">
            <text:p>1</text:p>
          </table:table-cell>
          <table:table-cell table:formula="of:=IF([.E5]=0;0;IF(ABS([.G5]-[.E5])&gt;ABS([.F5]-[.E5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320" calcext:value-type="float">
            <text:p>320</text:p>
          </table:table-cell>
          <table:table-cell office:value-type="float" office:value="377.725" calcext:value-type="float">
            <text:p>377.725</text:p>
          </table:table-cell>
          <table:table-cell office:value-type="float" office:value="493" calcext:value-type="float">
            <text:p>493</text:p>
          </table:table-cell>
          <table:table-cell table:formula="of:=IF([.K5]=0;0;IF(ABS([.L5]-[.K5])&gt;ABS([.M5]-[.K5]);0;1))" office:value-type="float" office:value="1" calcext:value-type="float">
            <text:p>1</text:p>
          </table:table-cell>
          <table:table-cell table:formula="of:=IF([.K5]=0;0;IF(ABS([.M5]-[.K5])&gt;ABS([.L5]-[.K5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108" calcext:value-type="float">
            <text:p>1.08E-005</text:p>
          </table:table-cell>
          <table:table-cell table:style-name="ce2" office:value-type="float" office:value="0.00005192" calcext:value-type="float">
            <text:p>5.19E-005</text:p>
          </table:table-cell>
          <table:table-cell table:style-name="ce2" office:value-type="float" office:value="0.0000188" calcext:value-type="float">
            <text:p>1.88E-005</text:p>
          </table:table-cell>
          <table:table-cell table:formula="of:=IF([.Q5]=0;0;IF(ABS([.R5]-[.Q5])&gt;ABS([.S5]-[.Q5]);0;1))" office:value-type="float" office:value="0" calcext:value-type="float">
            <text:p>0</text:p>
          </table:table-cell>
          <table:table-cell table:formula="of:=IF([.Q5]=0;0;IF(ABS([.S5]-[.Q5])&gt;ABS([.R5]-[.Q5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10.508" calcext:value-type="float">
            <text:p>10.508</text:p>
          </table:table-cell>
          <table:table-cell office:value-type="float" office:value="23.8577486824" calcext:value-type="float">
            <text:p>23.8577486824</text:p>
          </table:table-cell>
          <table:table-cell office:value-type="float" office:value="25" calcext:value-type="float">
            <text:p>25</text:p>
          </table:table-cell>
          <table:table-cell table:formula="of:=IF([.W5]=0;0;IF(ABS([.X5]-[.W5])&gt;ABS([.Y5]-[.W5]);0;1))" office:value-type="float" office:value="1" calcext:value-type="float">
            <text:p>1</text:p>
          </table:table-cell>
          <table:table-cell table:formula="of:=IF([.W5]=0;0;IF(ABS([.Y5]-[.W5])&gt;ABS([.X5]-[.W5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table:style-name="ce3" office:value-type="float" office:value="1.035" calcext:value-type="float">
            <text:p>1.0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12093.poscar</text:p>
          </table:table-cell>
          <table:table-cell office:value-type="string" calcext:value-type="string">
            <text:p>PrS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othermal bulk modulus</text:p>
          </table:table-cell>
          <table:table-cell office:value-type="float" office:value="50" calcext:value-type="float">
            <text:p>50</text:p>
          </table:table-cell>
          <table:table-cell office:value-type="float" office:value="46.667" calcext:value-type="float">
            <text:p>46.667</text:p>
          </table:table-cell>
          <table:table-cell office:value-type="float" office:value="78" calcext:value-type="float">
            <text:p>78</text:p>
          </table:table-cell>
          <table:table-cell table:formula="of:=IF([.E6]=0;0;IF(ABS([.F6]-[.E6])&gt;ABS([.G6]-[.E6]);0;1))" office:value-type="float" office:value="1" calcext:value-type="float">
            <text:p>1</text:p>
          </table:table-cell>
          <table:table-cell table:formula="of:=IF([.E6]=0;0;IF(ABS([.G6]-[.E6])&gt;ABS([.F6]-[.E6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185" calcext:value-type="float">
            <text:p>185</text:p>
          </table:table-cell>
          <table:table-cell office:value-type="float" office:value="181.122" calcext:value-type="float">
            <text:p>181.122</text:p>
          </table:table-cell>
          <table:table-cell office:value-type="float" office:value="332" calcext:value-type="float">
            <text:p>332</text:p>
          </table:table-cell>
          <table:table-cell table:formula="of:=IF([.K6]=0;0;IF(ABS([.L6]-[.K6])&gt;ABS([.M6]-[.K6]);0;1))" office:value-type="float" office:value="1" calcext:value-type="float">
            <text:p>1</text:p>
          </table:table-cell>
          <table:table-cell table:formula="of:=IF([.K6]=0;0;IF(ABS([.M6]-[.K6])&gt;ABS([.L6]-[.K6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121" calcext:value-type="float">
            <text:p>1.21E-005</text:p>
          </table:table-cell>
          <table:table-cell table:style-name="ce2" office:value-type="float" office:value="0.00005165" calcext:value-type="float">
            <text:p>5.17E-005</text:p>
          </table:table-cell>
          <table:table-cell table:style-name="ce2" office:value-type="float" office:value="0.0000157" calcext:value-type="float">
            <text:p>1.57E-005</text:p>
          </table:table-cell>
          <table:table-cell table:formula="of:=IF([.Q6]=0;0;IF(ABS([.R6]-[.Q6])&gt;ABS([.S6]-[.Q6]);0;1))" office:value-type="float" office:value="0" calcext:value-type="float">
            <text:p>0</text:p>
          </table:table-cell>
          <table:table-cell table:formula="of:=IF([.Q6]=0;0;IF(ABS([.S6]-[.Q6])&gt;ABS([.R6]-[.Q6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6.24" calcext:value-type="float">
            <text:p>26.24</text:p>
          </table:table-cell>
          <table:table-cell office:value-type="float" office:value="25.0639392523" calcext:value-type="float">
            <text:p>25.0639392523</text:p>
          </table:table-cell>
          <table:table-cell office:value-type="float" office:value="22" calcext:value-type="float">
            <text:p>22</text:p>
          </table:table-cell>
          <table:table-cell table:formula="of:=IF([.W6]=0;0;IF(ABS([.X6]-[.W6])&gt;ABS([.Y6]-[.W6]);0;1))" office:value-type="float" office:value="1" calcext:value-type="float">
            <text:p>1</text:p>
          </table:table-cell>
          <table:table-cell table:formula="of:=IF([.W6]=0;0;IF(ABS([.Y6]-[.W6])&gt;ABS([.X6]-[.W6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Unknown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12141.poscar</text:p>
          </table:table-cell>
          <table:table-cell office:value-type="string" calcext:value-type="string">
            <text:p>SrZrO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sothermal bulk modulus</text:p>
          </table:table-cell>
          <table:table-cell office:value-type="float" office:value="152.435" calcext:value-type="float">
            <text:p>152.435</text:p>
          </table:table-cell>
          <table:table-cell office:value-type="float" office:value="140.536" calcext:value-type="float">
            <text:p>140.536</text:p>
          </table:table-cell>
          <table:table-cell office:value-type="float" office:value="184" calcext:value-type="float">
            <text:p>184</text:p>
          </table:table-cell>
          <table:table-cell table:formula="of:=IF([.E7]=0;0;IF(ABS([.F7]-[.E7])&gt;ABS([.G7]-[.E7]);0;1))" office:value-type="float" office:value="1" calcext:value-type="float">
            <text:p>1</text:p>
          </table:table-cell>
          <table:table-cell table:formula="of:=IF([.E7]=0;0;IF(ABS([.G7]-[.E7])&gt;ABS([.F7]-[.E7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522.6" calcext:value-type="float">
            <text:p>522.6</text:p>
          </table:table-cell>
          <table:table-cell office:value-type="float" office:value="511" calcext:value-type="float">
            <text:p>511</text:p>
          </table:table-cell>
          <table:table-cell table:formula="of:=IF([.K7]=0;0;IF(ABS([.L7]-[.K7])&gt;ABS([.M7]-[.K7]);0;1))" office:value-type="float" office:value="0" calcext:value-type="float">
            <text:p>0</text:p>
          </table:table-cell>
          <table:table-cell table:formula="of:=IF([.K7]=0;0;IF(ABS([.M7]-[.K7])&gt;ABS([.L7]-[.K7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298" calcext:value-type="float">
            <text:p>2.98E-005</text:p>
          </table:table-cell>
          <table:table-cell table:style-name="ce2" office:value-type="float" office:value="0.00006042" calcext:value-type="float">
            <text:p>6.04E-005</text:p>
          </table:table-cell>
          <table:table-cell table:style-name="ce2" office:value-type="float" office:value="0.0000168" calcext:value-type="float">
            <text:p>1.68E-005</text:p>
          </table:table-cell>
          <table:table-cell table:formula="of:=IF([.Q7]=0;0;IF(ABS([.R7]-[.Q7])&gt;ABS([.S7]-[.Q7]);0;1))" office:value-type="float" office:value="0" calcext:value-type="float">
            <text:p>0</text:p>
          </table:table-cell>
          <table:table-cell table:formula="of:=IF([.Q7]=0;0;IF(ABS([.S7]-[.Q7])&gt;ABS([.R7]-[.Q7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0.176" calcext:value-type="float">
            <text:p>20.176</text:p>
          </table:table-cell>
          <table:table-cell office:value-type="float" office:value="22.3904246839" calcext:value-type="float">
            <text:p>22.3904246839</text:p>
          </table:table-cell>
          <table:table-cell office:value-type="float" office:value="22" calcext:value-type="float">
            <text:p>22</text:p>
          </table:table-cell>
          <table:table-cell table:formula="of:=IF([.W7]=0;0;IF(ABS([.X7]-[.W7])&gt;ABS([.Y7]-[.W7]);0;1))" office:value-type="float" office:value="0" calcext:value-type="float">
            <text:p>0</text:p>
          </table:table-cell>
          <table:table-cell table:formula="of:=IF([.W7]=0;0;IF(ABS([.Y7]-[.W7])&gt;ABS([.X7]-[.W7]);0;1))" office:value-type="float" office:value="1" calcext:value-type="float">
            <text:p>1</text:p>
          </table:table-cell>
          <table:table-cell office:value-type="string" calcext:value-type="string">
            <text:p>energy gap</text:p>
          </table:table-cell>
          <table:table-cell office:value-type="float" office:value="4.4095" calcext:value-type="float">
            <text:p>4.4095</text:p>
          </table:table-cell>
          <table:table-cell office:value-type="float" office:value="3.491" calcext:value-type="float">
            <text:p>3.491</text:p>
          </table:table-cell>
          <table:table-cell office:value-type="float" office:value="4.8" calcext:value-type="float">
            <text:p>4.8</text:p>
          </table:table-cell>
          <table:table-cell table:formula="of:=IF(ABS([.AD7]-[.AC7])&gt;ABS([.AE7]-[.AC7]);0;1)" office:value-type="float" office:value="0" calcext:value-type="float">
            <text:p>0</text:p>
          </table:table-cell>
          <table:table-cell table:formula="of:=IF(ABS([.AE7]-[.AC7])&gt;ABS([.AD7]-[.AC7]);0;1)" office:value-type="float" office:value="1" calcext:value-type="float">
            <text:p>1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12262.poscar</text:p>
          </table:table-cell>
          <table:table-cell office:value-type="string" calcext:value-type="string">
            <text:p>AgB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othermal bulk modulus</text:p>
          </table:table-cell>
          <table:table-cell office:value-type="float" office:value="40" calcext:value-type="float">
            <text:p>40</text:p>
          </table:table-cell>
          <table:table-cell office:value-type="float" office:value="37.672" calcext:value-type="float">
            <text:p>37.672</text:p>
          </table:table-cell>
          <table:table-cell office:value-type="float" office:value="151" calcext:value-type="float">
            <text:p>151</text:p>
          </table:table-cell>
          <table:table-cell table:formula="of:=IF([.E8]=0;0;IF(ABS([.F8]-[.E8])&gt;ABS([.G8]-[.E8]);0;1))" office:value-type="float" office:value="1" calcext:value-type="float">
            <text:p>1</text:p>
          </table:table-cell>
          <table:table-cell table:formula="of:=IF([.E8]=0;0;IF(ABS([.G8]-[.E8])&gt;ABS([.F8]-[.E8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144" calcext:value-type="float">
            <text:p>144</text:p>
          </table:table-cell>
          <table:table-cell office:value-type="float" office:value="144.738" calcext:value-type="float">
            <text:p>144.738</text:p>
          </table:table-cell>
          <table:table-cell office:value-type="float" office:value="387" calcext:value-type="float">
            <text:p>387</text:p>
          </table:table-cell>
          <table:table-cell table:formula="of:=IF([.K8]=0;0;IF(ABS([.L8]-[.K8])&gt;ABS([.M8]-[.K8]);0;1))" office:value-type="float" office:value="1" calcext:value-type="float">
            <text:p>1</text:p>
          </table:table-cell>
          <table:table-cell table:formula="of:=IF([.K8]=0;0;IF(ABS([.M8]-[.K8])&gt;ABS([.L8]-[.K8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35" calcext:value-type="float">
            <text:p>3.50E-005</text:p>
          </table:table-cell>
          <table:table-cell table:style-name="ce2" office:value-type="float" office:value="0.00007169" calcext:value-type="float">
            <text:p>7.17E-005</text:p>
          </table:table-cell>
          <table:table-cell table:style-name="ce2" office:value-type="float" office:value="0.0000384" calcext:value-type="float">
            <text:p>3.84E-005</text:p>
          </table:table-cell>
          <table:table-cell table:formula="of:=IF([.Q8]=0;0;IF(ABS([.R8]-[.Q8])&gt;ABS([.S8]-[.Q8]);0;1))" office:value-type="float" office:value="0" calcext:value-type="float">
            <text:p>0</text:p>
          </table:table-cell>
          <table:table-cell table:formula="of:=IF([.Q8]=0;0;IF(ABS([.S8]-[.Q8])&gt;ABS([.R8]-[.Q8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6.2" calcext:value-type="float">
            <text:p>26.2</text:p>
          </table:table-cell>
          <table:table-cell office:value-type="float" office:value="27.0012084001" calcext:value-type="float">
            <text:p>27.0012084001</text:p>
          </table:table-cell>
          <table:table-cell office:value-type="float" office:value="26" calcext:value-type="float">
            <text:p>26</text:p>
          </table:table-cell>
          <table:table-cell table:formula="of:=IF([.W8]=0;0;IF(ABS([.X8]-[.W8])&gt;ABS([.Y8]-[.W8]);0;1))" office:value-type="float" office:value="0" calcext:value-type="float">
            <text:p>0</text:p>
          </table:table-cell>
          <table:table-cell table:formula="of:=IF([.W8]=0;0;IF(ABS([.Y8]-[.W8])&gt;ABS([.X8]-[.W8]);0;1))" office:value-type="float" office:value="1" calcext:value-type="float">
            <text:p>1</text:p>
          </table:table-cell>
          <table:table-cell office:value-type="string" calcext:value-type="string">
            <text:p>energy gap</text:p>
          </table:table-cell>
          <table:table-cell office:value-type="float" office:value="1.349" calcext:value-type="float">
            <text:p>1.349</text:p>
          </table:table-cell>
          <table:table-cell office:value-type="float" office:value="1.358" calcext:value-type="float">
            <text:p>1.358</text:p>
          </table:table-cell>
          <table:table-cell office:value-type="float" office:value="0" calcext:value-type="float">
            <text:p>0</text:p>
          </table:table-cell>
          <table:table-cell table:formula="of:=IF(ABS([.AD8]-[.AC8])&gt;ABS([.AE8]-[.AC8]);0;1)" office:value-type="float" office:value="1" calcext:value-type="float">
            <text:p>1</text:p>
          </table:table-cell>
          <table:table-cell table:formula="of:=IF(ABS([.AE8]-[.AC8])&gt;ABS([.AD8]-[.AC8]);0;1)" office:value-type="float" office:value="0" calcext:value-type="float">
            <text:p>0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12567.poscar</text:p>
          </table:table-cell>
          <table:table-cell office:value-type="string" calcext:value-type="string">
            <text:p>BaTiO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othermal bulk modulus</text:p>
          </table:table-cell>
          <table:table-cell office:value-type="float" office:value="112.2" calcext:value-type="float">
            <text:p>112.2</text:p>
          </table:table-cell>
          <table:table-cell office:value-type="float" office:value="144.131" calcext:value-type="float">
            <text:p>144.131</text:p>
          </table:table-cell>
          <table:table-cell office:value-type="float" office:value="184" calcext:value-type="float">
            <text:p>184</text:p>
          </table:table-cell>
          <table:table-cell table:formula="of:=IF([.E9]=0;0;IF(ABS([.F9]-[.E9])&gt;ABS([.G9]-[.E9]);0;1))" office:value-type="float" office:value="1" calcext:value-type="float">
            <text:p>1</text:p>
          </table:table-cell>
          <table:table-cell table:formula="of:=IF([.E9]=0;0;IF(ABS([.G9]-[.E9])&gt;ABS([.F9]-[.E9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515.014" calcext:value-type="float">
            <text:p>515.014</text:p>
          </table:table-cell>
          <table:table-cell office:value-type="float" office:value="526" calcext:value-type="float">
            <text:p>526</text:p>
          </table:table-cell>
          <table:table-cell table:formula="of:=IF([.K9]=0;0;IF(ABS([.L9]-[.K9])&gt;ABS([.M9]-[.K9]);0;1))" office:value-type="float" office:value="0" calcext:value-type="float">
            <text:p>0</text:p>
          </table:table-cell>
          <table:table-cell table:formula="of:=IF([.K9]=0;0;IF(ABS([.M9]-[.K9])&gt;ABS([.L9]-[.K9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125" calcext:value-type="float">
            <text:p>1.25E-005</text:p>
          </table:table-cell>
          <table:table-cell table:style-name="ce2" office:value-type="float" office:value="0.00005179" calcext:value-type="float">
            <text:p>5.18E-005</text:p>
          </table:table-cell>
          <table:table-cell table:style-name="ce2" office:value-type="float" office:value="0.0000183" calcext:value-type="float">
            <text:p>1.83E-005</text:p>
          </table:table-cell>
          <table:table-cell table:formula="of:=IF([.Q9]=0;0;IF(ABS([.R9]-[.Q9])&gt;ABS([.S9]-[.Q9]);0;1))" office:value-type="float" office:value="0" calcext:value-type="float">
            <text:p>0</text:p>
          </table:table-cell>
          <table:table-cell table:formula="of:=IF([.Q9]=0;0;IF(ABS([.S9]-[.Q9])&gt;ABS([.R9]-[.Q9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0.020374" calcext:value-type="float">
            <text:p>0.020374</text:p>
          </table:table-cell>
          <table:table-cell office:value-type="float" office:value="21.7489641056" calcext:value-type="float">
            <text:p>21.7489641056</text:p>
          </table:table-cell>
          <table:table-cell office:value-type="float" office:value="25" calcext:value-type="float">
            <text:p>25</text:p>
          </table:table-cell>
          <table:table-cell table:formula="of:=IF([.W9]=0;0;IF(ABS([.X9]-[.W9])&gt;ABS([.Y9]-[.W9]);0;1))" office:value-type="float" office:value="1" calcext:value-type="float">
            <text:p>1</text:p>
          </table:table-cell>
          <table:table-cell table:formula="of:=IF([.W9]=0;0;IF(ABS([.Y9]-[.W9])&gt;ABS([.X9]-[.W9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office:value-type="float" office:value="0.565" calcext:value-type="float">
            <text:p>0.565</text:p>
          </table:table-cell>
          <table:table-cell office:value-type="float" office:value="2.205" calcext:value-type="float">
            <text:p>2.205</text:p>
          </table:table-cell>
          <table:table-cell office:value-type="float" office:value="3.5" calcext:value-type="float">
            <text:p>3.5</text:p>
          </table:table-cell>
          <table:table-cell table:formula="of:=IF(ABS([.AD9]-[.AC9])&gt;ABS([.AE9]-[.AC9]);0;1)" office:value-type="float" office:value="1" calcext:value-type="float">
            <text:p>1</text:p>
          </table:table-cell>
          <table:table-cell table:formula="of:=IF(ABS([.AE9]-[.AC9])&gt;ABS([.AD9]-[.AC9]);0;1)" office:value-type="float" office:value="0" calcext:value-type="float">
            <text:p>0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12718.poscar</text:p>
          </table:table-cell>
          <table:table-cell office:value-type="string" calcext:value-type="string">
            <text:p>CaTiO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sothermal bulk modulus</text:p>
          </table:table-cell>
          <table:table-cell office:value-type="float" office:value="174.68" calcext:value-type="float">
            <text:p>174.68</text:p>
          </table:table-cell>
          <table:table-cell office:value-type="float" office:value="148.563" calcext:value-type="float">
            <text:p>148.563</text:p>
          </table:table-cell>
          <table:table-cell office:value-type="float" office:value="184" calcext:value-type="float">
            <text:p>184</text:p>
          </table:table-cell>
          <table:table-cell table:formula="of:=IF([.E10]=0;0;IF(ABS([.F10]-[.E10])&gt;ABS([.G10]-[.E10]);0;1))" office:value-type="float" office:value="0" calcext:value-type="float">
            <text:p>0</text:p>
          </table:table-cell>
          <table:table-cell table:formula="of:=IF([.E10]=0;0;IF(ABS([.G10]-[.E10])&gt;ABS([.F10]-[.E10]);0;1))" office:value-type="float" office:value="1" calcext:value-type="float">
            <text:p>1</text:p>
          </table:table-cell>
          <table:table-cell office:value-type="string" calcext:value-type="string">
            <text:p>Debye temperature</text:p>
          </table:table-cell>
          <table:table-cell office:value-type="float" office:value="760" calcext:value-type="float">
            <text:p>760</text:p>
          </table:table-cell>
          <table:table-cell office:value-type="float" office:value="688.272" calcext:value-type="float">
            <text:p>688.272</text:p>
          </table:table-cell>
          <table:table-cell office:value-type="float" office:value="515" calcext:value-type="float">
            <text:p>515</text:p>
          </table:table-cell>
          <table:table-cell table:formula="of:=IF([.K10]=0;0;IF(ABS([.L10]-[.K10])&gt;ABS([.M10]-[.K10]);0;1))" office:value-type="float" office:value="1" calcext:value-type="float">
            <text:p>1</text:p>
          </table:table-cell>
          <table:table-cell table:formula="of:=IF([.K10]=0;0;IF(ABS([.M10]-[.K10])&gt;ABS([.L10]-[.K10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1105" calcext:value-type="float">
            <text:p>1.11E-005</text:p>
          </table:table-cell>
          <table:table-cell table:style-name="ce2" office:value-type="float" office:value="0.00006051" calcext:value-type="float">
            <text:p>6.05E-005</text:p>
          </table:table-cell>
          <table:table-cell table:style-name="ce2" office:value-type="float" office:value="0.0000145" calcext:value-type="float">
            <text:p>1.45E-005</text:p>
          </table:table-cell>
          <table:table-cell table:formula="of:=IF([.Q10]=0;0;IF(ABS([.R10]-[.Q10])&gt;ABS([.S10]-[.Q10]);0;1))" office:value-type="float" office:value="0" calcext:value-type="float">
            <text:p>0</text:p>
          </table:table-cell>
          <table:table-cell table:formula="of:=IF([.Q10]=0;0;IF(ABS([.S10]-[.Q10])&gt;ABS([.R10]-[.Q10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0.49" calcext:value-type="float">
            <text:p>20.49</text:p>
          </table:table-cell>
          <table:table-cell office:value-type="float" office:value="21.6533478172" calcext:value-type="float">
            <text:p>21.6533478172</text:p>
          </table:table-cell>
          <table:table-cell office:value-type="float" office:value="22" calcext:value-type="float">
            <text:p>22</text:p>
          </table:table-cell>
          <table:table-cell table:formula="of:=IF([.W10]=0;0;IF(ABS([.X10]-[.W10])&gt;ABS([.Y10]-[.W10]);0;1))" office:value-type="float" office:value="1" calcext:value-type="float">
            <text:p>1</text:p>
          </table:table-cell>
          <table:table-cell table:formula="of:=IF([.W10]=0;0;IF(ABS([.Y10]-[.W10])&gt;ABS([.X10]-[.W10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office:value-type="float" office:value="2.475" calcext:value-type="float">
            <text:p>2.475</text:p>
          </table:table-cell>
          <table:table-cell office:value-type="float" office:value="2.855" calcext:value-type="float">
            <text:p>2.855</text:p>
          </table:table-cell>
          <table:table-cell office:value-type="float" office:value="0" calcext:value-type="float">
            <text:p>0</text:p>
          </table:table-cell>
          <table:table-cell table:formula="of:=IF(ABS([.AD10]-[.AC10])&gt;ABS([.AE10]-[.AC10]);0;1)" office:value-type="float" office:value="1" calcext:value-type="float">
            <text:p>1</text:p>
          </table:table-cell>
          <table:table-cell table:formula="of:=IF(ABS([.AE10]-[.AC10])&gt;ABS([.AD10]-[.AC10]);0;1)" office:value-type="float" office:value="0" calcext:value-type="float">
            <text:p>0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12780.poscar</text:p>
          </table:table-cell>
          <table:table-cell office:value-type="string" calcext:value-type="string">
            <text:p>CeCu2Si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othermal bulk modulus</text:p>
          </table:table-cell>
          <table:table-cell office:value-type="float" office:value="126" calcext:value-type="float">
            <text:p>126</text:p>
          </table:table-cell>
          <table:table-cell office:value-type="float" office:value="96.95" calcext:value-type="float">
            <text:p>96.95</text:p>
          </table:table-cell>
          <table:table-cell office:value-type="float" office:value="169" calcext:value-type="float">
            <text:p>169</text:p>
          </table:table-cell>
          <table:table-cell table:formula="of:=IF([.E11]=0;0;IF(ABS([.F11]-[.E11])&gt;ABS([.G11]-[.E11]);0;1))" office:value-type="float" office:value="1" calcext:value-type="float">
            <text:p>1</text:p>
          </table:table-cell>
          <table:table-cell table:formula="of:=IF([.E11]=0;0;IF(ABS([.G11]-[.E11])&gt;ABS([.F11]-[.E11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281.108" calcext:value-type="float">
            <text:p>281.108</text:p>
          </table:table-cell>
          <table:table-cell office:value-type="float" office:value="525" calcext:value-type="float">
            <text:p>525</text:p>
          </table:table-cell>
          <table:table-cell table:formula="of:=IF([.K11]=0;0;IF(ABS([.L11]-[.K11])&gt;ABS([.M11]-[.K11]);0;1))" office:value-type="float" office:value="0" calcext:value-type="float">
            <text:p>0</text:p>
          </table:table-cell>
          <table:table-cell table:formula="of:=IF([.K11]=0;0;IF(ABS([.M11]-[.K11])&gt;ABS([.L11]-[.K11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175" calcext:value-type="float">
            <text:p>1.75E-005</text:p>
          </table:table-cell>
          <table:table-cell table:style-name="ce2" office:value-type="float" office:value="0.00005208" calcext:value-type="float">
            <text:p>5.21E-005</text:p>
          </table:table-cell>
          <table:table-cell table:style-name="ce2" office:value-type="float" office:value="0.0000155" calcext:value-type="float">
            <text:p>1.55E-005</text:p>
          </table:table-cell>
          <table:table-cell table:formula="of:=IF([.Q11]=0;0;IF(ABS([.R11]-[.Q11])&gt;ABS([.S11]-[.Q11]);0;1))" office:value-type="float" office:value="0" calcext:value-type="float">
            <text:p>0</text:p>
          </table:table-cell>
          <table:table-cell table:formula="of:=IF([.Q11]=0;0;IF(ABS([.S11]-[.Q11])&gt;ABS([.R11]-[.Q11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8.6" calcext:value-type="float">
            <text:p>28.6</text:p>
          </table:table-cell>
          <table:table-cell office:value-type="float" office:value="27.12343096" calcext:value-type="float">
            <text:p>27.12343096</text:p>
          </table:table-cell>
          <table:table-cell office:value-type="float" office:value="23" calcext:value-type="float">
            <text:p>23</text:p>
          </table:table-cell>
          <table:table-cell table:formula="of:=IF([.W11]=0;0;IF(ABS([.X11]-[.W11])&gt;ABS([.Y11]-[.W11]);0;1))" office:value-type="float" office:value="1" calcext:value-type="float">
            <text:p>1</text:p>
          </table:table-cell>
          <table:table-cell table:formula="of:=IF([.W11]=0;0;IF(ABS([.Y11]-[.W11])&gt;ABS([.X11]-[.W11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BS([.AD11]-[.AC11])&gt;ABS([.AE11]-[.AC11]);0;1)" office:value-type="float" office:value="1" calcext:value-type="float">
            <text:p>1</text:p>
          </table:table-cell>
          <table:table-cell table:formula="of:=IF(ABS([.AE11]-[.AC11])&gt;ABS([.AD11]-[.AC11]);0;1)" office:value-type="float" office:value="1" calcext:value-type="float">
            <text:p>1</text:p>
          </table:table-cell>
          <table:table-cell office:value-type="string" calcext:value-type="string">
            <text:p>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12943.poscar</text:p>
          </table:table-cell>
          <table:table-cell office:value-type="string" calcext:value-type="string">
            <text:p>PbF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othermal bulk modulus</text:p>
          </table:table-cell>
          <table:table-cell office:value-type="float" office:value="59.36" calcext:value-type="float">
            <text:p>59.36</text:p>
          </table:table-cell>
          <table:table-cell office:value-type="float" office:value="68.601" calcext:value-type="float">
            <text:p>68.601</text:p>
          </table:table-cell>
          <table:table-cell office:value-type="float" office:value="142" calcext:value-type="float">
            <text:p>142</text:p>
          </table:table-cell>
          <table:table-cell table:formula="of:=IF([.E12]=0;0;IF(ABS([.F12]-[.E12])&gt;ABS([.G12]-[.E12]);0;1))" office:value-type="float" office:value="1" calcext:value-type="float">
            <text:p>1</text:p>
          </table:table-cell>
          <table:table-cell table:formula="of:=IF([.E12]=0;0;IF(ABS([.G12]-[.E12])&gt;ABS([.F12]-[.E12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151" calcext:value-type="float">
            <text:p>151</text:p>
          </table:table-cell>
          <table:table-cell office:value-type="float" office:value="186.228" calcext:value-type="float">
            <text:p>186.228</text:p>
          </table:table-cell>
          <table:table-cell office:value-type="float" office:value="433" calcext:value-type="float">
            <text:p>433</text:p>
          </table:table-cell>
          <table:table-cell table:formula="of:=IF([.K12]=0;0;IF(ABS([.L12]-[.K12])&gt;ABS([.M12]-[.K12]);0;1))" office:value-type="float" office:value="1" calcext:value-type="float">
            <text:p>1</text:p>
          </table:table-cell>
          <table:table-cell table:formula="of:=IF([.K12]=0;0;IF(ABS([.M12]-[.K12])&gt;ABS([.L12]-[.K12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" office:value-type="float" office:value="0.00004994" calcext:value-type="float">
            <text:p>4.99E-005</text:p>
          </table:table-cell>
          <table:table-cell table:style-name="ce2" office:value-type="float" office:value="0.0000317" calcext:value-type="float">
            <text:p>3.17E-005</text:p>
          </table:table-cell>
          <table:table-cell table:formula="of:=IF([.Q12]=0;0;IF(ABS([.R12]-[.Q12])&gt;ABS([.S12]-[.Q12]);0;1))" office:value-type="float" office:value="0" calcext:value-type="float">
            <text:p>0</text:p>
          </table:table-cell>
          <table:table-cell table:formula="of:=IF([.Q12]=0;0;IF(ABS([.S12]-[.Q12])&gt;ABS([.R12]-[.Q12]);0;1))" office:value-type="float" office:value="0" calcext:value-type="float">
            <text:p>0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3" calcext:value-type="float">
            <text:p>23</text:p>
          </table:table-cell>
          <table:table-cell office:value-type="float" office:value="23.8514138559" calcext:value-type="float">
            <text:p>23.8514138559</text:p>
          </table:table-cell>
          <table:table-cell office:value-type="float" office:value="20" calcext:value-type="float">
            <text:p>20</text:p>
          </table:table-cell>
          <table:table-cell table:formula="of:=IF([.W12]=0;0;IF(ABS([.X12]-[.W12])&gt;ABS([.Y12]-[.W12]);0;1))" office:value-type="float" office:value="1" calcext:value-type="float">
            <text:p>1</text:p>
          </table:table-cell>
          <table:table-cell table:formula="of:=IF([.W12]=0;0;IF(ABS([.Y12]-[.W12])&gt;ABS([.X12]-[.W12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office:value-type="float" office:value="2.1" calcext:value-type="float">
            <text:p>2.1</text:p>
          </table:table-cell>
          <table:table-cell office:value-type="float" office:value="3.971" calcext:value-type="float">
            <text:p>3.971</text:p>
          </table:table-cell>
          <table:table-cell office:value-type="float" office:value="0" calcext:value-type="float">
            <text:p>0</text:p>
          </table:table-cell>
          <table:table-cell table:formula="of:=IF(ABS([.AD12]-[.AC12])&gt;ABS([.AE12]-[.AC12]);0;1)" office:value-type="float" office:value="1" calcext:value-type="float">
            <text:p>1</text:p>
          </table:table-cell>
          <table:table-cell table:formula="of:=IF(ABS([.AE12]-[.AC12])&gt;ABS([.AD12]-[.AC12]);0;1)" office:value-type="float" office:value="0" calcext:value-type="float">
            <text:p>0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13090.poscar</text:p>
          </table:table-cell>
          <table:table-cell office:value-type="string" calcext:value-type="string">
            <text:p>LaS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othermal bulk modulus</text:p>
          </table:table-cell>
          <table:table-cell office:value-type="float" office:value="60.0381" calcext:value-type="float">
            <text:p>60.0381</text:p>
          </table:table-cell>
          <table:table-cell office:value-type="float" office:value="48.692" calcext:value-type="float">
            <text:p>48.692</text:p>
          </table:table-cell>
          <table:table-cell office:value-type="float" office:value="71" calcext:value-type="float">
            <text:p>71</text:p>
          </table:table-cell>
          <table:table-cell table:formula="of:=IF([.E13]=0;0;IF(ABS([.F13]-[.E13])&gt;ABS([.G13]-[.E13]);0;1))" office:value-type="float" office:value="0" calcext:value-type="float">
            <text:p>0</text:p>
          </table:table-cell>
          <table:table-cell table:formula="of:=IF([.E13]=0;0;IF(ABS([.G13]-[.E13])&gt;ABS([.F13]-[.E13]);0;1))" office:value-type="float" office:value="1" calcext:value-type="float">
            <text:p>1</text:p>
          </table:table-cell>
          <table:table-cell office:value-type="string" calcext:value-type="string">
            <text:p>Debye temperature</text:p>
          </table:table-cell>
          <table:table-cell office:value-type="float" office:value="218" calcext:value-type="float">
            <text:p>218</text:p>
          </table:table-cell>
          <table:table-cell office:value-type="float" office:value="181.555" calcext:value-type="float">
            <text:p>181.555</text:p>
          </table:table-cell>
          <table:table-cell office:value-type="float" office:value="304" calcext:value-type="float">
            <text:p>304</text:p>
          </table:table-cell>
          <table:table-cell table:formula="of:=IF([.K13]=0;0;IF(ABS([.L13]-[.K13])&gt;ABS([.M13]-[.K13]);0;1))" office:value-type="float" office:value="1" calcext:value-type="float">
            <text:p>1</text:p>
          </table:table-cell>
          <table:table-cell table:formula="of:=IF([.K13]=0;0;IF(ABS([.M13]-[.K13])&gt;ABS([.L13]-[.K13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12" calcext:value-type="float">
            <text:p>1.20E-005</text:p>
          </table:table-cell>
          <table:table-cell table:style-name="ce2" office:value-type="float" office:value="0.0000516" calcext:value-type="float">
            <text:p>5.16E-005</text:p>
          </table:table-cell>
          <table:table-cell table:style-name="ce2" office:value-type="float" office:value="0.0000216" calcext:value-type="float">
            <text:p>2.16E-005</text:p>
          </table:table-cell>
          <table:table-cell table:formula="of:=IF([.Q13]=0;0;IF(ABS([.R13]-[.Q13])&gt;ABS([.S13]-[.Q13]);0;1))" office:value-type="float" office:value="0" calcext:value-type="float">
            <text:p>0</text:p>
          </table:table-cell>
          <table:table-cell table:formula="of:=IF([.Q13]=0;0;IF(ABS([.S13]-[.Q13])&gt;ABS([.R13]-[.Q13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4.78" calcext:value-type="float">
            <text:p>24.78</text:p>
          </table:table-cell>
          <table:table-cell office:value-type="float" office:value="24.9350651245" calcext:value-type="float">
            <text:p>24.9350651245</text:p>
          </table:table-cell>
          <table:table-cell office:value-type="float" office:value="24" calcext:value-type="float">
            <text:p>24</text:p>
          </table:table-cell>
          <table:table-cell table:formula="of:=IF([.W13]=0;0;IF(ABS([.X13]-[.W13])&gt;ABS([.Y13]-[.W13]);0;1))" office:value-type="float" office:value="1" calcext:value-type="float">
            <text:p>1</text:p>
          </table:table-cell>
          <table:table-cell table:formula="of:=IF([.W13]=0;0;IF(ABS([.Y13]-[.W13])&gt;ABS([.X13]-[.W13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nsula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13282.poscar</text:p>
          </table:table-cell>
          <table:table-cell office:value-type="string" calcext:value-type="string">
            <text:p>L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othermal bulk modulus</text:p>
          </table:table-cell>
          <table:table-cell office:value-type="float" office:value="19.6" calcext:value-type="float">
            <text:p>19.6</text:p>
          </table:table-cell>
          <table:table-cell office:value-type="float" office:value="20.837" calcext:value-type="float">
            <text:p>20.837</text:p>
          </table:table-cell>
          <table:table-cell office:value-type="float" office:value="135" calcext:value-type="float">
            <text:p>135</text:p>
          </table:table-cell>
          <table:table-cell table:formula="of:=IF([.E14]=0;0;IF(ABS([.F14]-[.E14])&gt;ABS([.G14]-[.E14]);0;1))" office:value-type="float" office:value="1" calcext:value-type="float">
            <text:p>1</text:p>
          </table:table-cell>
          <table:table-cell table:formula="of:=IF([.E14]=0;0;IF(ABS([.G14]-[.E14])&gt;ABS([.F14]-[.E14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178" calcext:value-type="float">
            <text:p>178</text:p>
          </table:table-cell>
          <table:table-cell office:value-type="float" office:value="161.359" calcext:value-type="float">
            <text:p>161.359</text:p>
          </table:table-cell>
          <table:table-cell office:value-type="float" office:value="477" calcext:value-type="float">
            <text:p>477</text:p>
          </table:table-cell>
          <table:table-cell table:formula="of:=IF([.K14]=0;0;IF(ABS([.L14]-[.K14])&gt;ABS([.M14]-[.K14]);0;1))" office:value-type="float" office:value="1" calcext:value-type="float">
            <text:p>1</text:p>
          </table:table-cell>
          <table:table-cell table:formula="of:=IF([.K14]=0;0;IF(ABS([.M14]-[.K14])&gt;ABS([.L14]-[.K14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268" calcext:value-type="float">
            <text:p>2.68E-005</text:p>
          </table:table-cell>
          <table:table-cell table:style-name="ce2" office:value-type="float" office:value="0.00007459" calcext:value-type="float">
            <text:p>7.46E-005</text:p>
          </table:table-cell>
          <table:table-cell table:style-name="ce2" office:value-type="float" office:value="0.0000361" calcext:value-type="float">
            <text:p>3.61E-005</text:p>
          </table:table-cell>
          <table:table-cell table:formula="of:=IF([.Q14]=0;0;IF(ABS([.R14]-[.Q14])&gt;ABS([.S14]-[.Q14]);0;1))" office:value-type="float" office:value="0" calcext:value-type="float">
            <text:p>0</text:p>
          </table:table-cell>
          <table:table-cell table:formula="of:=IF([.Q14]=0;0;IF(ABS([.S14]-[.Q14])&gt;ABS([.R14]-[.Q14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5.5" calcext:value-type="float">
            <text:p>25.5</text:p>
          </table:table-cell>
          <table:table-cell office:value-type="float" office:value="26.5397558777" calcext:value-type="float">
            <text:p>26.5397558777</text:p>
          </table:table-cell>
          <table:table-cell office:value-type="float" office:value="21" calcext:value-type="float">
            <text:p>21</text:p>
          </table:table-cell>
          <table:table-cell table:formula="of:=IF([.W14]=0;0;IF(ABS([.X14]-[.W14])&gt;ABS([.Y14]-[.W14]);0;1))" office:value-type="float" office:value="1" calcext:value-type="float">
            <text:p>1</text:p>
          </table:table-cell>
          <table:table-cell table:formula="of:=IF([.W14]=0;0;IF(ABS([.Y14]-[.W14])&gt;ABS([.X14]-[.W14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office:value-type="float" office:value="5.8" calcext:value-type="float">
            <text:p>5.8</text:p>
          </table:table-cell>
          <table:table-cell office:value-type="float" office:value="4.048" calcext:value-type="float">
            <text:p>4.048</text:p>
          </table:table-cell>
          <table:table-cell office:value-type="float" office:value="0" calcext:value-type="float">
            <text:p>0</text:p>
          </table:table-cell>
          <table:table-cell table:formula="of:=IF(ABS([.AD14]-[.AC14])&gt;ABS([.AE14]-[.AC14]);0;1)" office:value-type="float" office:value="1" calcext:value-type="float">
            <text:p>1</text:p>
          </table:table-cell>
          <table:table-cell table:formula="of:=IF(ABS([.AE14]-[.AC14])&gt;ABS([.AD14]-[.AC14]);0;1)" office:value-type="float" office:value="0" calcext:value-type="float">
            <text:p>0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14486.poscar</text:p>
          </table:table-cell>
          <table:table-cell office:value-type="string" calcext:value-type="string">
            <text:p>LaFeO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sothermal bulk modulus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160.109" calcext:value-type="float">
            <text:p>160.109</text:p>
          </table:table-cell>
          <table:table-cell office:value-type="float" office:value="199" calcext:value-type="float">
            <text:p>199</text:p>
          </table:table-cell>
          <table:table-cell table:formula="of:=IF([.E15]=0;0;IF(ABS([.F15]-[.E15])&gt;ABS([.G15]-[.E15]);0;1))" office:value-type="float" office:value="0" calcext:value-type="float">
            <text:p>0</text:p>
          </table:table-cell>
          <table:table-cell table:formula="of:=IF([.E15]=0;0;IF(ABS([.G15]-[.E15])&gt;ABS([.F15]-[.E15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494.5" calcext:value-type="float">
            <text:p>494.5</text:p>
          </table:table-cell>
          <table:table-cell office:value-type="float" office:value="487.953" calcext:value-type="float">
            <text:p>487.953</text:p>
          </table:table-cell>
          <table:table-cell office:value-type="float" office:value="507" calcext:value-type="float">
            <text:p>507</text:p>
          </table:table-cell>
          <table:table-cell table:formula="of:=IF([.K15]=0;0;IF(ABS([.L15]-[.K15])&gt;ABS([.M15]-[.K15]);0;1))" office:value-type="float" office:value="1" calcext:value-type="float">
            <text:p>1</text:p>
          </table:table-cell>
          <table:table-cell table:formula="of:=IF([.K15]=0;0;IF(ABS([.M15]-[.K15])&gt;ABS([.L15]-[.K15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" office:value-type="float" office:value="0.00005192" calcext:value-type="float">
            <text:p>5.19E-005</text:p>
          </table:table-cell>
          <table:table-cell table:style-name="ce2" office:value-type="float" office:value="0.0000168" calcext:value-type="float">
            <text:p>1.68E-005</text:p>
          </table:table-cell>
          <table:table-cell table:formula="of:=IF([.Q15]=0;0;IF(ABS([.R15]-[.Q15])&gt;ABS([.S15]-[.Q15]);0;1))" office:value-type="float" office:value="0" calcext:value-type="float">
            <text:p>0</text:p>
          </table:table-cell>
          <table:table-cell table:formula="of:=IF([.Q15]=0;0;IF(ABS([.S15]-[.Q15])&gt;ABS([.R15]-[.Q15]);0;1))" office:value-type="float" office:value="0" calcext:value-type="float">
            <text:p>0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1.59" calcext:value-type="float">
            <text:p>21.59</text:p>
          </table:table-cell>
          <table:table-cell office:value-type="float" office:value="22.8294281646" calcext:value-type="float">
            <text:p>22.8294281646</text:p>
          </table:table-cell>
          <table:table-cell office:value-type="float" office:value="22" calcext:value-type="float">
            <text:p>22</text:p>
          </table:table-cell>
          <table:table-cell table:formula="of:=IF([.W15]=0;0;IF(ABS([.X15]-[.W15])&gt;ABS([.Y15]-[.W15]);0;1))" office:value-type="float" office:value="0" calcext:value-type="float">
            <text:p>0</text:p>
          </table:table-cell>
          <table:table-cell table:formula="of:=IF([.W15]=0;0;IF(ABS([.Y15]-[.W15])&gt;ABS([.X15]-[.W15]);0;1))" office:value-type="float" office:value="1" calcext:value-type="float">
            <text:p>1</text:p>
          </table:table-cell>
          <table:table-cell office:value-type="string" calcext:value-type="string">
            <text:p>energy gap</text:p>
          </table:table-cell>
          <table:table-cell office:value-type="float" office:value="2.4" calcext:value-type="float">
            <text:p>2.4</text:p>
          </table:table-cell>
          <table:table-cell office:value-type="float" office:value="0.914" calcext:value-type="float">
            <text:p>0.914</text:p>
          </table:table-cell>
          <table:table-cell office:value-type="float" office:value="4.7" calcext:value-type="float">
            <text:p>4.7</text:p>
          </table:table-cell>
          <table:table-cell table:formula="of:=IF(ABS([.AD15]-[.AC15])&gt;ABS([.AE15]-[.AC15]);0;1)" office:value-type="float" office:value="1" calcext:value-type="float">
            <text:p>1</text:p>
          </table:table-cell>
          <table:table-cell table:formula="of:=IF(ABS([.AE15]-[.AC15])&gt;ABS([.AD15]-[.AC15]);0;1)" office:value-type="float" office:value="0" calcext:value-type="float">
            <text:p>0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14487.poscar</text:p>
          </table:table-cell>
          <table:table-cell office:value-type="string" calcext:value-type="string">
            <text:p>LaFe4Sb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sothermal bulk modulus</text:p>
          </table:table-cell>
          <table:table-cell office:value-type="float" office:value="115.82" calcext:value-type="float">
            <text:p>115.82</text:p>
          </table:table-cell>
          <table:table-cell office:value-type="float" office:value="78.523" calcext:value-type="float">
            <text:p>78.523</text:p>
          </table:table-cell>
          <table:table-cell office:value-type="float" office:value="164" calcext:value-type="float">
            <text:p>164</text:p>
          </table:table-cell>
          <table:table-cell table:formula="of:=IF([.E16]=0;0;IF(ABS([.F16]-[.E16])&gt;ABS([.G16]-[.E16]);0;1))" office:value-type="float" office:value="1" calcext:value-type="float">
            <text:p>1</text:p>
          </table:table-cell>
          <table:table-cell table:formula="of:=IF([.E16]=0;0;IF(ABS([.G16]-[.E16])&gt;ABS([.F16]-[.E16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260" calcext:value-type="float">
            <text:p>260</text:p>
          </table:table-cell>
          <table:table-cell office:value-type="float" office:value="261.632" calcext:value-type="float">
            <text:p>261.632</text:p>
          </table:table-cell>
          <table:table-cell office:value-type="float" office:value="441" calcext:value-type="float">
            <text:p>441</text:p>
          </table:table-cell>
          <table:table-cell table:formula="of:=IF([.K16]=0;0;IF(ABS([.L16]-[.K16])&gt;ABS([.M16]-[.K16]);0;1))" office:value-type="float" office:value="1" calcext:value-type="float">
            <text:p>1</text:p>
          </table:table-cell>
          <table:table-cell table:formula="of:=IF([.K16]=0;0;IF(ABS([.M16]-[.K16])&gt;ABS([.L16]-[.K16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1169" calcext:value-type="float">
            <text:p>1.17E-005</text:p>
          </table:table-cell>
          <table:table-cell table:style-name="ce2" office:value-type="float" office:value="0.0000521" calcext:value-type="float">
            <text:p>5.21E-005</text:p>
          </table:table-cell>
          <table:table-cell table:style-name="ce2" office:value-type="float" office:value="0.0000139" calcext:value-type="float">
            <text:p>1.39E-005</text:p>
          </table:table-cell>
          <table:table-cell table:formula="of:=IF([.Q16]=0;0;IF(ABS([.R16]-[.Q16])&gt;ABS([.S16]-[.Q16]);0;1))" office:value-type="float" office:value="0" calcext:value-type="float">
            <text:p>0</text:p>
          </table:table-cell>
          <table:table-cell table:formula="of:=IF([.Q16]=0;0;IF(ABS([.S16]-[.Q16])&gt;ABS([.R16]-[.Q16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1" calcext:value-type="float">
            <text:p>21</text:p>
          </table:table-cell>
          <table:table-cell office:value-type="float" office:value="24.2782227954" calcext:value-type="float">
            <text:p>24.2782227954</text:p>
          </table:table-cell>
          <table:table-cell office:value-type="float" office:value="25" calcext:value-type="float">
            <text:p>25</text:p>
          </table:table-cell>
          <table:table-cell table:formula="of:=IF([.W16]=0;0;IF(ABS([.X16]-[.W16])&gt;ABS([.Y16]-[.W16]);0;1))" office:value-type="float" office:value="1" calcext:value-type="float">
            <text:p>1</text:p>
          </table:table-cell>
          <table:table-cell table:formula="of:=IF([.W16]=0;0;IF(ABS([.Y16]-[.W16])&gt;ABS([.X16]-[.W16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Insula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16765.poscar</text:p>
          </table:table-cell>
          <table:table-cell office:value-type="string" calcext:value-type="string">
            <text:p>C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othermal bulk modulus</text:p>
          </table:table-cell>
          <table:table-cell office:value-type="float" office:value="82" calcext:value-type="float">
            <text:p>82</text:p>
          </table:table-cell>
          <table:table-cell office:value-type="float" office:value="72.677" calcext:value-type="float">
            <text:p>72.677</text:p>
          </table:table-cell>
          <table:table-cell office:value-type="float" office:value="168" calcext:value-type="float">
            <text:p>168</text:p>
          </table:table-cell>
          <table:table-cell table:formula="of:=IF([.E17]=0;0;IF(ABS([.F17]-[.E17])&gt;ABS([.G17]-[.E17]);0;1))" office:value-type="float" office:value="1" calcext:value-type="float">
            <text:p>1</text:p>
          </table:table-cell>
          <table:table-cell table:formula="of:=IF([.E17]=0;0;IF(ABS([.G17]-[.E17])&gt;ABS([.F17]-[.E17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350.75" calcext:value-type="float">
            <text:p>350.75</text:p>
          </table:table-cell>
          <table:table-cell office:value-type="float" office:value="242.007" calcext:value-type="float">
            <text:p>242.007</text:p>
          </table:table-cell>
          <table:table-cell office:value-type="float" office:value="420" calcext:value-type="float">
            <text:p>420</text:p>
          </table:table-cell>
          <table:table-cell table:formula="of:=IF([.K17]=0;0;IF(ABS([.L17]-[.K17])&gt;ABS([.M17]-[.K17]);0;1))" office:value-type="float" office:value="0" calcext:value-type="float">
            <text:p>0</text:p>
          </table:table-cell>
          <table:table-cell table:formula="of:=IF([.K17]=0;0;IF(ABS([.M17]-[.K17])&gt;ABS([.L17]-[.K17]);0;1))" office:value-type="float" office:value="1" calcext:value-type="float">
            <text:p>1</text:p>
          </table:table-cell>
          <table:table-cell office:value-type="string" calcext:value-type="string">
            <text:p>linear thermal expansion coefficient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" office:value-type="float" office:value="0.00005184" calcext:value-type="float">
            <text:p>5.18E-005</text:p>
          </table:table-cell>
          <table:table-cell table:style-name="ce2" office:value-type="float" office:value="0.0000161" calcext:value-type="float">
            <text:p>1.61E-005</text:p>
          </table:table-cell>
          <table:table-cell table:formula="of:=IF([.Q17]=0;0;IF(ABS([.R17]-[.Q17])&gt;ABS([.S17]-[.Q17]);0;1))" office:value-type="float" office:value="0" calcext:value-type="float">
            <text:p>0</text:p>
          </table:table-cell>
          <table:table-cell table:formula="of:=IF([.Q17]=0;0;IF(ABS([.S17]-[.Q17])&gt;ABS([.R17]-[.Q17]);0;1))" office:value-type="float" office:value="0" calcext:value-type="float">
            <text:p>0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5" calcext:value-type="float">
            <text:p>25</text:p>
          </table:table-cell>
          <table:table-cell office:value-type="float" office:value="24.4320403029" calcext:value-type="float">
            <text:p>24.4320403029</text:p>
          </table:table-cell>
          <table:table-cell office:value-type="float" office:value="15" calcext:value-type="float">
            <text:p>15</text:p>
          </table:table-cell>
          <table:table-cell table:formula="of:=IF([.W17]=0;0;IF(ABS([.X17]-[.W17])&gt;ABS([.Y17]-[.W17]);0;1))" office:value-type="float" office:value="1" calcext:value-type="float">
            <text:p>1</text:p>
          </table:table-cell>
          <table:table-cell table:formula="of:=IF([.W17]=0;0;IF(ABS([.Y17]-[.W17])&gt;ABS([.X17]-[.W17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BS([.AD17]-[.AC17])&gt;ABS([.AE17]-[.AC17]);0;1)" office:value-type="float" office:value="1" calcext:value-type="float">
            <text:p>1</text:p>
          </table:table-cell>
          <table:table-cell table:formula="of:=IF(ABS([.AE17]-[.AC17])&gt;ABS([.AD17]-[.AC17]);0;1)" office:value-type="float" office:value="1" calcext:value-type="float">
            <text:p>1</text:p>
          </table:table-cell>
          <table:table-cell office:value-type="string" calcext:value-type="string">
            <text:p>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19557.poscar</text:p>
          </table:table-cell>
          <table:table-cell office:value-type="string" calcext:value-type="string">
            <text:p>MnNi2S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thermal bulk modulus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float" office:value="135.671" calcext:value-type="float">
            <text:p>135.671</text:p>
          </table:table-cell>
          <table:table-cell office:value-type="float" office:value="233" calcext:value-type="float">
            <text:p>233</text:p>
          </table:table-cell>
          <table:table-cell table:formula="of:=IF([.E18]=0;0;IF(ABS([.F18]-[.E18])&gt;ABS([.G18]-[.E18]);0;1))" office:value-type="float" office:value="0" calcext:value-type="float">
            <text:p>0</text:p>
          </table:table-cell>
          <table:table-cell table:formula="of:=IF([.E18]=0;0;IF(ABS([.G18]-[.E18])&gt;ABS([.F18]-[.E18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267.5" calcext:value-type="float">
            <text:p>267.5</text:p>
          </table:table-cell>
          <table:table-cell office:value-type="float" office:value="323.412" calcext:value-type="float">
            <text:p>323.412</text:p>
          </table:table-cell>
          <table:table-cell office:value-type="float" office:value="506" calcext:value-type="float">
            <text:p>506</text:p>
          </table:table-cell>
          <table:table-cell table:formula="of:=IF([.K18]=0;0;IF(ABS([.L18]-[.K18])&gt;ABS([.M18]-[.K18]);0;1))" office:value-type="float" office:value="1" calcext:value-type="float">
            <text:p>1</text:p>
          </table:table-cell>
          <table:table-cell table:formula="of:=IF([.K18]=0;0;IF(ABS([.M18]-[.K18])&gt;ABS([.L18]-[.K18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136" calcext:value-type="float">
            <text:p>1.36E-005</text:p>
          </table:table-cell>
          <table:table-cell table:style-name="ce2" office:value-type="float" office:value="0.00006207" calcext:value-type="float">
            <text:p>6.21E-005</text:p>
          </table:table-cell>
          <table:table-cell table:style-name="ce2" office:value-type="float" office:value="0.0000104" calcext:value-type="float">
            <text:p>1.04E-005</text:p>
          </table:table-cell>
          <table:table-cell table:formula="of:=IF([.Q18]=0;0;IF(ABS([.R18]-[.Q18])&gt;ABS([.S18]-[.Q18]);0;1))" office:value-type="float" office:value="0" calcext:value-type="float">
            <text:p>0</text:p>
          </table:table-cell>
          <table:table-cell table:formula="of:=IF([.Q18]=0;0;IF(ABS([.S18]-[.Q18])&gt;ABS([.R18]-[.Q18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7.6" calcext:value-type="float">
            <text:p>27.6</text:p>
          </table:table-cell>
          <table:table-cell office:value-type="float" office:value="24.5983295001" calcext:value-type="float">
            <text:p>24.5983295001</text:p>
          </table:table-cell>
          <table:table-cell office:value-type="float" office:value="21" calcext:value-type="float">
            <text:p>21</text:p>
          </table:table-cell>
          <table:table-cell table:formula="of:=IF([.W18]=0;0;IF(ABS([.X18]-[.W18])&gt;ABS([.Y18]-[.W18]);0;1))" office:value-type="float" office:value="1" calcext:value-type="float">
            <text:p>1</text:p>
          </table:table-cell>
          <table:table-cell table:formula="of:=IF([.W18]=0;0;IF(ABS([.Y18]-[.W18])&gt;ABS([.X18]-[.W18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Unknown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1957.poscar</text:p>
          </table:table-cell>
          <table:table-cell office:value-type="string" calcext:value-type="string">
            <text:p>LiB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othermal bulk modulus</text:p>
          </table:table-cell>
          <table:table-cell office:value-type="float" office:value="26.55" calcext:value-type="float">
            <text:p>26.55</text:p>
          </table:table-cell>
          <table:table-cell office:value-type="float" office:value="27.204" calcext:value-type="float">
            <text:p>27.204</text:p>
          </table:table-cell>
          <table:table-cell office:value-type="float" office:value="114" calcext:value-type="float">
            <text:p>114</text:p>
          </table:table-cell>
          <table:table-cell table:formula="of:=IF([.E19]=0;0;IF(ABS([.F19]-[.E19])&gt;ABS([.G19]-[.E19]);0;1))" office:value-type="float" office:value="1" calcext:value-type="float">
            <text:p>1</text:p>
          </table:table-cell>
          <table:table-cell table:formula="of:=IF([.E19]=0;0;IF(ABS([.G19]-[.E19])&gt;ABS([.F19]-[.E19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229" calcext:value-type="float">
            <text:p>229</text:p>
          </table:table-cell>
          <table:table-cell office:value-type="float" office:value="230.55" calcext:value-type="float">
            <text:p>230.55</text:p>
          </table:table-cell>
          <table:table-cell office:value-type="float" office:value="445" calcext:value-type="float">
            <text:p>445</text:p>
          </table:table-cell>
          <table:table-cell table:formula="of:=IF([.K19]=0;0;IF(ABS([.L19]-[.K19])&gt;ABS([.M19]-[.K19]);0;1))" office:value-type="float" office:value="1" calcext:value-type="float">
            <text:p>1</text:p>
          </table:table-cell>
          <table:table-cell table:formula="of:=IF([.K19]=0;0;IF(ABS([.M19]-[.K19])&gt;ABS([.L19]-[.K19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401" calcext:value-type="float">
            <text:p>4.01E-005</text:p>
          </table:table-cell>
          <table:table-cell table:style-name="ce2" office:value-type="float" office:value="0.00007452" calcext:value-type="float">
            <text:p>7.45E-005</text:p>
          </table:table-cell>
          <table:table-cell table:style-name="ce2" office:value-type="float" office:value="0.0000489" calcext:value-type="float">
            <text:p>4.89E-005</text:p>
          </table:table-cell>
          <table:table-cell table:formula="of:=IF([.Q19]=0;0;IF(ABS([.R19]-[.Q19])&gt;ABS([.S19]-[.Q19]);0;1))" office:value-type="float" office:value="0" calcext:value-type="float">
            <text:p>0</text:p>
          </table:table-cell>
          <table:table-cell table:formula="of:=IF([.Q19]=0;0;IF(ABS([.S19]-[.Q19])&gt;ABS([.R19]-[.Q19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4.1" calcext:value-type="float">
            <text:p>24.1</text:p>
          </table:table-cell>
          <table:table-cell office:value-type="float" office:value="25.1637127707" calcext:value-type="float">
            <text:p>25.1637127707</text:p>
          </table:table-cell>
          <table:table-cell office:value-type="float" office:value="18" calcext:value-type="float">
            <text:p>18</text:p>
          </table:table-cell>
          <table:table-cell table:formula="of:=IF([.W19]=0;0;IF(ABS([.X19]-[.W19])&gt;ABS([.Y19]-[.W19]);0;1))" office:value-type="float" office:value="1" calcext:value-type="float">
            <text:p>1</text:p>
          </table:table-cell>
          <table:table-cell table:formula="of:=IF([.W19]=0;0;IF(ABS([.Y19]-[.W19])&gt;ABS([.X19]-[.W19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office:value-type="float" office:value="7.6" calcext:value-type="float">
            <text:p>7.6</text:p>
          </table:table-cell>
          <table:table-cell office:value-type="float" office:value="4.367" calcext:value-type="float">
            <text:p>4.367</text:p>
          </table:table-cell>
          <table:table-cell office:value-type="float" office:value="8.4" calcext:value-type="float">
            <text:p>8.4</text:p>
          </table:table-cell>
          <table:table-cell table:formula="of:=IF(ABS([.AD19]-[.AC19])&gt;ABS([.AE19]-[.AC19]);0;1)" office:value-type="float" office:value="0" calcext:value-type="float">
            <text:p>0</text:p>
          </table:table-cell>
          <table:table-cell table:formula="of:=IF(ABS([.AE19]-[.AC19])&gt;ABS([.AD19]-[.AC19]);0;1)" office:value-type="float" office:value="1" calcext:value-type="float">
            <text:p>1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04.poscar</text:p>
          </table:table-cell>
          <table:table-cell office:value-type="string" calcext:value-type="string">
            <text:p>Pb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othermal bulk modulus</text:p>
          </table:table-cell>
          <table:table-cell office:value-type="float" office:value="39" calcext:value-type="float">
            <text:p>39</text:p>
          </table:table-cell>
          <table:table-cell office:value-type="float" office:value="38.959" calcext:value-type="float">
            <text:p>38.959</text:p>
          </table:table-cell>
          <table:table-cell office:value-type="float" office:value="56" calcext:value-type="float">
            <text:p>56</text:p>
          </table:table-cell>
          <table:table-cell table:formula="of:=IF([.E20]=0;0;IF(ABS([.F20]-[.E20])&gt;ABS([.G20]-[.E20]);0;1))" office:value-type="float" office:value="1" calcext:value-type="float">
            <text:p>1</text:p>
          </table:table-cell>
          <table:table-cell table:formula="of:=IF([.E20]=0;0;IF(ABS([.G20]-[.E20])&gt;ABS([.F20]-[.E20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173.375" calcext:value-type="float">
            <text:p>173.375</text:p>
          </table:table-cell>
          <table:table-cell office:value-type="float" office:value="117.48" calcext:value-type="float">
            <text:p>117.48</text:p>
          </table:table-cell>
          <table:table-cell office:value-type="float" office:value="278" calcext:value-type="float">
            <text:p>278</text:p>
          </table:table-cell>
          <table:table-cell table:formula="of:=IF([.K20]=0;0;IF(ABS([.L20]-[.K20])&gt;ABS([.M20]-[.K20]);0;1))" office:value-type="float" office:value="1" calcext:value-type="float">
            <text:p>1</text:p>
          </table:table-cell>
          <table:table-cell table:formula="of:=IF([.K20]=0;0;IF(ABS([.M20]-[.K20])&gt;ABS([.L20]-[.K20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132" calcext:value-type="float">
            <text:p>1.32E-005</text:p>
          </table:table-cell>
          <table:table-cell table:style-name="ce2" office:value-type="float" office:value="0.00005196" calcext:value-type="float">
            <text:p>5.20E-005</text:p>
          </table:table-cell>
          <table:table-cell table:style-name="ce2" office:value-type="float" office:value="0.0000441" calcext:value-type="float">
            <text:p>4.41E-005</text:p>
          </table:table-cell>
          <table:table-cell table:formula="of:=IF([.Q20]=0;0;IF(ABS([.R20]-[.Q20])&gt;ABS([.S20]-[.Q20]);0;1))" office:value-type="float" office:value="0" calcext:value-type="float">
            <text:p>0</text:p>
          </table:table-cell>
          <table:table-cell table:formula="of:=IF([.Q20]=0;0;IF(ABS([.S20]-[.Q20])&gt;ABS([.R20]-[.Q20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12.66299" calcext:value-type="float">
            <text:p>12.66299</text:p>
          </table:table-cell>
          <table:table-cell office:value-type="float" office:value="23.40520451" calcext:value-type="float">
            <text:p>23.40520451</text:p>
          </table:table-cell>
          <table:table-cell office:value-type="float" office:value="20" calcext:value-type="float">
            <text:p>20</text:p>
          </table:table-cell>
          <table:table-cell table:formula="of:=IF([.W20]=0;0;IF(ABS([.X20]-[.W20])&gt;ABS([.Y20]-[.W20]);0;1))" office:value-type="float" office:value="0" calcext:value-type="float">
            <text:p>0</text:p>
          </table:table-cell>
          <table:table-cell table:formula="of:=IF([.W20]=0;0;IF(ABS([.Y20]-[.W20])&gt;ABS([.X20]-[.W20]);0;1))" office:value-type="float" office:value="1" calcext:value-type="float">
            <text:p>1</text:p>
          </table:table-cell>
          <table:table-cell office:value-type="string" calcext:value-type="string">
            <text:p>energy gap</text:p>
          </table:table-cell>
          <table:table-cell table:style-name="ce3" office:value-type="float" office:value="0.32" calcext:value-type="float">
            <text:p>0.3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069.poscar</text:p>
          </table:table-cell>
          <table:table-cell office:value-type="string" calcext:value-type="string">
            <text:p>CdSnP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thermal bulk modulus</text:p>
          </table:table-cell>
          <table:table-cell office:value-type="float" office:value="69.5" calcext:value-type="float">
            <text:p>69.5</text:p>
          </table:table-cell>
          <table:table-cell office:value-type="float" office:value="59.759" calcext:value-type="float">
            <text:p>59.759</text:p>
          </table:table-cell>
          <table:table-cell office:value-type="float" office:value="166" calcext:value-type="float">
            <text:p>166</text:p>
          </table:table-cell>
          <table:table-cell table:formula="of:=IF([.E21]=0;0;IF(ABS([.F21]-[.E21])&gt;ABS([.G21]-[.E21]);0;1))" office:value-type="float" office:value="1" calcext:value-type="float">
            <text:p>1</text:p>
          </table:table-cell>
          <table:table-cell table:formula="of:=IF([.E21]=0;0;IF(ABS([.G21]-[.E21])&gt;ABS([.F21]-[.E21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281" calcext:value-type="float">
            <text:p>281</text:p>
          </table:table-cell>
          <table:table-cell office:value-type="float" office:value="269.115" calcext:value-type="float">
            <text:p>269.115</text:p>
          </table:table-cell>
          <table:table-cell office:value-type="float" office:value="528" calcext:value-type="float">
            <text:p>528</text:p>
          </table:table-cell>
          <table:table-cell table:formula="of:=IF([.K21]=0;0;IF(ABS([.L21]-[.K21])&gt;ABS([.M21]-[.K21]);0;1))" office:value-type="float" office:value="1" calcext:value-type="float">
            <text:p>1</text:p>
          </table:table-cell>
          <table:table-cell table:formula="of:=IF([.K21]=0;0;IF(ABS([.M21]-[.K21])&gt;ABS([.L21]-[.K21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048" calcext:value-type="float">
            <text:p>4.80E-006</text:p>
          </table:table-cell>
          <table:table-cell table:style-name="ce2" office:value-type="float" office:value="0.00006091" calcext:value-type="float">
            <text:p>6.09E-005</text:p>
          </table:table-cell>
          <table:table-cell table:style-name="ce2" office:value-type="float" office:value="0.0000095" calcext:value-type="float">
            <text:p>9.50E-006</text:p>
          </table:table-cell>
          <table:table-cell table:formula="of:=IF([.Q21]=0;0;IF(ABS([.R21]-[.Q21])&gt;ABS([.S21]-[.Q21]);0;1))" office:value-type="float" office:value="0" calcext:value-type="float">
            <text:p>0</text:p>
          </table:table-cell>
          <table:table-cell table:formula="of:=IF([.Q21]=0;0;IF(ABS([.S21]-[.Q21])&gt;ABS([.R21]-[.Q21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23.8022199684" calcext:value-type="float">
            <text:p>23.8022199684</text:p>
          </table:table-cell>
          <table:table-cell office:value-type="float" office:value="24" calcext:value-type="float">
            <text:p>24</text:p>
          </table:table-cell>
          <table:table-cell table:formula="of:=IF([.W21]=0;0;IF(ABS([.X21]-[.W21])&gt;ABS([.Y21]-[.W21]);0;1))" office:value-type="float" office:value="0" calcext:value-type="float">
            <text:p>0</text:p>
          </table:table-cell>
          <table:table-cell table:formula="of:=IF([.W21]=0;0;IF(ABS([.Y21]-[.W21])&gt;ABS([.X21]-[.W21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office:value-type="float" office:value="1.165" calcext:value-type="float">
            <text:p>1.165</text:p>
          </table:table-cell>
          <table:table-cell office:value-type="float" office:value="0.508" calcext:value-type="float">
            <text:p>0.508</text:p>
          </table:table-cell>
          <table:table-cell office:value-type="float" office:value="0" calcext:value-type="float">
            <text:p>0</text:p>
          </table:table-cell>
          <table:table-cell table:formula="of:=IF(ABS([.AD21]-[.AC21])&gt;ABS([.AE21]-[.AC21]);0;1)" office:value-type="float" office:value="1" calcext:value-type="float">
            <text:p>1</text:p>
          </table:table-cell>
          <table:table-cell table:formula="of:=IF(ABS([.AE21]-[.AC21])&gt;ABS([.AD21]-[.AC21]);0;1)" office:value-type="float" office:value="0" calcext:value-type="float">
            <text:p>0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5.poscar</text:p>
          </table:table-cell>
          <table:table-cell office:value-type="string" calcext:value-type="string">
            <text:p>C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othermal bulk modulus</text:p>
          </table:table-cell>
          <table:table-cell office:value-type="float" office:value="190" calcext:value-type="float">
            <text:p>190</text:p>
          </table:table-cell>
          <table:table-cell office:value-type="float" office:value="172.258" calcext:value-type="float">
            <text:p>172.258</text:p>
          </table:table-cell>
          <table:table-cell office:value-type="float" office:value="215" calcext:value-type="float">
            <text:p>215</text:p>
          </table:table-cell>
          <table:table-cell table:formula="of:=IF([.E22]=0;0;IF(ABS([.F22]-[.E22])&gt;ABS([.G22]-[.E22]);0;1))" office:value-type="float" office:value="1" calcext:value-type="float">
            <text:p>1</text:p>
          </table:table-cell>
          <table:table-cell table:formula="of:=IF([.E22]=0;0;IF(ABS([.G22]-[.E22])&gt;ABS([.F22]-[.E22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600" calcext:value-type="float">
            <text:p>600</text:p>
          </table:table-cell>
          <table:table-cell office:value-type="float" office:value="450.762" calcext:value-type="float">
            <text:p>450.762</text:p>
          </table:table-cell>
          <table:table-cell office:value-type="float" office:value="522" calcext:value-type="float">
            <text:p>522</text:p>
          </table:table-cell>
          <table:table-cell table:formula="of:=IF([.K22]=0;0;IF(ABS([.L22]-[.K22])&gt;ABS([.M22]-[.K22]);0;1))" office:value-type="float" office:value="0" calcext:value-type="float">
            <text:p>0</text:p>
          </table:table-cell>
          <table:table-cell table:formula="of:=IF([.K22]=0;0;IF(ABS([.M22]-[.K22])&gt;ABS([.L22]-[.K22]);0;1))" office:value-type="float" office:value="1" calcext:value-type="float">
            <text:p>1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0687" calcext:value-type="float">
            <text:p>6.87E-006</text:p>
          </table:table-cell>
          <table:table-cell table:style-name="ce2" office:value-type="float" office:value="0.00007071" calcext:value-type="float">
            <text:p>7.07E-005</text:p>
          </table:table-cell>
          <table:table-cell table:style-name="ce2" office:value-type="float" office:value="0.0000112" calcext:value-type="float">
            <text:p>1.12E-005</text:p>
          </table:table-cell>
          <table:table-cell table:formula="of:=IF([.Q22]=0;0;IF(ABS([.R22]-[.Q22])&gt;ABS([.S22]-[.Q22]);0;1))" office:value-type="float" office:value="0" calcext:value-type="float">
            <text:p>0</text:p>
          </table:table-cell>
          <table:table-cell table:formula="of:=IF([.Q22]=0;0;IF(ABS([.S22]-[.Q22])&gt;ABS([.R22]-[.Q22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3.8" calcext:value-type="float">
            <text:p>23.8</text:p>
          </table:table-cell>
          <table:table-cell office:value-type="float" office:value="26.4150389798" calcext:value-type="float">
            <text:p>26.4150389798</text:p>
          </table:table-cell>
          <table:table-cell office:value-type="float" office:value="23" calcext:value-type="float">
            <text:p>23</text:p>
          </table:table-cell>
          <table:table-cell table:formula="of:=IF([.W22]=0;0;IF(ABS([.X22]-[.W22])&gt;ABS([.Y22]-[.W22]);0;1))" office:value-type="float" office:value="0" calcext:value-type="float">
            <text:p>0</text:p>
          </table:table-cell>
          <table:table-cell table:formula="of:=IF([.W22]=0;0;IF(ABS([.Y22]-[.W22])&gt;ABS([.X22]-[.W22]);0;1))" office:value-type="float" office:value="1" calcext:value-type="float">
            <text:p>1</text:p>
          </table:table-cell>
          <table:table-cell office:value-type="string" calcext:value-type="string">
            <text:p>energy gap</text:p>
          </table:table-cell>
          <table:table-cell table:style-name="ce3" office:value-type="float" office:value="2.3195" calcext:value-type="float">
            <text:p>2.319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76.poscar</text:p>
          </table:table-cell>
          <table:table-cell office:value-type="string" calcext:value-type="string">
            <text:p>CaF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othermal bulk modulus</text:p>
          </table:table-cell>
          <table:table-cell office:value-type="float" office:value="88" calcext:value-type="float">
            <text:p>88</text:p>
          </table:table-cell>
          <table:table-cell office:value-type="float" office:value="70.803" calcext:value-type="float">
            <text:p>70.803</text:p>
          </table:table-cell>
          <table:table-cell office:value-type="float" office:value="158" calcext:value-type="float">
            <text:p>158</text:p>
          </table:table-cell>
          <table:table-cell table:formula="of:=IF([.E23]=0;0;IF(ABS([.F23]-[.E23])&gt;ABS([.G23]-[.E23]);0;1))" office:value-type="float" office:value="1" calcext:value-type="float">
            <text:p>1</text:p>
          </table:table-cell>
          <table:table-cell table:formula="of:=IF([.E23]=0;0;IF(ABS([.G23]-[.E23])&gt;ABS([.F23]-[.E23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354" calcext:value-type="float">
            <text:p>354</text:p>
          </table:table-cell>
          <table:table-cell office:value-type="float" office:value="437.826" calcext:value-type="float">
            <text:p>437.826</text:p>
          </table:table-cell>
          <table:table-cell office:value-type="float" office:value="449" calcext:value-type="float">
            <text:p>449</text:p>
          </table:table-cell>
          <table:table-cell table:formula="of:=IF([.K23]=0;0;IF(ABS([.L23]-[.K23])&gt;ABS([.M23]-[.K23]);0;1))" office:value-type="float" office:value="1" calcext:value-type="float">
            <text:p>1</text:p>
          </table:table-cell>
          <table:table-cell table:formula="of:=IF([.K23]=0;0;IF(ABS([.M23]-[.K23])&gt;ABS([.L23]-[.K23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19425" calcext:value-type="float">
            <text:p>1.94E-005</text:p>
          </table:table-cell>
          <table:table-cell table:style-name="ce2" office:value-type="float" office:value="0.00006414" calcext:value-type="float">
            <text:p>6.41E-005</text:p>
          </table:table-cell>
          <table:table-cell table:style-name="ce2" office:value-type="float" office:value="0.0000187" calcext:value-type="float">
            <text:p>1.87E-005</text:p>
          </table:table-cell>
          <table:table-cell table:formula="of:=IF([.Q23]=0;0;IF(ABS([.R23]-[.Q23])&gt;ABS([.S23]-[.Q23]);0;1))" office:value-type="float" office:value="0" calcext:value-type="float">
            <text:p>0</text:p>
          </table:table-cell>
          <table:table-cell table:formula="of:=IF([.Q23]=0;0;IF(ABS([.S23]-[.Q23])&gt;ABS([.R23]-[.Q23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2.3" calcext:value-type="float">
            <text:p>22.3</text:p>
          </table:table-cell>
          <table:table-cell office:value-type="float" office:value="22.6347312295" calcext:value-type="float">
            <text:p>22.6347312295</text:p>
          </table:table-cell>
          <table:table-cell office:value-type="float" office:value="21" calcext:value-type="float">
            <text:p>21</text:p>
          </table:table-cell>
          <table:table-cell table:formula="of:=IF([.W23]=0;0;IF(ABS([.X23]-[.W23])&gt;ABS([.Y23]-[.W23]);0;1))" office:value-type="float" office:value="1" calcext:value-type="float">
            <text:p>1</text:p>
          </table:table-cell>
          <table:table-cell table:formula="of:=IF([.W23]=0;0;IF(ABS([.Y23]-[.W23])&gt;ABS([.X23]-[.W23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office:value-type="float" office:value="11" calcext:value-type="float">
            <text:p>11</text:p>
          </table:table-cell>
          <table:table-cell office:value-type="float" office:value="6.792" calcext:value-type="float">
            <text:p>6.792</text:p>
          </table:table-cell>
          <table:table-cell office:value-type="float" office:value="0" calcext:value-type="float">
            <text:p>0</text:p>
          </table:table-cell>
          <table:table-cell table:formula="of:=IF(ABS([.AD23]-[.AC23])&gt;ABS([.AE23]-[.AC23]);0;1)" office:value-type="float" office:value="1" calcext:value-type="float">
            <text:p>1</text:p>
          </table:table-cell>
          <table:table-cell table:formula="of:=IF(ABS([.AE23]-[.AC23])&gt;ABS([.AD23]-[.AC23]);0;1)" office:value-type="float" office:value="0" calcext:value-type="float">
            <text:p>0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83.poscar</text:p>
          </table:table-cell>
          <table:table-cell office:value-type="string" calcext:value-type="string">
            <text:p>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othermal bulk modulus</text:p>
          </table:table-cell>
          <table:table-cell office:value-type="float" office:value="218" calcext:value-type="float">
            <text:p>218</text:p>
          </table:table-cell>
          <table:table-cell office:value-type="float" office:value="150.48" calcext:value-type="float">
            <text:p>150.48</text:p>
          </table:table-cell>
          <table:table-cell office:value-type="float" office:value="346" calcext:value-type="float">
            <text:p>346</text:p>
          </table:table-cell>
          <table:table-cell table:formula="of:=IF([.E24]=0;0;IF(ABS([.F24]-[.E24])&gt;ABS([.G24]-[.E24]);0;1))" office:value-type="float" office:value="1" calcext:value-type="float">
            <text:p>1</text:p>
          </table:table-cell>
          <table:table-cell table:formula="of:=IF([.E24]=0;0;IF(ABS([.G24]-[.E24])&gt;ABS([.F24]-[.E24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448.3" calcext:value-type="float">
            <text:p>448.3</text:p>
          </table:table-cell>
          <table:table-cell office:value-type="float" office:value="455.092" calcext:value-type="float">
            <text:p>455.092</text:p>
          </table:table-cell>
          <table:table-cell office:value-type="float" office:value="472" calcext:value-type="float">
            <text:p>472</text:p>
          </table:table-cell>
          <table:table-cell table:formula="of:=IF([.K24]=0;0;IF(ABS([.L24]-[.K24])&gt;ABS([.M24]-[.K24]);0;1))" office:value-type="float" office:value="1" calcext:value-type="float">
            <text:p>1</text:p>
          </table:table-cell>
          <table:table-cell table:formula="of:=IF([.K24]=0;0;IF(ABS([.M24]-[.K24])&gt;ABS([.L24]-[.K24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118" calcext:value-type="float">
            <text:p>1.18E-005</text:p>
          </table:table-cell>
          <table:table-cell table:style-name="ce2" office:value-type="float" office:value="0.00006219" calcext:value-type="float">
            <text:p>6.22E-005</text:p>
          </table:table-cell>
          <table:table-cell table:style-name="ce2" office:value-type="float" office:value="0.0000121" calcext:value-type="float">
            <text:p>1.21E-005</text:p>
          </table:table-cell>
          <table:table-cell table:formula="of:=IF([.Q24]=0;0;IF(ABS([.R24]-[.Q24])&gt;ABS([.S24]-[.Q24]);0;1))" office:value-type="float" office:value="0" calcext:value-type="float">
            <text:p>0</text:p>
          </table:table-cell>
          <table:table-cell table:formula="of:=IF([.Q24]=0;0;IF(ABS([.S24]-[.Q24])&gt;ABS([.R24]-[.Q24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5.1" calcext:value-type="float">
            <text:p>25.1</text:p>
          </table:table-cell>
          <table:table-cell office:value-type="float" office:value="25.2925868985" calcext:value-type="float">
            <text:p>25.2925868985</text:p>
          </table:table-cell>
          <table:table-cell office:value-type="float" office:value="24" calcext:value-type="float">
            <text:p>24</text:p>
          </table:table-cell>
          <table:table-cell table:formula="of:=IF([.W24]=0;0;IF(ABS([.X24]-[.W24])&gt;ABS([.Y24]-[.W24]);0;1))" office:value-type="float" office:value="1" calcext:value-type="float">
            <text:p>1</text:p>
          </table:table-cell>
          <table:table-cell table:formula="of:=IF([.W24]=0;0;IF(ABS([.Y24]-[.W24])&gt;ABS([.X24]-[.W24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BS([.AD24]-[.AC24])&gt;ABS([.AE24]-[.AC24]);0;1)" office:value-type="float" office:value="1" calcext:value-type="float">
            <text:p>1</text:p>
          </table:table-cell>
          <table:table-cell table:formula="of:=IF(ABS([.AE24]-[.AC24])&gt;ABS([.AD24]-[.AC24]);0;1)" office:value-type="float" office:value="1" calcext:value-type="float">
            <text:p>1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96.poscar</text:p>
          </table:table-cell>
          <table:table-cell office:value-type="string" calcext:value-type="string">
            <text:p>Li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othermal bulk modulus</text:p>
          </table:table-cell>
          <table:table-cell office:value-type="float" office:value="31.5" calcext:value-type="float">
            <text:p>31.5</text:p>
          </table:table-cell>
          <table:table-cell office:value-type="float" office:value="29.575" calcext:value-type="float">
            <text:p>29.575</text:p>
          </table:table-cell>
          <table:table-cell office:value-type="float" office:value="106" calcext:value-type="float">
            <text:p>106</text:p>
          </table:table-cell>
          <table:table-cell table:formula="of:=IF([.E25]=0;0;IF(ABS([.F25]-[.E25])&gt;ABS([.G25]-[.E25]);0;1))" office:value-type="float" office:value="1" calcext:value-type="float">
            <text:p>1</text:p>
          </table:table-cell>
          <table:table-cell table:formula="of:=IF([.E25]=0;0;IF(ABS([.G25]-[.E25])&gt;ABS([.F25]-[.E25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357.5" calcext:value-type="float">
            <text:p>357.5</text:p>
          </table:table-cell>
          <table:table-cell office:value-type="float" office:value="345.118" calcext:value-type="float">
            <text:p>345.118</text:p>
          </table:table-cell>
          <table:table-cell office:value-type="float" office:value="470" calcext:value-type="float">
            <text:p>470</text:p>
          </table:table-cell>
          <table:table-cell table:formula="of:=IF([.K25]=0;0;IF(ABS([.L25]-[.K25])&gt;ABS([.M25]-[.K25]);0;1))" office:value-type="float" office:value="1" calcext:value-type="float">
            <text:p>1</text:p>
          </table:table-cell>
          <table:table-cell table:formula="of:=IF([.K25]=0;0;IF(ABS([.M25]-[.K25])&gt;ABS([.L25]-[.K25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3705" calcext:value-type="float">
            <text:p>3.71E-005</text:p>
          </table:table-cell>
          <table:table-cell table:style-name="ce2" office:value-type="float" office:value="0.00007464" calcext:value-type="float">
            <text:p>7.46E-005</text:p>
          </table:table-cell>
          <table:table-cell table:style-name="ce2" office:value-type="float" office:value="0.0000493" calcext:value-type="float">
            <text:p>4.93E-005</text:p>
          </table:table-cell>
          <table:table-cell table:formula="of:=IF([.Q25]=0;0;IF(ABS([.R25]-[.Q25])&gt;ABS([.S25]-[.Q25]);0;1))" office:value-type="float" office:value="0" calcext:value-type="float">
            <text:p>0</text:p>
          </table:table-cell>
          <table:table-cell table:formula="of:=IF([.Q25]=0;0;IF(ABS([.S25]-[.Q25])&gt;ABS([.R25]-[.Q25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4" calcext:value-type="float">
            <text:p>24</text:p>
          </table:table-cell>
          <table:table-cell office:value-type="float" office:value="24.2906944852" calcext:value-type="float">
            <text:p>24.2906944852</text:p>
          </table:table-cell>
          <table:table-cell office:value-type="float" office:value="20" calcext:value-type="float">
            <text:p>20</text:p>
          </table:table-cell>
          <table:table-cell table:formula="of:=IF([.W25]=0;0;IF(ABS([.X25]-[.W25])&gt;ABS([.Y25]-[.W25]);0;1))" office:value-type="float" office:value="1" calcext:value-type="float">
            <text:p>1</text:p>
          </table:table-cell>
          <table:table-cell table:formula="of:=IF([.W25]=0;0;IF(ABS([.Y25]-[.W25])&gt;ABS([.X25]-[.W25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office:value-type="float" office:value="10" calcext:value-type="float">
            <text:p>10</text:p>
          </table:table-cell>
          <table:table-cell office:value-type="float" office:value="4.519" calcext:value-type="float">
            <text:p>4.519</text:p>
          </table:table-cell>
          <table:table-cell office:value-type="float" office:value="7.9" calcext:value-type="float">
            <text:p>7.9</text:p>
          </table:table-cell>
          <table:table-cell table:formula="of:=IF(ABS([.AD25]-[.AC25])&gt;ABS([.AE25]-[.AC25]);0;1)" office:value-type="float" office:value="0" calcext:value-type="float">
            <text:p>0</text:p>
          </table:table-cell>
          <table:table-cell table:formula="of:=IF(ABS([.AE25]-[.AC25])&gt;ABS([.AD25]-[.AC25]);0;1)" office:value-type="float" office:value="1" calcext:value-type="float">
            <text:p>1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101.poscar</text:p>
          </table:table-cell>
          <table:table-cell office:value-type="string" calcext:value-type="string">
            <text:p>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othermal bulk modulus</text:p>
          </table:table-cell>
          <table:table-cell office:value-type="float" office:value="215" calcext:value-type="float">
            <text:p>215</text:p>
          </table:table-cell>
          <table:table-cell office:value-type="float" office:value="159.857" calcext:value-type="float">
            <text:p>159.857</text:p>
          </table:table-cell>
          <table:table-cell office:value-type="float" office:value="216" calcext:value-type="float">
            <text:p>216</text:p>
          </table:table-cell>
          <table:table-cell table:formula="of:=IF([.E26]=0;0;IF(ABS([.F26]-[.E26])&gt;ABS([.G26]-[.E26]);0;1))" office:value-type="float" office:value="0" calcext:value-type="float">
            <text:p>0</text:p>
          </table:table-cell>
          <table:table-cell table:formula="of:=IF([.E26]=0;0;IF(ABS([.G26]-[.E26])&gt;ABS([.F26]-[.E26]);0;1))" office:value-type="float" office:value="1" calcext:value-type="float">
            <text:p>1</text:p>
          </table:table-cell>
          <table:table-cell office:value-type="string" calcext:value-type="string">
            <text:p>Debye temperature</text:p>
          </table:table-cell>
          <table:table-cell office:value-type="float" office:value="450" calcext:value-type="float">
            <text:p>450</text:p>
          </table:table-cell>
          <table:table-cell office:value-type="float" office:value="419.648" calcext:value-type="float">
            <text:p>419.648</text:p>
          </table:table-cell>
          <table:table-cell office:value-type="float" office:value="466" calcext:value-type="float">
            <text:p>466</text:p>
          </table:table-cell>
          <table:table-cell table:formula="of:=IF([.K26]=0;0;IF(ABS([.L26]-[.K26])&gt;ABS([.M26]-[.K26]);0;1))" office:value-type="float" office:value="0" calcext:value-type="float">
            <text:p>0</text:p>
          </table:table-cell>
          <table:table-cell table:formula="of:=IF([.K26]=0;0;IF(ABS([.M26]-[.K26])&gt;ABS([.L26]-[.K26]);0;1))" office:value-type="float" office:value="1" calcext:value-type="float">
            <text:p>1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10945" calcext:value-type="float">
            <text:p>1.09E-005</text:p>
          </table:table-cell>
          <table:table-cell table:style-name="ce2" office:value-type="float" office:value="0.00006229" calcext:value-type="float">
            <text:p>6.23E-005</text:p>
          </table:table-cell>
          <table:table-cell table:style-name="ce2" office:value-type="float" office:value="0.0000113" calcext:value-type="float">
            <text:p>1.13E-005</text:p>
          </table:table-cell>
          <table:table-cell table:formula="of:=IF([.Q26]=0;0;IF(ABS([.R26]-[.Q26])&gt;ABS([.S26]-[.Q26]);0;1))" office:value-type="float" office:value="0" calcext:value-type="float">
            <text:p>0</text:p>
          </table:table-cell>
          <table:table-cell table:formula="of:=IF([.Q26]=0;0;IF(ABS([.S26]-[.Q26])&gt;ABS([.R26]-[.Q26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6.1" calcext:value-type="float">
            <text:p>26.1</text:p>
          </table:table-cell>
          <table:table-cell office:value-type="float" office:value="29.4913891286" calcext:value-type="float">
            <text:p>29.4913891286</text:p>
          </table:table-cell>
          <table:table-cell office:value-type="float" office:value="25" calcext:value-type="float">
            <text:p>25</text:p>
          </table:table-cell>
          <table:table-cell table:formula="of:=IF([.W26]=0;0;IF(ABS([.X26]-[.W26])&gt;ABS([.Y26]-[.W26]);0;1))" office:value-type="float" office:value="0" calcext:value-type="float">
            <text:p>0</text:p>
          </table:table-cell>
          <table:table-cell table:formula="of:=IF([.W26]=0;0;IF(ABS([.Y26]-[.W26])&gt;ABS([.X26]-[.W26]);0;1))" office:value-type="float" office:value="1" calcext:value-type="float">
            <text:p>1</text:p>
          </table:table-cell>
          <table:table-cell office:value-type="string" calcext:value-type="string">
            <text:p>energy gap</text:p>
          </table:table-cell>
          <table:table-cell table:style-name="ce3" office:value-type="float" office:value="4.6" calcext:value-type="float">
            <text:p>4.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103.poscar</text:p>
          </table:table-cell>
          <table:table-cell office:value-type="string" calcext:value-type="string">
            <text:p>Ni3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thermal bulk modulus</text:p>
          </table:table-cell>
          <table:table-cell office:value-type="float" office:value="161.3" calcext:value-type="float">
            <text:p>161.3</text:p>
          </table:table-cell>
          <table:table-cell office:value-type="float" office:value="166.78" calcext:value-type="float">
            <text:p>166.78</text:p>
          </table:table-cell>
          <table:table-cell office:value-type="float" office:value="203" calcext:value-type="float">
            <text:p>203</text:p>
          </table:table-cell>
          <table:table-cell table:formula="of:=IF([.E27]=0;0;IF(ABS([.F27]-[.E27])&gt;ABS([.G27]-[.E27]);0;1))" office:value-type="float" office:value="1" calcext:value-type="float">
            <text:p>1</text:p>
          </table:table-cell>
          <table:table-cell table:formula="of:=IF([.E27]=0;0;IF(ABS([.G27]-[.E27])&gt;ABS([.F27]-[.E27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436" calcext:value-type="float">
            <text:p>436</text:p>
          </table:table-cell>
          <table:table-cell office:value-type="float" office:value="380.075" calcext:value-type="float">
            <text:p>380.075</text:p>
          </table:table-cell>
          <table:table-cell office:value-type="float" office:value="518" calcext:value-type="float">
            <text:p>518</text:p>
          </table:table-cell>
          <table:table-cell table:formula="of:=IF([.K27]=0;0;IF(ABS([.L27]-[.K27])&gt;ABS([.M27]-[.K27]);0;1))" office:value-type="float" office:value="1" calcext:value-type="float">
            <text:p>1</text:p>
          </table:table-cell>
          <table:table-cell table:formula="of:=IF([.K27]=0;0;IF(ABS([.M27]-[.K27])&gt;ABS([.L27]-[.K27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132" calcext:value-type="float">
            <text:p>1.32E-005</text:p>
          </table:table-cell>
          <table:table-cell table:style-name="ce2" office:value-type="float" office:value="0.00006212" calcext:value-type="float">
            <text:p>6.21E-005</text:p>
          </table:table-cell>
          <table:table-cell table:style-name="ce2" office:value-type="float" office:value="0.0000084" calcext:value-type="float">
            <text:p>8.40E-006</text:p>
          </table:table-cell>
          <table:table-cell table:formula="of:=IF([.Q27]=0;0;IF(ABS([.R27]-[.Q27])&gt;ABS([.S27]-[.Q27]);0;1))" office:value-type="float" office:value="0" calcext:value-type="float">
            <text:p>0</text:p>
          </table:table-cell>
          <table:table-cell table:formula="of:=IF([.Q27]=0;0;IF(ABS([.S27]-[.Q27])&gt;ABS([.R27]-[.Q27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23.9019934867" calcext:value-type="float">
            <text:p>23.9019934867</text:p>
          </table:table-cell>
          <table:table-cell office:value-type="float" office:value="24" calcext:value-type="float">
            <text:p>24</text:p>
          </table:table-cell>
          <table:table-cell table:formula="of:=IF([.W27]=0;0;IF(ABS([.X27]-[.W27])&gt;ABS([.Y27]-[.W27]);0;1))" office:value-type="float" office:value="0" calcext:value-type="float">
            <text:p>0</text:p>
          </table:table-cell>
          <table:table-cell table:formula="of:=IF([.W27]=0;0;IF(ABS([.Y27]-[.W27])&gt;ABS([.X27]-[.W27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BS([.AD27]-[.AC27])&gt;ABS([.AE27]-[.AC27]);0;1)" office:value-type="float" office:value="1" calcext:value-type="float">
            <text:p>1</text:p>
          </table:table-cell>
          <table:table-cell table:formula="of:=IF(ABS([.AE27]-[.AC27])&gt;ABS([.AD27]-[.AC27]);0;1)" office:value-type="float" office:value="1" calcext:value-type="float">
            <text:p>1</text:p>
          </table:table-cell>
          <table:table-cell office:value-type="string" calcext:value-type="string">
            <text:p>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108.poscar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othermal bulk modulus</text:p>
          </table:table-cell>
          <table:table-cell office:value-type="float" office:value="295" calcext:value-type="float">
            <text:p>295</text:p>
          </table:table-cell>
          <table:table-cell office:value-type="float" office:value="235.026" calcext:value-type="float">
            <text:p>235.026</text:p>
          </table:table-cell>
          <table:table-cell office:value-type="float" office:value="209" calcext:value-type="float">
            <text:p>209</text:p>
          </table:table-cell>
          <table:table-cell table:formula="of:=IF([.E28]=0;0;IF(ABS([.F28]-[.E28])&gt;ABS([.G28]-[.E28]);0;1))" office:value-type="float" office:value="1" calcext:value-type="float">
            <text:p>1</text:p>
          </table:table-cell>
          <table:table-cell table:formula="of:=IF([.E28]=0;0;IF(ABS([.G28]-[.E28])&gt;ABS([.F28]-[.E28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231.85" calcext:value-type="float">
            <text:p>231.85</text:p>
          </table:table-cell>
          <table:table-cell office:value-type="float" office:value="229.223" calcext:value-type="float">
            <text:p>229.223</text:p>
          </table:table-cell>
          <table:table-cell office:value-type="float" office:value="475" calcext:value-type="float">
            <text:p>475</text:p>
          </table:table-cell>
          <table:table-cell table:formula="of:=IF([.K28]=0;0;IF(ABS([.L28]-[.K28])&gt;ABS([.M28]-[.K28]);0;1))" office:value-type="float" office:value="1" calcext:value-type="float">
            <text:p>1</text:p>
          </table:table-cell>
          <table:table-cell table:formula="of:=IF([.K28]=0;0;IF(ABS([.M28]-[.K28])&gt;ABS([.L28]-[.K28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1675" calcext:value-type="float">
            <text:p>1.68E-005</text:p>
          </table:table-cell>
          <table:table-cell table:style-name="ce2" office:value-type="float" office:value="0.00005473" calcext:value-type="float">
            <text:p>5.47E-005</text:p>
          </table:table-cell>
          <table:table-cell table:style-name="ce2" office:value-type="float" office:value="0.0000115" calcext:value-type="float">
            <text:p>1.15E-005</text:p>
          </table:table-cell>
          <table:table-cell table:formula="of:=IF([.Q28]=0;0;IF(ABS([.R28]-[.Q28])&gt;ABS([.S28]-[.Q28]);0;1))" office:value-type="float" office:value="0" calcext:value-type="float">
            <text:p>0</text:p>
          </table:table-cell>
          <table:table-cell table:formula="of:=IF([.Q28]=0;0;IF(ABS([.S28]-[.Q28])&gt;ABS([.R28]-[.Q28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5.7" calcext:value-type="float">
            <text:p>25.7</text:p>
          </table:table-cell>
          <table:table-cell office:value-type="float" office:value="31.8277523496" calcext:value-type="float">
            <text:p>31.8277523496</text:p>
          </table:table-cell>
          <table:table-cell office:value-type="float" office:value="25" calcext:value-type="float">
            <text:p>25</text:p>
          </table:table-cell>
          <table:table-cell table:formula="of:=IF([.W28]=0;0;IF(ABS([.X28]-[.W28])&gt;ABS([.Y28]-[.W28]);0;1))" office:value-type="float" office:value="0" calcext:value-type="float">
            <text:p>0</text:p>
          </table:table-cell>
          <table:table-cell table:formula="of:=IF([.W28]=0;0;IF(ABS([.Y28]-[.W28])&gt;ABS([.X28]-[.W28]);0;1))" office:value-type="float" office:value="1" calcext:value-type="float">
            <text:p>1</text:p>
          </table:table-cell>
          <table:table-cell office:value-type="string" calcext:value-type="string">
            <text:p>energy gap</text:p>
          </table:table-cell>
          <table:table-cell table:style-name="ce3" office:value-type="float" office:value="2.8845" calcext:value-type="float">
            <text:p>2.884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134.poscar</text:p>
          </table:table-cell>
          <table:table-cell office:value-type="string" calcext:value-type="string">
            <text:p>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othermal bulk modulus</text:p>
          </table:table-cell>
          <table:table-cell office:value-type="float" office:value="159" calcext:value-type="float">
            <text:p>159</text:p>
          </table:table-cell>
          <table:table-cell office:value-type="float" office:value="120.285" calcext:value-type="float">
            <text:p>120.285</text:p>
          </table:table-cell>
          <table:table-cell office:value-type="float" office:value="188" calcext:value-type="float">
            <text:p>188</text:p>
          </table:table-cell>
          <table:table-cell table:formula="of:=IF([.E29]=0;0;IF(ABS([.F29]-[.E29])&gt;ABS([.G29]-[.E29]);0;1))" office:value-type="float" office:value="0" calcext:value-type="float">
            <text:p>0</text:p>
          </table:table-cell>
          <table:table-cell table:formula="of:=IF([.E29]=0;0;IF(ABS([.G29]-[.E29])&gt;ABS([.F29]-[.E29]);0;1))" office:value-type="float" office:value="1" calcext:value-type="float">
            <text:p>1</text:p>
          </table:table-cell>
          <table:table-cell office:value-type="string" calcext:value-type="string">
            <text:p>Debye temperature</text:p>
          </table:table-cell>
          <table:table-cell office:value-type="float" office:value="336.5" calcext:value-type="float">
            <text:p>336.5</text:p>
          </table:table-cell>
          <table:table-cell office:value-type="float" office:value="278.305" calcext:value-type="float">
            <text:p>278.305</text:p>
          </table:table-cell>
          <table:table-cell office:value-type="float" office:value="460" calcext:value-type="float">
            <text:p>460</text:p>
          </table:table-cell>
          <table:table-cell table:formula="of:=IF([.K29]=0;0;IF(ABS([.L29]-[.K29])&gt;ABS([.M29]-[.K29]);0;1))" office:value-type="float" office:value="1" calcext:value-type="float">
            <text:p>1</text:p>
          </table:table-cell>
          <table:table-cell table:formula="of:=IF([.K29]=0;0;IF(ABS([.M29]-[.K29])&gt;ABS([.L29]-[.K29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2015" calcext:value-type="float">
            <text:p>2.02E-005</text:p>
          </table:table-cell>
          <table:table-cell table:style-name="ce2" office:value-type="float" office:value="0.00006866" calcext:value-type="float">
            <text:p>6.87E-005</text:p>
          </table:table-cell>
          <table:table-cell table:style-name="ce2" office:value-type="float" office:value="0.0000123" calcext:value-type="float">
            <text:p>1.23E-005</text:p>
          </table:table-cell>
          <table:table-cell table:formula="of:=IF([.Q29]=0;0;IF(ABS([.R29]-[.Q29])&gt;ABS([.S29]-[.Q29]);0;1))" office:value-type="float" office:value="0" calcext:value-type="float">
            <text:p>0</text:p>
          </table:table-cell>
          <table:table-cell table:formula="of:=IF([.Q29]=0;0;IF(ABS([.S29]-[.Q29])&gt;ABS([.R29]-[.Q29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4.55" calcext:value-type="float">
            <text:p>24.55</text:p>
          </table:table-cell>
          <table:table-cell office:value-type="float" office:value="30.0983446984" calcext:value-type="float">
            <text:p>30.0983446984</text:p>
          </table:table-cell>
          <table:table-cell office:value-type="float" office:value="24" calcext:value-type="float">
            <text:p>24</text:p>
          </table:table-cell>
          <table:table-cell table:formula="of:=IF([.W29]=0;0;IF(ABS([.X29]-[.W29])&gt;ABS([.Y29]-[.W29]);0;1))" office:value-type="float" office:value="0" calcext:value-type="float">
            <text:p>0</text:p>
          </table:table-cell>
          <table:table-cell table:formula="of:=IF([.W29]=0;0;IF(ABS([.Y29]-[.W29])&gt;ABS([.X29]-[.W29]);0;1))" office:value-type="float" office:value="1" calcext:value-type="float">
            <text:p>1</text:p>
          </table:table-cell>
          <table:table-cell office:value-type="string" calcext:value-type="string">
            <text:p>energy gap</text:p>
          </table:table-cell>
          <table:table-cell table:style-name="ce3" office:value-type="float" office:value="3.335" calcext:value-type="float">
            <text:p>3.33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168.poscar</text:p>
          </table:table-cell>
          <table:table-cell office:value-type="string" calcext:value-type="string">
            <text:p>G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othermal bulk modulus</text:p>
          </table:table-cell>
          <table:table-cell office:value-type="float" office:value="45" calcext:value-type="float">
            <text:p>45</text:p>
          </table:table-cell>
          <table:table-cell office:value-type="float" office:value="35.941" calcext:value-type="float">
            <text:p>35.941</text:p>
          </table:table-cell>
          <table:table-cell office:value-type="float" office:value="117" calcext:value-type="float">
            <text:p>117</text:p>
          </table:table-cell>
          <table:table-cell table:formula="of:=IF([.E30]=0;0;IF(ABS([.F30]-[.E30])&gt;ABS([.G30]-[.E30]);0;1))" office:value-type="float" office:value="1" calcext:value-type="float">
            <text:p>1</text:p>
          </table:table-cell>
          <table:table-cell table:formula="of:=IF([.E30]=0;0;IF(ABS([.G30]-[.E30])&gt;ABS([.F30]-[.E30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158.082" calcext:value-type="float">
            <text:p>158.082</text:p>
          </table:table-cell>
          <table:table-cell office:value-type="float" office:value="475" calcext:value-type="float">
            <text:p>475</text:p>
          </table:table-cell>
          <table:table-cell table:formula="of:=IF([.K30]=0;0;IF(ABS([.L30]-[.K30])&gt;ABS([.M30]-[.K30]);0;1))" office:value-type="float" office:value="0" calcext:value-type="float">
            <text:p>0</text:p>
          </table:table-cell>
          <table:table-cell table:formula="of:=IF([.K30]=0;0;IF(ABS([.M30]-[.K30])&gt;ABS([.L30]-[.K30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" office:value-type="float" office:value="0.00005372" calcext:value-type="float">
            <text:p>5.37E-005</text:p>
          </table:table-cell>
          <table:table-cell table:style-name="ce2" office:value-type="float" office:value="0.0000206" calcext:value-type="float">
            <text:p>2.06E-005</text:p>
          </table:table-cell>
          <table:table-cell table:formula="of:=IF([.Q30]=0;0;IF(ABS([.R30]-[.Q30])&gt;ABS([.S30]-[.Q30]);0;1))" office:value-type="float" office:value="0" calcext:value-type="float">
            <text:p>0</text:p>
          </table:table-cell>
          <table:table-cell table:formula="of:=IF([.Q30]=0;0;IF(ABS([.S30]-[.Q30])&gt;ABS([.R30]-[.Q30]);0;1))" office:value-type="float" office:value="0" calcext:value-type="float">
            <text:p>0</text:p>
          </table:table-cell>
          <table:table-cell office:value-type="string" calcext:value-type="string">
            <text:p>heat capacity at constant pressure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25.4838194753" calcext:value-type="float">
            <text:p>25.4838194753</text:p>
          </table:table-cell>
          <table:table-cell office:value-type="float" office:value="21" calcext:value-type="float">
            <text:p>21</text:p>
          </table:table-cell>
          <table:table-cell table:formula="of:=IF([.W30]=0;0;IF(ABS([.X30]-[.W30])&gt;ABS([.Y30]-[.W30]);0;1))" office:value-type="float" office:value="0" calcext:value-type="float">
            <text:p>0</text:p>
          </table:table-cell>
          <table:table-cell table:formula="of:=IF([.W30]=0;0;IF(ABS([.Y30]-[.W30])&gt;ABS([.X30]-[.W30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Unknown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201.poscar</text:p>
          </table:table-cell>
          <table:table-cell office:value-type="string" calcext:value-type="string">
            <text:p>M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othermal bulk modulus</text:p>
          </table:table-cell>
          <table:table-cell office:value-type="float" office:value="152.5" calcext:value-type="float">
            <text:p>152.5</text:p>
          </table:table-cell>
          <table:table-cell office:value-type="float" office:value="153.661" calcext:value-type="float">
            <text:p>153.661</text:p>
          </table:table-cell>
          <table:table-cell office:value-type="float" office:value="232" calcext:value-type="float">
            <text:p>232</text:p>
          </table:table-cell>
          <table:table-cell table:formula="of:=IF([.E31]=0;0;IF(ABS([.F31]-[.E31])&gt;ABS([.G31]-[.E31]);0;1))" office:value-type="float" office:value="1" calcext:value-type="float">
            <text:p>1</text:p>
          </table:table-cell>
          <table:table-cell table:formula="of:=IF([.E31]=0;0;IF(ABS([.G31]-[.E31])&gt;ABS([.F31]-[.E31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435" calcext:value-type="float">
            <text:p>435</text:p>
          </table:table-cell>
          <table:table-cell office:value-type="float" office:value="495.913" calcext:value-type="float">
            <text:p>495.913</text:p>
          </table:table-cell>
          <table:table-cell office:value-type="float" office:value="484" calcext:value-type="float">
            <text:p>484</text:p>
          </table:table-cell>
          <table:table-cell table:formula="of:=IF([.K31]=0;0;IF(ABS([.L31]-[.K31])&gt;ABS([.M31]-[.K31]);0;1))" office:value-type="float" office:value="0" calcext:value-type="float">
            <text:p>0</text:p>
          </table:table-cell>
          <table:table-cell table:formula="of:=IF([.K31]=0;0;IF(ABS([.M31]-[.K31])&gt;ABS([.L31]-[.K31]);0;1))" office:value-type="float" office:value="1" calcext:value-type="float">
            <text:p>1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11" calcext:value-type="float">
            <text:p>1.10E-005</text:p>
          </table:table-cell>
          <table:table-cell table:style-name="ce2" office:value-type="float" office:value="0.00006156" calcext:value-type="float">
            <text:p>6.16E-005</text:p>
          </table:table-cell>
          <table:table-cell table:style-name="ce2" office:value-type="float" office:value="0.000011" calcext:value-type="float">
            <text:p>1.10E-005</text:p>
          </table:table-cell>
          <table:table-cell table:formula="of:=IF([.Q31]=0;0;IF(ABS([.R31]-[.Q31])&gt;ABS([.S31]-[.Q31]);0;1))" office:value-type="float" office:value="0" calcext:value-type="float">
            <text:p>0</text:p>
          </table:table-cell>
          <table:table-cell table:formula="of:=IF([.Q31]=0;0;IF(ABS([.S31]-[.Q31])&gt;ABS([.R31]-[.Q31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2.7" calcext:value-type="float">
            <text:p>22.7</text:p>
          </table:table-cell>
          <table:table-cell office:value-type="float" office:value="22.0665764723" calcext:value-type="float">
            <text:p>22.0665764723</text:p>
          </table:table-cell>
          <table:table-cell office:value-type="float" office:value="21" calcext:value-type="float">
            <text:p>21</text:p>
          </table:table-cell>
          <table:table-cell table:formula="of:=IF([.W31]=0;0;IF(ABS([.X31]-[.W31])&gt;ABS([.Y31]-[.W31]);0;1))" office:value-type="float" office:value="1" calcext:value-type="float">
            <text:p>1</text:p>
          </table:table-cell>
          <table:table-cell table:formula="of:=IF([.W31]=0;0;IF(ABS([.Y31]-[.W31])&gt;ABS([.X31]-[.W31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table:style-name="ce3" office:value-type="float" office:value="3.59" calcext:value-type="float">
            <text:p>3.5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string" calcext:value-type="string">
            <text:p>Insula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2309.poscar</text:p>
          </table:table-cell>
          <table:table-cell office:value-type="string" calcext:value-type="string">
            <text:p>URu2Si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othermal bulk modulus</text:p>
          </table:table-cell>
          <table:table-cell office:value-type="float" office:value="231" calcext:value-type="float">
            <text:p>231</text:p>
          </table:table-cell>
          <table:table-cell office:value-type="float" office:value="171.762" calcext:value-type="float">
            <text:p>171.762</text:p>
          </table:table-cell>
          <table:table-cell office:value-type="float" office:value="222" calcext:value-type="float">
            <text:p>222</text:p>
          </table:table-cell>
          <table:table-cell table:formula="of:=IF([.E32]=0;0;IF(ABS([.F32]-[.E32])&gt;ABS([.G32]-[.E32]);0;1))" office:value-type="float" office:value="0" calcext:value-type="float">
            <text:p>0</text:p>
          </table:table-cell>
          <table:table-cell table:formula="of:=IF([.E32]=0;0;IF(ABS([.G32]-[.E32])&gt;ABS([.F32]-[.E32]);0;1))" office:value-type="float" office:value="1" calcext:value-type="float">
            <text:p>1</text:p>
          </table:table-cell>
          <table:table-cell office:value-type="string" calcext:value-type="string">
            <text:p>Debye temperature</text:p>
          </table:table-cell>
          <table:table-cell office:value-type="float" office:value="294" calcext:value-type="float">
            <text:p>294</text:p>
          </table:table-cell>
          <table:table-cell office:value-type="float" office:value="329.828" calcext:value-type="float">
            <text:p>329.828</text:p>
          </table:table-cell>
          <table:table-cell office:value-type="float" office:value="541" calcext:value-type="float">
            <text:p>541</text:p>
          </table:table-cell>
          <table:table-cell table:formula="of:=IF([.K32]=0;0;IF(ABS([.L32]-[.K32])&gt;ABS([.M32]-[.K32]);0;1))" office:value-type="float" office:value="1" calcext:value-type="float">
            <text:p>1</text:p>
          </table:table-cell>
          <table:table-cell table:formula="of:=IF([.K32]=0;0;IF(ABS([.M32]-[.K32])&gt;ABS([.L32]-[.K32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0778" calcext:value-type="float">
            <text:p>7.78E-006</text:p>
          </table:table-cell>
          <table:table-cell table:style-name="ce2" office:value-type="float" office:value="0.00005214" calcext:value-type="float">
            <text:p>5.21E-005</text:p>
          </table:table-cell>
          <table:table-cell table:style-name="ce2" office:value-type="float" office:value="0.0000077" calcext:value-type="float">
            <text:p>7.70E-006</text:p>
          </table:table-cell>
          <table:table-cell table:formula="of:=IF([.Q32]=0;0;IF(ABS([.R32]-[.Q32])&gt;ABS([.S32]-[.Q32]);0;1))" office:value-type="float" office:value="0" calcext:value-type="float">
            <text:p>0</text:p>
          </table:table-cell>
          <table:table-cell table:formula="of:=IF([.Q32]=0;0;IF(ABS([.S32]-[.Q32])&gt;ABS([.R32]-[.Q32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1.396" calcext:value-type="float">
            <text:p>1.396</text:p>
          </table:table-cell>
          <table:table-cell office:value-type="float" office:value="24.6839684367" calcext:value-type="float">
            <text:p>24.6839684367</text:p>
          </table:table-cell>
          <table:table-cell office:value-type="float" office:value="20" calcext:value-type="float">
            <text:p>20</text:p>
          </table:table-cell>
          <table:table-cell table:formula="of:=IF([.W32]=0;0;IF(ABS([.X32]-[.W32])&gt;ABS([.Y32]-[.W32]);0;1))" office:value-type="float" office:value="0" calcext:value-type="float">
            <text:p>0</text:p>
          </table:table-cell>
          <table:table-cell table:formula="of:=IF([.W32]=0;0;IF(ABS([.Y32]-[.W32])&gt;ABS([.X32]-[.W32]);0;1))" office:value-type="float" office:value="1" calcext:value-type="float">
            <text:p>1</text:p>
          </table:table-cell>
          <table:table-cell office:value-type="string" calcext:value-type="string">
            <text:p>energy gap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BS([.AD32]-[.AC32])&gt;ABS([.AE32]-[.AC32]);0;1)" office:value-type="float" office:value="1" calcext:value-type="float">
            <text:p>1</text:p>
          </table:table-cell>
          <table:table-cell table:formula="of:=IF(ABS([.AE32]-[.AC32])&gt;ABS([.AD32]-[.AC32]);0;1)" office:value-type="float" office:value="1" calcext:value-type="float">
            <text:p>1</text:p>
          </table:table-cell>
          <table:table-cell office:value-type="string" calcext:value-type="string">
            <text:p>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246.poscar</text:p>
          </table:table-cell>
          <table:table-cell office:value-type="string" calcext:value-type="string">
            <text:p>TiO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thermal bulk modulus</text:p>
          </table:table-cell>
          <table:table-cell office:value-type="float" office:value="206" calcext:value-type="float">
            <text:p>206</text:p>
          </table:table-cell>
          <table:table-cell office:value-type="float" office:value="194.747" calcext:value-type="float">
            <text:p>194.747</text:p>
          </table:table-cell>
          <table:table-cell office:value-type="float" office:value="211" calcext:value-type="float">
            <text:p>211</text:p>
          </table:table-cell>
          <table:table-cell table:formula="of:=IF([.E33]=0;0;IF(ABS([.F33]-[.E33])&gt;ABS([.G33]-[.E33]);0;1))" office:value-type="float" office:value="0" calcext:value-type="float">
            <text:p>0</text:p>
          </table:table-cell>
          <table:table-cell table:formula="of:=IF([.E33]=0;0;IF(ABS([.G33]-[.E33])&gt;ABS([.F33]-[.E33]);0;1))" office:value-type="float" office:value="1" calcext:value-type="float">
            <text:p>1</text:p>
          </table:table-cell>
          <table:table-cell office:value-type="string" calcext:value-type="string">
            <text:p>Debye temperature</text:p>
          </table:table-cell>
          <table:table-cell office:value-type="float" office:value="530" calcext:value-type="float">
            <text:p>530</text:p>
          </table:table-cell>
          <table:table-cell office:value-type="float" office:value="763.036" calcext:value-type="float">
            <text:p>763.036</text:p>
          </table:table-cell>
          <table:table-cell office:value-type="float" office:value="515" calcext:value-type="float">
            <text:p>515</text:p>
          </table:table-cell>
          <table:table-cell table:formula="of:=IF([.K33]=0;0;IF(ABS([.L33]-[.K33])&gt;ABS([.M33]-[.K33]);0;1))" office:value-type="float" office:value="0" calcext:value-type="float">
            <text:p>0</text:p>
          </table:table-cell>
          <table:table-cell table:formula="of:=IF([.K33]=0;0;IF(ABS([.M33]-[.K33])&gt;ABS([.L33]-[.K33]);0;1))" office:value-type="float" office:value="1" calcext:value-type="float">
            <text:p>1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084" calcext:value-type="float">
            <text:p>8.40E-006</text:p>
          </table:table-cell>
          <table:table-cell table:style-name="ce2" office:value-type="float" office:value="0.00006107" calcext:value-type="float">
            <text:p>6.11E-005</text:p>
          </table:table-cell>
          <table:table-cell table:style-name="ce2" office:value-type="float" office:value="0.000013" calcext:value-type="float">
            <text:p>1.30E-005</text:p>
          </table:table-cell>
          <table:table-cell table:formula="of:=IF([.Q33]=0;0;IF(ABS([.R33]-[.Q33])&gt;ABS([.S33]-[.Q33]);0;1))" office:value-type="float" office:value="0" calcext:value-type="float">
            <text:p>0</text:p>
          </table:table-cell>
          <table:table-cell table:formula="of:=IF([.Q33]=0;0;IF(ABS([.S33]-[.Q33])&gt;ABS([.R33]-[.Q33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18.524" calcext:value-type="float">
            <text:p>18.524</text:p>
          </table:table-cell>
          <table:table-cell office:value-type="float" office:value="19.0248699063" calcext:value-type="float">
            <text:p>19.0248699063</text:p>
          </table:table-cell>
          <table:table-cell office:value-type="float" office:value="27" calcext:value-type="float">
            <text:p>27</text:p>
          </table:table-cell>
          <table:table-cell table:formula="of:=IF([.W33]=0;0;IF(ABS([.X33]-[.W33])&gt;ABS([.Y33]-[.W33]);0;1))" office:value-type="float" office:value="1" calcext:value-type="float">
            <text:p>1</text:p>
          </table:table-cell>
          <table:table-cell table:formula="of:=IF([.W33]=0;0;IF(ABS([.Y33]-[.W33])&gt;ABS([.X33]-[.W33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office:value-type="float" office:value="3.05" calcext:value-type="float">
            <text:p>3.05</text:p>
          </table:table-cell>
          <table:table-cell office:value-type="float" office:value="1.891" calcext:value-type="float">
            <text:p>1.891</text:p>
          </table:table-cell>
          <table:table-cell office:value-type="float" office:value="0" calcext:value-type="float">
            <text:p>0</text:p>
          </table:table-cell>
          <table:table-cell table:formula="of:=IF(ABS([.AD33]-[.AC33])&gt;ABS([.AE33]-[.AC33]);0;1)" office:value-type="float" office:value="1" calcext:value-type="float">
            <text:p>1</text:p>
          </table:table-cell>
          <table:table-cell table:formula="of:=IF(ABS([.AE33]-[.AC33])&gt;ABS([.AD33]-[.AC33]);0;1)" office:value-type="float" office:value="0" calcext:value-type="float">
            <text:p>0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2481.poscar</text:p>
          </table:table-cell>
          <table:table-cell office:value-type="string" calcext:value-type="string">
            <text:p>TiNiS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othermal bulk modulus</text:p>
          </table:table-cell>
          <table:table-cell office:value-type="float" office:value="127" calcext:value-type="float">
            <text:p>127</text:p>
          </table:table-cell>
          <table:table-cell office:value-type="float" office:value="122.191" calcext:value-type="float">
            <text:p>122.191</text:p>
          </table:table-cell>
          <table:table-cell office:value-type="float" office:value="198" calcext:value-type="float">
            <text:p>198</text:p>
          </table:table-cell>
          <table:table-cell table:formula="of:=IF([.E34]=0;0;IF(ABS([.F34]-[.E34])&gt;ABS([.G34]-[.E34]);0;1))" office:value-type="float" office:value="1" calcext:value-type="float">
            <text:p>1</text:p>
          </table:table-cell>
          <table:table-cell table:formula="of:=IF([.E34]=0;0;IF(ABS([.G34]-[.E34])&gt;ABS([.F34]-[.E34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417" calcext:value-type="float">
            <text:p>417</text:p>
          </table:table-cell>
          <table:table-cell office:value-type="float" office:value="320.464" calcext:value-type="float">
            <text:p>320.464</text:p>
          </table:table-cell>
          <table:table-cell office:value-type="float" office:value="527" calcext:value-type="float">
            <text:p>527</text:p>
          </table:table-cell>
          <table:table-cell table:formula="of:=IF([.K34]=0;0;IF(ABS([.L34]-[.K34])&gt;ABS([.M34]-[.K34]);0;1))" office:value-type="float" office:value="1" calcext:value-type="float">
            <text:p>1</text:p>
          </table:table-cell>
          <table:table-cell table:formula="of:=IF([.K34]=0;0;IF(ABS([.M34]-[.K34])&gt;ABS([.L34]-[.K34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109" calcext:value-type="float">
            <text:p>1.09E-005</text:p>
          </table:table-cell>
          <table:table-cell table:style-name="ce2" office:value-type="float" office:value="0.00006241" calcext:value-type="float">
            <text:p>6.24E-005</text:p>
          </table:table-cell>
          <table:table-cell table:style-name="ce2" office:value-type="float" office:value="0.0000102" calcext:value-type="float">
            <text:p>1.02E-005</text:p>
          </table:table-cell>
          <table:table-cell table:formula="of:=IF([.Q34]=0;0;IF(ABS([.R34]-[.Q34])&gt;ABS([.S34]-[.Q34]);0;1))" office:value-type="float" office:value="0" calcext:value-type="float">
            <text:p>0</text:p>
          </table:table-cell>
          <table:table-cell table:formula="of:=IF([.Q34]=0;0;IF(ABS([.S34]-[.Q34])&gt;ABS([.R34]-[.Q34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23.8985291284" calcext:value-type="float">
            <text:p>23.8985291284</text:p>
          </table:table-cell>
          <table:table-cell office:value-type="float" office:value="28" calcext:value-type="float">
            <text:p>28</text:p>
          </table:table-cell>
          <table:table-cell table:formula="of:=IF([.W34]=0;0;IF(ABS([.X34]-[.W34])&gt;ABS([.Y34]-[.W34]);0;1))" office:value-type="float" office:value="0" calcext:value-type="float">
            <text:p>0</text:p>
          </table:table-cell>
          <table:table-cell table:formula="of:=IF([.W34]=0;0;IF(ABS([.Y34]-[.W34])&gt;ABS([.X34]-[.W34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table:style-name="ce3" office:value-type="float" office:value="0.45" calcext:value-type="float">
            <text:p>0.4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276.poscar</text:p>
          </table:table-cell>
          <table:table-cell office:value-type="string" calcext:value-type="string">
            <text:p>Ga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othermal bulk modulus</text:p>
          </table:table-cell>
          <table:table-cell office:value-type="float" office:value="74.8" calcext:value-type="float">
            <text:p>74.8</text:p>
          </table:table-cell>
          <table:table-cell office:value-type="float" office:value="61.895" calcext:value-type="float">
            <text:p>61.895</text:p>
          </table:table-cell>
          <table:table-cell office:value-type="float" office:value="156" calcext:value-type="float">
            <text:p>156</text:p>
          </table:table-cell>
          <table:table-cell table:formula="of:=IF([.E35]=0;0;IF(ABS([.F35]-[.E35])&gt;ABS([.G35]-[.E35]);0;1))" office:value-type="float" office:value="1" calcext:value-type="float">
            <text:p>1</text:p>
          </table:table-cell>
          <table:table-cell table:formula="of:=IF([.E35]=0;0;IF(ABS([.G35]-[.E35])&gt;ABS([.F35]-[.E35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345" calcext:value-type="float">
            <text:p>345</text:p>
          </table:table-cell>
          <table:table-cell office:value-type="float" office:value="283.942" calcext:value-type="float">
            <text:p>283.942</text:p>
          </table:table-cell>
          <table:table-cell office:value-type="float" office:value="559" calcext:value-type="float">
            <text:p>559</text:p>
          </table:table-cell>
          <table:table-cell table:formula="of:=IF([.K35]=0;0;IF(ABS([.L35]-[.K35])&gt;ABS([.M35]-[.K35]);0;1))" office:value-type="float" office:value="1" calcext:value-type="float">
            <text:p>1</text:p>
          </table:table-cell>
          <table:table-cell table:formula="of:=IF([.K35]=0;0;IF(ABS([.M35]-[.K35])&gt;ABS([.L35]-[.K35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0575" calcext:value-type="float">
            <text:p>5.75E-006</text:p>
          </table:table-cell>
          <table:table-cell table:style-name="ce2" office:value-type="float" office:value="0.00006056" calcext:value-type="float">
            <text:p>6.06E-005</text:p>
          </table:table-cell>
          <table:table-cell table:style-name="ce2" office:value-type="float" office:value="0.0000095" calcext:value-type="float">
            <text:p>9.50E-006</text:p>
          </table:table-cell>
          <table:table-cell table:formula="of:=IF([.Q35]=0;0;IF(ABS([.R35]-[.Q35])&gt;ABS([.S35]-[.Q35]);0;1))" office:value-type="float" office:value="0" calcext:value-type="float">
            <text:p>0</text:p>
          </table:table-cell>
          <table:table-cell table:formula="of:=IF([.Q35]=0;0;IF(ABS([.S35]-[.Q35])&gt;ABS([.R35]-[.Q35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3.1" calcext:value-type="float">
            <text:p>23.1</text:p>
          </table:table-cell>
          <table:table-cell office:value-type="float" office:value="24.8352916061" calcext:value-type="float">
            <text:p>24.8352916061</text:p>
          </table:table-cell>
          <table:table-cell office:value-type="float" office:value="20" calcext:value-type="float">
            <text:p>20</text:p>
          </table:table-cell>
          <table:table-cell table:formula="of:=IF([.W35]=0;0;IF(ABS([.X35]-[.W35])&gt;ABS([.Y35]-[.W35]);0;1))" office:value-type="float" office:value="1" calcext:value-type="float">
            <text:p>1</text:p>
          </table:table-cell>
          <table:table-cell table:formula="of:=IF([.W35]=0;0;IF(ABS([.Y35]-[.W35])&gt;ABS([.X35]-[.W35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table:style-name="ce3" office:value-type="float" office:value="1.50155" calcext:value-type="float">
            <text:p>1.5015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2946.poscar</text:p>
          </table:table-cell>
          <table:table-cell office:value-type="string" calcext:value-type="string">
            <text:p>Ba2YCu3O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sothermal bulk modulus</text:p>
          </table:table-cell>
          <table:table-cell office:value-type="float" office:value="96.71" calcext:value-type="float">
            <text:p>96.71</text:p>
          </table:table-cell>
          <table:table-cell office:value-type="float" office:value="136.114" calcext:value-type="float">
            <text:p>136.114</text:p>
          </table:table-cell>
          <table:table-cell office:value-type="float" office:value="166" calcext:value-type="float">
            <text:p>166</text:p>
          </table:table-cell>
          <table:table-cell table:formula="of:=IF([.E36]=0;0;IF(ABS([.F36]-[.E36])&gt;ABS([.G36]-[.E36]);0;1))" office:value-type="float" office:value="1" calcext:value-type="float">
            <text:p>1</text:p>
          </table:table-cell>
          <table:table-cell table:formula="of:=IF([.E36]=0;0;IF(ABS([.G36]-[.E36])&gt;ABS([.F36]-[.E36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395" calcext:value-type="float">
            <text:p>395</text:p>
          </table:table-cell>
          <table:table-cell office:value-type="float" office:value="389.773" calcext:value-type="float">
            <text:p>389.773</text:p>
          </table:table-cell>
          <table:table-cell office:value-type="float" office:value="493" calcext:value-type="float">
            <text:p>493</text:p>
          </table:table-cell>
          <table:table-cell table:formula="of:=IF([.K36]=0;0;IF(ABS([.L36]-[.K36])&gt;ABS([.M36]-[.K36]);0;1))" office:value-type="float" office:value="1" calcext:value-type="float">
            <text:p>1</text:p>
          </table:table-cell>
          <table:table-cell table:formula="of:=IF([.K36]=0;0;IF(ABS([.M36]-[.K36])&gt;ABS([.L36]-[.K36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11075" calcext:value-type="float">
            <text:p>1.11E-005</text:p>
          </table:table-cell>
          <table:table-cell table:style-name="ce2" office:value-type="float" office:value="0.00005204" calcext:value-type="float">
            <text:p>5.20E-005</text:p>
          </table:table-cell>
          <table:table-cell table:style-name="ce2" office:value-type="float" office:value="0.0000155" calcext:value-type="float">
            <text:p>1.55E-005</text:p>
          </table:table-cell>
          <table:table-cell table:formula="of:=IF([.Q36]=0;0;IF(ABS([.R36]-[.Q36])&gt;ABS([.S36]-[.Q36]);0;1))" office:value-type="float" office:value="0" calcext:value-type="float">
            <text:p>0</text:p>
          </table:table-cell>
          <table:table-cell table:formula="of:=IF([.Q36]=0;0;IF(ABS([.S36]-[.Q36])&gt;ABS([.R36]-[.Q36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19.1" calcext:value-type="float">
            <text:p>19.1</text:p>
          </table:table-cell>
          <table:table-cell office:value-type="float" office:value="21.3918260758" calcext:value-type="float">
            <text:p>21.3918260758</text:p>
          </table:table-cell>
          <table:table-cell office:value-type="float" office:value="23" calcext:value-type="float">
            <text:p>23</text:p>
          </table:table-cell>
          <table:table-cell table:formula="of:=IF([.W36]=0;0;IF(ABS([.X36]-[.W36])&gt;ABS([.Y36]-[.W36]);0;1))" office:value-type="float" office:value="1" calcext:value-type="float">
            <text:p>1</text:p>
          </table:table-cell>
          <table:table-cell table:formula="of:=IF([.W36]=0;0;IF(ABS([.Y36]-[.W36])&gt;ABS([.X36]-[.W36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table:style-name="ce3" office:value-type="float" office:value="1.55" calcext:value-type="float">
            <text:p>1.5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303.poscar</text:p>
          </table:table-cell>
          <table:table-cell office:value-type="string" calcext:value-type="string">
            <text:p>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othermal bulk modulus</text:p>
          </table:table-cell>
          <table:table-cell office:value-type="float" office:value="170" calcext:value-type="float">
            <text:p>170</text:p>
          </table:table-cell>
          <table:table-cell office:value-type="float" office:value="115.217" calcext:value-type="float">
            <text:p>115.217</text:p>
          </table:table-cell>
          <table:table-cell office:value-type="float" office:value="178" calcext:value-type="float">
            <text:p>178</text:p>
          </table:table-cell>
          <table:table-cell table:formula="of:=IF([.E37]=0;0;IF(ABS([.F37]-[.E37])&gt;ABS([.G37]-[.E37]);0;1))" office:value-type="float" office:value="0" calcext:value-type="float">
            <text:p>0</text:p>
          </table:table-cell>
          <table:table-cell table:formula="of:=IF([.E37]=0;0;IF(ABS([.G37]-[.E37])&gt;ABS([.F37]-[.E37]);0;1))" office:value-type="float" office:value="1" calcext:value-type="float">
            <text:p>1</text:p>
          </table:table-cell>
          <table:table-cell office:value-type="string" calcext:value-type="string">
            <text:p>Debye temperature</text:p>
          </table:table-cell>
          <table:table-cell office:value-type="float" office:value="170" calcext:value-type="float">
            <text:p>170</text:p>
          </table:table-cell>
          <table:table-cell office:value-type="float" office:value="153.596" calcext:value-type="float">
            <text:p>153.596</text:p>
          </table:table-cell>
          <table:table-cell office:value-type="float" office:value="458" calcext:value-type="float">
            <text:p>458</text:p>
          </table:table-cell>
          <table:table-cell table:formula="of:=IF([.K37]=0;0;IF(ABS([.L37]-[.K37])&gt;ABS([.M37]-[.K37]);0;1))" office:value-type="float" office:value="1" calcext:value-type="float">
            <text:p>1</text:p>
          </table:table-cell>
          <table:table-cell table:formula="of:=IF([.K37]=0;0;IF(ABS([.M37]-[.K37])&gt;ABS([.L37]-[.K37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243" calcext:value-type="float">
            <text:p>2.43E-005</text:p>
          </table:table-cell>
          <table:table-cell table:style-name="ce2" office:value-type="float" office:value="0.000065" calcext:value-type="float">
            <text:p>6.50E-005</text:p>
          </table:table-cell>
          <table:table-cell table:style-name="ce2" office:value-type="float" office:value="0.0000153" calcext:value-type="float">
            <text:p>1.53E-005</text:p>
          </table:table-cell>
          <table:table-cell table:formula="of:=IF([.Q37]=0;0;IF(ABS([.R37]-[.Q37])&gt;ABS([.S37]-[.Q37]);0;1))" office:value-type="float" office:value="0" calcext:value-type="float">
            <text:p>0</text:p>
          </table:table-cell>
          <table:table-cell table:formula="of:=IF([.Q37]=0;0;IF(ABS([.S37]-[.Q37])&gt;ABS([.R37]-[.Q37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5.55" calcext:value-type="float">
            <text:p>25.55</text:p>
          </table:table-cell>
          <table:table-cell office:value-type="float" office:value="32.0189849264" calcext:value-type="float">
            <text:p>32.0189849264</text:p>
          </table:table-cell>
          <table:table-cell office:value-type="float" office:value="24" calcext:value-type="float">
            <text:p>24</text:p>
          </table:table-cell>
          <table:table-cell table:formula="of:=IF([.W37]=0;0;IF(ABS([.X37]-[.W37])&gt;ABS([.Y37]-[.W37]);0;1))" office:value-type="float" office:value="0" calcext:value-type="float">
            <text:p>0</text:p>
          </table:table-cell>
          <table:table-cell table:formula="of:=IF([.W37]=0;0;IF(ABS([.Y37]-[.W37])&gt;ABS([.X37]-[.W37]);0;1))" office:value-type="float" office:value="1" calcext:value-type="float">
            <text:p>1</text:p>
          </table:table-cell>
          <table:table-cell office:value-type="string" calcext:value-type="string">
            <text:p>energy gap</text:p>
          </table:table-cell>
          <table:table-cell table:style-name="ce3" office:value-type="float" office:value="1.007" calcext:value-type="float">
            <text:p>1.00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3198.poscar</text:p>
          </table:table-cell>
          <table:table-cell office:value-type="string" calcext:value-type="string">
            <text:p>BaTiO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othermal bulk modulus</text:p>
          </table:table-cell>
          <table:table-cell office:value-type="float" office:value="177.4" calcext:value-type="float">
            <text:p>177.4</text:p>
          </table:table-cell>
          <table:table-cell office:value-type="float" office:value="150.27" calcext:value-type="float">
            <text:p>150.27</text:p>
          </table:table-cell>
          <table:table-cell office:value-type="float" office:value="194" calcext:value-type="float">
            <text:p>194</text:p>
          </table:table-cell>
          <table:table-cell table:formula="of:=IF([.E38]=0;0;IF(ABS([.F38]-[.E38])&gt;ABS([.G38]-[.E38]);0;1))" office:value-type="float" office:value="0" calcext:value-type="float">
            <text:p>0</text:p>
          </table:table-cell>
          <table:table-cell table:formula="of:=IF([.E38]=0;0;IF(ABS([.G38]-[.E38])&gt;ABS([.F38]-[.E38]);0;1))" office:value-type="float" office:value="1" calcext:value-type="float">
            <text:p>1</text:p>
          </table:table-cell>
          <table:table-cell office:value-type="string" calcext:value-type="string">
            <text:p>Debye temperature</text:p>
          </table:table-cell>
          <table:table-cell office:value-type="float" office:value="275" calcext:value-type="float">
            <text:p>275</text:p>
          </table:table-cell>
          <table:table-cell office:value-type="float" office:value="522.274" calcext:value-type="float">
            <text:p>522.274</text:p>
          </table:table-cell>
          <table:table-cell office:value-type="float" office:value="541" calcext:value-type="float">
            <text:p>541</text:p>
          </table:table-cell>
          <table:table-cell table:formula="of:=IF([.K38]=0;0;IF(ABS([.L38]-[.K38])&gt;ABS([.M38]-[.K38]);0;1))" office:value-type="float" office:value="1" calcext:value-type="float">
            <text:p>1</text:p>
          </table:table-cell>
          <table:table-cell table:formula="of:=IF([.K38]=0;0;IF(ABS([.M38]-[.K38])&gt;ABS([.L38]-[.K38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065" calcext:value-type="float">
            <text:p>6.50E-006</text:p>
          </table:table-cell>
          <table:table-cell table:style-name="ce2" office:value-type="float" office:value="0.00005179" calcext:value-type="float">
            <text:p>5.18E-005</text:p>
          </table:table-cell>
          <table:table-cell table:style-name="ce2" office:value-type="float" office:value="0.0000103" calcext:value-type="float">
            <text:p>1.03E-005</text:p>
          </table:table-cell>
          <table:table-cell table:formula="of:=IF([.Q38]=0;0;IF(ABS([.R38]-[.Q38])&gt;ABS([.S38]-[.Q38]);0;1))" office:value-type="float" office:value="0" calcext:value-type="float">
            <text:p>0</text:p>
          </table:table-cell>
          <table:table-cell table:formula="of:=IF([.Q38]=0;0;IF(ABS([.S38]-[.Q38])&gt;ABS([.R38]-[.Q38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3.72" calcext:value-type="float">
            <text:p>23.72</text:p>
          </table:table-cell>
          <table:table-cell office:value-type="float" office:value="21.7655930253" calcext:value-type="float">
            <text:p>21.7655930253</text:p>
          </table:table-cell>
          <table:table-cell office:value-type="float" office:value="22" calcext:value-type="float">
            <text:p>22</text:p>
          </table:table-cell>
          <table:table-cell table:formula="of:=IF([.W38]=0;0;IF(ABS([.X38]-[.W38])&gt;ABS([.Y38]-[.W38]);0;1))" office:value-type="float" office:value="0" calcext:value-type="float">
            <text:p>0</text:p>
          </table:table-cell>
          <table:table-cell table:formula="of:=IF([.W38]=0;0;IF(ABS([.Y38]-[.W38])&gt;ABS([.X38]-[.W38]);0;1))" office:value-type="float" office:value="1" calcext:value-type="float">
            <text:p>1</text:p>
          </table:table-cell>
          <table:table-cell office:value-type="string" calcext:value-type="string">
            <text:p>energy gap</text:p>
          </table:table-cell>
          <table:table-cell office:value-type="float" office:value="3.07" calcext:value-type="float">
            <text:p>3.07</text:p>
          </table:table-cell>
          <table:table-cell office:value-type="float" office:value="2.011" calcext:value-type="float">
            <text:p>2.011</text:p>
          </table:table-cell>
          <table:table-cell office:value-type="float" office:value="0" calcext:value-type="float">
            <text:p>0</text:p>
          </table:table-cell>
          <table:table-cell table:formula="of:=IF(ABS([.AD38]-[.AC38])&gt;ABS([.AE38]-[.AC38]);0;1)" office:value-type="float" office:value="1" calcext:value-type="float">
            <text:p>1</text:p>
          </table:table-cell>
          <table:table-cell table:formula="of:=IF(ABS([.AE38]-[.AC38])&gt;ABS([.AD38]-[.AC38]);0;1)" office:value-type="float" office:value="0" calcext:value-type="float">
            <text:p>0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397.poscar</text:p>
          </table:table-cell>
          <table:table-cell office:value-type="string" calcext:value-type="string">
            <text:p>In2O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sothermal bulk modulus</text:p>
          </table:table-cell>
          <table:table-cell office:value-type="float" office:value="182.805" calcext:value-type="float">
            <text:p>182.805</text:p>
          </table:table-cell>
          <table:table-cell office:value-type="float" office:value="140.38" calcext:value-type="float">
            <text:p>140.38</text:p>
          </table:table-cell>
          <table:table-cell office:value-type="float" office:value="155" calcext:value-type="float">
            <text:p>155</text:p>
          </table:table-cell>
          <table:table-cell table:formula="of:=IF([.E39]=0;0;IF(ABS([.F39]-[.E39])&gt;ABS([.G39]-[.E39]);0;1))" office:value-type="float" office:value="0" calcext:value-type="float">
            <text:p>0</text:p>
          </table:table-cell>
          <table:table-cell table:formula="of:=IF([.E39]=0;0;IF(ABS([.G39]-[.E39])&gt;ABS([.F39]-[.E39]);0;1))" office:value-type="float" office:value="1" calcext:value-type="float">
            <text:p>1</text:p>
          </table:table-cell>
          <table:table-cell office:value-type="string" calcext:value-type="string">
            <text:p>Debye temperature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405.322" calcext:value-type="float">
            <text:p>405.322</text:p>
          </table:table-cell>
          <table:table-cell office:value-type="float" office:value="584" calcext:value-type="float">
            <text:p>584</text:p>
          </table:table-cell>
          <table:table-cell table:formula="of:=IF([.K39]=0;0;IF(ABS([.L39]-[.K39])&gt;ABS([.M39]-[.K39]);0;1))" office:value-type="float" office:value="0" calcext:value-type="float">
            <text:p>0</text:p>
          </table:table-cell>
          <table:table-cell table:formula="of:=IF([.K39]=0;0;IF(ABS([.M39]-[.K39])&gt;ABS([.L39]-[.K39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" office:value-type="float" office:value="0.00006026" calcext:value-type="float">
            <text:p>6.03E-005</text:p>
          </table:table-cell>
          <table:table-cell table:style-name="ce2" office:value-type="float" office:value="0.0000086" calcext:value-type="float">
            <text:p>8.60E-006</text:p>
          </table:table-cell>
          <table:table-cell table:formula="of:=IF([.Q39]=0;0;IF(ABS([.R39]-[.Q39])&gt;ABS([.S39]-[.Q39]);0;1))" office:value-type="float" office:value="0" calcext:value-type="float">
            <text:p>0</text:p>
          </table:table-cell>
          <table:table-cell table:formula="of:=IF([.Q39]=0;0;IF(ABS([.S39]-[.Q39])&gt;ABS([.R39]-[.Q39]);0;1))" office:value-type="float" office:value="0" calcext:value-type="float">
            <text:p>0</text:p>
          </table:table-cell>
          <table:table-cell office:value-type="string" calcext:value-type="string">
            <text:p>heat capacity at constant pressure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23.3062624376" calcext:value-type="float">
            <text:p>23.3062624376</text:p>
          </table:table-cell>
          <table:table-cell office:value-type="float" office:value="22" calcext:value-type="float">
            <text:p>22</text:p>
          </table:table-cell>
          <table:table-cell table:formula="of:=IF([.W39]=0;0;IF(ABS([.X39]-[.W39])&gt;ABS([.Y39]-[.W39]);0;1))" office:value-type="float" office:value="0" calcext:value-type="float">
            <text:p>0</text:p>
          </table:table-cell>
          <table:table-cell table:formula="of:=IF([.W39]=0;0;IF(ABS([.Y39]-[.W39])&gt;ABS([.X39]-[.W39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office:value-type="float" office:value="1.25" calcext:value-type="float">
            <text:p>1.25</text:p>
          </table:table-cell>
          <table:table-cell office:value-type="float" office:value="0.989" calcext:value-type="float">
            <text:p>0.989</text:p>
          </table:table-cell>
          <table:table-cell office:value-type="float" office:value="0" calcext:value-type="float">
            <text:p>0</text:p>
          </table:table-cell>
          <table:table-cell table:formula="of:=IF(ABS([.AD39]-[.AC39])&gt;ABS([.AE39]-[.AC39]);0;1)" office:value-type="float" office:value="1" calcext:value-type="float">
            <text:p>1</text:p>
          </table:table-cell>
          <table:table-cell table:formula="of:=IF(ABS([.AE39]-[.AC39])&gt;ABS([.AD39]-[.AC39]);0;1)" office:value-type="float" office:value="0" calcext:value-type="float">
            <text:p>0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4.poscar</text:p>
          </table:table-cell>
          <table:table-cell office:value-type="string" calcext:value-type="string">
            <text:p>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othermal bulk modulus</text:p>
          </table:table-cell>
          <table:table-cell office:value-type="float" office:value="96" calcext:value-type="float">
            <text:p>96</text:p>
          </table:table-cell>
          <table:table-cell office:value-type="float" office:value="86.034" calcext:value-type="float">
            <text:p>86.034</text:p>
          </table:table-cell>
          <table:table-cell office:value-type="float" office:value="173" calcext:value-type="float">
            <text:p>173</text:p>
          </table:table-cell>
          <table:table-cell table:formula="of:=IF([.E40]=0;0;IF(ABS([.F40]-[.E40])&gt;ABS([.G40]-[.E40]);0;1))" office:value-type="float" office:value="1" calcext:value-type="float">
            <text:p>1</text:p>
          </table:table-cell>
          <table:table-cell table:formula="of:=IF([.E40]=0;0;IF(ABS([.G40]-[.E40])&gt;ABS([.F40]-[.E40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599.808" calcext:value-type="float">
            <text:p>599.808</text:p>
          </table:table-cell>
          <table:table-cell office:value-type="float" office:value="588" calcext:value-type="float">
            <text:p>588</text:p>
          </table:table-cell>
          <table:table-cell table:formula="of:=IF([.K40]=0;0;IF(ABS([.L40]-[.K40])&gt;ABS([.M40]-[.K40]);0;1))" office:value-type="float" office:value="0" calcext:value-type="float">
            <text:p>0</text:p>
          </table:table-cell>
          <table:table-cell table:formula="of:=IF([.K40]=0;0;IF(ABS([.M40]-[.K40])&gt;ABS([.L40]-[.K40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" office:value-type="float" office:value="0.00006068" calcext:value-type="float">
            <text:p>6.07E-005</text:p>
          </table:table-cell>
          <table:table-cell table:style-name="ce2" office:value-type="float" office:value="0.0000086" calcext:value-type="float">
            <text:p>8.60E-006</text:p>
          </table:table-cell>
          <table:table-cell table:formula="of:=IF([.Q40]=0;0;IF(ABS([.R40]-[.Q40])&gt;ABS([.S40]-[.Q40]);0;1))" office:value-type="float" office:value="0" calcext:value-type="float">
            <text:p>0</text:p>
          </table:table-cell>
          <table:table-cell table:formula="of:=IF([.Q40]=0;0;IF(ABS([.S40]-[.Q40])&gt;ABS([.R40]-[.Q40]);0;1))" office:value-type="float" office:value="0" calcext:value-type="float">
            <text:p>0</text:p>
          </table:table-cell>
          <table:table-cell office:value-type="string" calcext:value-type="string">
            <text:p>heat capacity at constant pressure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21.8005137567" calcext:value-type="float">
            <text:p>21.8005137567</text:p>
          </table:table-cell>
          <table:table-cell office:value-type="float" office:value="19" calcext:value-type="float">
            <text:p>19</text:p>
          </table:table-cell>
          <table:table-cell table:formula="of:=IF([.W40]=0;0;IF(ABS([.X40]-[.W40])&gt;ABS([.Y40]-[.W40]);0;1))" office:value-type="float" office:value="0" calcext:value-type="float">
            <text:p>0</text:p>
          </table:table-cell>
          <table:table-cell table:formula="of:=IF([.W40]=0;0;IF(ABS([.Y40]-[.W40])&gt;ABS([.X40]-[.W40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formula="of:=IF(ABS([.AD40]-[.AC40])&gt;ABS([.AE40]-[.AC40]);0;1)" office:value-type="float" office:value="1" calcext:value-type="float">
            <text:p>1</text:p>
          </table:table-cell>
          <table:table-cell table:formula="of:=IF(ABS([.AE40]-[.AC40])&gt;ABS([.AD40]-[.AC40]);0;1)" office:value-type="float" office:value="0" calcext:value-type="float">
            <text:p>0</text:p>
          </table:table-cell>
          <table:table-cell office:value-type="string" calcext:value-type="string">
            <text:p>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456.poscar</text:p>
          </table:table-cell>
          <table:table-cell office:value-type="string" calcext:value-type="string">
            <text:p>C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thermal bulk modulus</text:p>
          </table:table-cell>
          <table:table-cell office:value-type="float" office:value="95" calcext:value-type="float">
            <text:p>95</text:p>
          </table:table-cell>
          <table:table-cell office:value-type="float" office:value="144.647" calcext:value-type="float">
            <text:p>144.647</text:p>
          </table:table-cell>
          <table:table-cell office:value-type="float" office:value="177" calcext:value-type="float">
            <text:p>177</text:p>
          </table:table-cell>
          <table:table-cell table:formula="of:=IF([.E41]=0;0;IF(ABS([.F41]-[.E41])&gt;ABS([.G41]-[.E41]);0;1))" office:value-type="float" office:value="1" calcext:value-type="float">
            <text:p>1</text:p>
          </table:table-cell>
          <table:table-cell table:formula="of:=IF([.E41]=0;0;IF(ABS([.G41]-[.E41])&gt;ABS([.F41]-[.E41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397" calcext:value-type="float">
            <text:p>397</text:p>
          </table:table-cell>
          <table:table-cell office:value-type="float" office:value="372.986" calcext:value-type="float">
            <text:p>372.986</text:p>
          </table:table-cell>
          <table:table-cell office:value-type="float" office:value="492" calcext:value-type="float">
            <text:p>492</text:p>
          </table:table-cell>
          <table:table-cell table:formula="of:=IF([.K41]=0;0;IF(ABS([.L41]-[.K41])&gt;ABS([.M41]-[.K41]);0;1))" office:value-type="float" office:value="1" calcext:value-type="float">
            <text:p>1</text:p>
          </table:table-cell>
          <table:table-cell table:formula="of:=IF([.K41]=0;0;IF(ABS([.M41]-[.K41])&gt;ABS([.L41]-[.K41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06" calcext:value-type="float">
            <text:p>6.00E-006</text:p>
          </table:table-cell>
          <table:table-cell table:style-name="ce2" office:value-type="float" office:value="0.00006156" calcext:value-type="float">
            <text:p>6.16E-005</text:p>
          </table:table-cell>
          <table:table-cell table:style-name="ce2" office:value-type="float" office:value="0.0000109" calcext:value-type="float">
            <text:p>1.09E-005</text:p>
          </table:table-cell>
          <table:table-cell table:formula="of:=IF([.Q41]=0;0;IF(ABS([.R41]-[.Q41])&gt;ABS([.S41]-[.Q41]);0;1))" office:value-type="float" office:value="0" calcext:value-type="float">
            <text:p>0</text:p>
          </table:table-cell>
          <table:table-cell table:formula="of:=IF([.Q41]=0;0;IF(ABS([.S41]-[.Q41])&gt;ABS([.R41]-[.Q41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1.1" calcext:value-type="float">
            <text:p>21.1</text:p>
          </table:table-cell>
          <table:table-cell office:value-type="float" office:value="22.4240982463" calcext:value-type="float">
            <text:p>22.4240982463</text:p>
          </table:table-cell>
          <table:table-cell office:value-type="float" office:value="24" calcext:value-type="float">
            <text:p>24</text:p>
          </table:table-cell>
          <table:table-cell table:formula="of:=IF([.W41]=0;0;IF(ABS([.X41]-[.W41])&gt;ABS([.Y41]-[.W41]);0;1))" office:value-type="float" office:value="1" calcext:value-type="float">
            <text:p>1</text:p>
          </table:table-cell>
          <table:table-cell table:formula="of:=IF([.W41]=0;0;IF(ABS([.Y41]-[.W41])&gt;ABS([.X41]-[.W41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table:style-name="ce3" office:value-type="float" office:value="1.4" calcext:value-type="float">
            <text:p>1.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459.poscar</text:p>
          </table:table-cell>
          <table:table-cell office:value-type="string" calcext:value-type="string">
            <text:p>K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othermal bulk modulus</text:p>
          </table:table-cell>
          <table:table-cell office:value-type="float" office:value="19.582" calcext:value-type="float">
            <text:p>19.582</text:p>
          </table:table-cell>
          <table:table-cell office:value-type="float" office:value="16.022" calcext:value-type="float">
            <text:p>16.022</text:p>
          </table:table-cell>
          <table:table-cell office:value-type="float" office:value="119" calcext:value-type="float">
            <text:p>119</text:p>
          </table:table-cell>
          <table:table-cell table:formula="of:=IF([.E42]=0;0;IF(ABS([.F42]-[.E42])&gt;ABS([.G42]-[.E42]);0;1))" office:value-type="float" office:value="1" calcext:value-type="float">
            <text:p>1</text:p>
          </table:table-cell>
          <table:table-cell table:formula="of:=IF([.E42]=0;0;IF(ABS([.G42]-[.E42])&gt;ABS([.F42]-[.E42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216.5" calcext:value-type="float">
            <text:p>216.5</text:p>
          </table:table-cell>
          <table:table-cell office:value-type="float" office:value="202.485" calcext:value-type="float">
            <text:p>202.485</text:p>
          </table:table-cell>
          <table:table-cell office:value-type="float" office:value="472" calcext:value-type="float">
            <text:p>472</text:p>
          </table:table-cell>
          <table:table-cell table:formula="of:=IF([.K42]=0;0;IF(ABS([.L42]-[.K42])&gt;ABS([.M42]-[.K42]);0;1))" office:value-type="float" office:value="1" calcext:value-type="float">
            <text:p>1</text:p>
          </table:table-cell>
          <table:table-cell table:formula="of:=IF([.K42]=0;0;IF(ABS([.M42]-[.K42])&gt;ABS([.L42]-[.K42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4045" calcext:value-type="float">
            <text:p>4.05E-005</text:p>
          </table:table-cell>
          <table:table-cell table:style-name="ce2" office:value-type="float" office:value="0.00006894" calcext:value-type="float">
            <text:p>6.89E-005</text:p>
          </table:table-cell>
          <table:table-cell table:style-name="ce2" office:value-type="float" office:value="0.0000529" calcext:value-type="float">
            <text:p>5.29E-005</text:p>
          </table:table-cell>
          <table:table-cell table:formula="of:=IF([.Q42]=0;0;IF(ABS([.R42]-[.Q42])&gt;ABS([.S42]-[.Q42]);0;1))" office:value-type="float" office:value="0" calcext:value-type="float">
            <text:p>0</text:p>
          </table:table-cell>
          <table:table-cell table:formula="of:=IF([.Q42]=0;0;IF(ABS([.S42]-[.Q42])&gt;ABS([.R42]-[.Q42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5.34" calcext:value-type="float">
            <text:p>25.34</text:p>
          </table:table-cell>
          <table:table-cell office:value-type="float" office:value="29.0673516756" calcext:value-type="float">
            <text:p>29.0673516756</text:p>
          </table:table-cell>
          <table:table-cell office:value-type="float" office:value="18" calcext:value-type="float">
            <text:p>18</text:p>
          </table:table-cell>
          <table:table-cell table:formula="of:=IF([.W42]=0;0;IF(ABS([.X42]-[.W42])&gt;ABS([.Y42]-[.W42]);0;1))" office:value-type="float" office:value="1" calcext:value-type="float">
            <text:p>1</text:p>
          </table:table-cell>
          <table:table-cell table:formula="of:=IF([.W42]=0;0;IF(ABS([.Y42]-[.W42])&gt;ABS([.X42]-[.W42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office:value-type="float" office:value="8.5" calcext:value-type="float">
            <text:p>8.5</text:p>
          </table:table-cell>
          <table:table-cell office:value-type="float" office:value="4.791" calcext:value-type="float">
            <text:p>4.791</text:p>
          </table:table-cell>
          <table:table-cell office:value-type="float" office:value="7.8" calcext:value-type="float">
            <text:p>7.8</text:p>
          </table:table-cell>
          <table:table-cell table:formula="of:=IF(ABS([.AD42]-[.AC42])&gt;ABS([.AE42]-[.AC42]);0;1)" office:value-type="float" office:value="0" calcext:value-type="float">
            <text:p>0</text:p>
          </table:table-cell>
          <table:table-cell table:formula="of:=IF(ABS([.AE42]-[.AC42])&gt;ABS([.AD42]-[.AC42]);0;1)" office:value-type="float" office:value="1" calcext:value-type="float">
            <text:p>1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465.poscar</text:p>
          </table:table-cell>
          <table:table-cell office:value-type="string" calcext:value-type="string">
            <text:p>Li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othermal bulk modulus</text:p>
          </table:table-cell>
          <table:table-cell office:value-type="float" office:value="69.9" calcext:value-type="float">
            <text:p>69.9</text:p>
          </table:table-cell>
          <table:table-cell office:value-type="float" office:value="79.718" calcext:value-type="float">
            <text:p>79.718</text:p>
          </table:table-cell>
          <table:table-cell office:value-type="float" office:value="138" calcext:value-type="float">
            <text:p>138</text:p>
          </table:table-cell>
          <table:table-cell table:formula="of:=IF([.E43]=0;0;IF(ABS([.F43]-[.E43])&gt;ABS([.G43]-[.E43]);0;1))" office:value-type="float" office:value="1" calcext:value-type="float">
            <text:p>1</text:p>
          </table:table-cell>
          <table:table-cell table:formula="of:=IF([.E43]=0;0;IF(ABS([.G43]-[.E43])&gt;ABS([.F43]-[.E43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645.5" calcext:value-type="float">
            <text:p>645.5</text:p>
          </table:table-cell>
          <table:table-cell office:value-type="float" office:value="671.399" calcext:value-type="float">
            <text:p>671.399</text:p>
          </table:table-cell>
          <table:table-cell office:value-type="float" office:value="532" calcext:value-type="float">
            <text:p>532</text:p>
          </table:table-cell>
          <table:table-cell table:formula="of:=IF([.K43]=0;0;IF(ABS([.L43]-[.K43])&gt;ABS([.M43]-[.K43]);0;1))" office:value-type="float" office:value="1" calcext:value-type="float">
            <text:p>1</text:p>
          </table:table-cell>
          <table:table-cell table:formula="of:=IF([.K43]=0;0;IF(ABS([.M43]-[.K43])&gt;ABS([.L43]-[.K43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39" calcext:value-type="float">
            <text:p>3.90E-005</text:p>
          </table:table-cell>
          <table:table-cell table:style-name="ce2" office:value-type="float" office:value="0.00007759" calcext:value-type="float">
            <text:p>7.76E-005</text:p>
          </table:table-cell>
          <table:table-cell table:style-name="ce2" office:value-type="float" office:value="0.0000379" calcext:value-type="float">
            <text:p>3.79E-005</text:p>
          </table:table-cell>
          <table:table-cell table:formula="of:=IF([.Q43]=0;0;IF(ABS([.R43]-[.Q43])&gt;ABS([.S43]-[.Q43]);0;1))" office:value-type="float" office:value="0" calcext:value-type="float">
            <text:p>0</text:p>
          </table:table-cell>
          <table:table-cell table:formula="of:=IF([.Q43]=0;0;IF(ABS([.S43]-[.Q43])&gt;ABS([.R43]-[.Q43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0.8" calcext:value-type="float">
            <text:p>20.8</text:p>
          </table:table-cell>
          <table:table-cell office:value-type="float" office:value="21.2143443365" calcext:value-type="float">
            <text:p>21.2143443365</text:p>
          </table:table-cell>
          <table:table-cell office:value-type="float" office:value="21" calcext:value-type="float">
            <text:p>21</text:p>
          </table:table-cell>
          <table:table-cell table:formula="of:=IF([.W43]=0;0;IF(ABS([.X43]-[.W43])&gt;ABS([.Y43]-[.W43]);0;1))" office:value-type="float" office:value="0" calcext:value-type="float">
            <text:p>0</text:p>
          </table:table-cell>
          <table:table-cell table:formula="of:=IF([.W43]=0;0;IF(ABS([.Y43]-[.W43])&gt;ABS([.X43]-[.W43]);0;1))" office:value-type="float" office:value="1" calcext:value-type="float">
            <text:p>1</text:p>
          </table:table-cell>
          <table:table-cell office:value-type="string" calcext:value-type="string">
            <text:p>energy gap</text:p>
          </table:table-cell>
          <table:table-cell office:value-type="float" office:value="13.6" calcext:value-type="float">
            <text:p>13.6</text:p>
          </table:table-cell>
          <table:table-cell office:value-type="float" office:value="8.342" calcext:value-type="float">
            <text:p>8.342</text:p>
          </table:table-cell>
          <table:table-cell office:value-type="float" office:value="0" calcext:value-type="float">
            <text:p>0</text:p>
          </table:table-cell>
          <table:table-cell table:formula="of:=IF(ABS([.AD43]-[.AC43])&gt;ABS([.AE43]-[.AC43]);0;1)" office:value-type="float" office:value="1" calcext:value-type="float">
            <text:p>1</text:p>
          </table:table-cell>
          <table:table-cell table:formula="of:=IF(ABS([.AE43]-[.AC43])&gt;ABS([.AD43]-[.AC43]);0;1)" office:value-type="float" office:value="0" calcext:value-type="float">
            <text:p>0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468.poscar</text:p>
          </table:table-cell>
          <table:table-cell office:value-type="string" calcext:value-type="string">
            <text:p>Na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othermal bulk modulus</text:p>
          </table:table-cell>
          <table:table-cell office:value-type="float" office:value="46.49" calcext:value-type="float">
            <text:p>46.49</text:p>
          </table:table-cell>
          <table:table-cell office:value-type="float" office:value="47.036" calcext:value-type="float">
            <text:p>47.036</text:p>
          </table:table-cell>
          <table:table-cell office:value-type="float" office:value="108" calcext:value-type="float">
            <text:p>108</text:p>
          </table:table-cell>
          <table:table-cell table:formula="of:=IF([.E44]=0;0;IF(ABS([.F44]-[.E44])&gt;ABS([.G44]-[.E44]);0;1))" office:value-type="float" office:value="1" calcext:value-type="float">
            <text:p>1</text:p>
          </table:table-cell>
          <table:table-cell table:formula="of:=IF([.E44]=0;0;IF(ABS([.G44]-[.E44])&gt;ABS([.F44]-[.E44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439.5" calcext:value-type="float">
            <text:p>439.5</text:p>
          </table:table-cell>
          <table:table-cell office:value-type="float" office:value="419.113" calcext:value-type="float">
            <text:p>419.113</text:p>
          </table:table-cell>
          <table:table-cell office:value-type="float" office:value="485" calcext:value-type="float">
            <text:p>485</text:p>
          </table:table-cell>
          <table:table-cell table:formula="of:=IF([.K44]=0;0;IF(ABS([.L44]-[.K44])&gt;ABS([.M44]-[.K44]);0;1))" office:value-type="float" office:value="1" calcext:value-type="float">
            <text:p>1</text:p>
          </table:table-cell>
          <table:table-cell table:formula="of:=IF([.K44]=0;0;IF(ABS([.M44]-[.K44])&gt;ABS([.L44]-[.K44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3465" calcext:value-type="float">
            <text:p>3.47E-005</text:p>
          </table:table-cell>
          <table:table-cell table:style-name="ce2" office:value-type="float" office:value="0.00007357" calcext:value-type="float">
            <text:p>7.36E-005</text:p>
          </table:table-cell>
          <table:table-cell table:style-name="ce2" office:value-type="float" office:value="0.0000595" calcext:value-type="float">
            <text:p>5.95E-005</text:p>
          </table:table-cell>
          <table:table-cell table:formula="of:=IF([.Q44]=0;0;IF(ABS([.R44]-[.Q44])&gt;ABS([.S44]-[.Q44]);0;1))" office:value-type="float" office:value="0" calcext:value-type="float">
            <text:p>0</text:p>
          </table:table-cell>
          <table:table-cell table:formula="of:=IF([.Q44]=0;0;IF(ABS([.S44]-[.Q44])&gt;ABS([.R44]-[.Q44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3.5" calcext:value-type="float">
            <text:p>23.5</text:p>
          </table:table-cell>
          <table:table-cell office:value-type="float" office:value="25.9619009174" calcext:value-type="float">
            <text:p>25.9619009174</text:p>
          </table:table-cell>
          <table:table-cell office:value-type="float" office:value="26" calcext:value-type="float">
            <text:p>26</text:p>
          </table:table-cell>
          <table:table-cell table:formula="of:=IF([.W44]=0;0;IF(ABS([.X44]-[.W44])&gt;ABS([.Y44]-[.W44]);0;1))" office:value-type="float" office:value="1" calcext:value-type="float">
            <text:p>1</text:p>
          </table:table-cell>
          <table:table-cell table:formula="of:=IF([.W44]=0;0;IF(ABS([.Y44]-[.W44])&gt;ABS([.X44]-[.W44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office:value-type="float" office:value="10.8" calcext:value-type="float">
            <text:p>10.8</text:p>
          </table:table-cell>
          <table:table-cell office:value-type="float" office:value="5.727" calcext:value-type="float">
            <text:p>5.727</text:p>
          </table:table-cell>
          <table:table-cell office:value-type="float" office:value="8.2" calcext:value-type="float">
            <text:p>8.2</text:p>
          </table:table-cell>
          <table:table-cell table:formula="of:=IF(ABS([.AD44]-[.AC44])&gt;ABS([.AE44]-[.AC44]);0;1)" office:value-type="float" office:value="0" calcext:value-type="float">
            <text:p>0</text:p>
          </table:table-cell>
          <table:table-cell table:formula="of:=IF(ABS([.AE44]-[.AC44])&gt;ABS([.AD44]-[.AC44]);0;1)" office:value-type="float" office:value="1" calcext:value-type="float">
            <text:p>1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472.poscar</text:p>
          </table:table-cell>
          <table:table-cell office:value-type="string" calcext:value-type="string">
            <text:p>SrF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othermal bulk modulus</text:p>
          </table:table-cell>
          <table:table-cell office:value-type="float" office:value="68.5" calcext:value-type="float">
            <text:p>68.5</text:p>
          </table:table-cell>
          <table:table-cell office:value-type="float" office:value="64.094" calcext:value-type="float">
            <text:p>64.094</text:p>
          </table:table-cell>
          <table:table-cell office:value-type="float" office:value="160" calcext:value-type="float">
            <text:p>160</text:p>
          </table:table-cell>
          <table:table-cell table:formula="of:=IF([.E45]=0;0;IF(ABS([.F45]-[.E45])&gt;ABS([.G45]-[.E45]);0;1))" office:value-type="float" office:value="1" calcext:value-type="float">
            <text:p>1</text:p>
          </table:table-cell>
          <table:table-cell table:formula="of:=IF([.E45]=0;0;IF(ABS([.G45]-[.E45])&gt;ABS([.F45]-[.E45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385" calcext:value-type="float">
            <text:p>385</text:p>
          </table:table-cell>
          <table:table-cell office:value-type="float" office:value="322.809" calcext:value-type="float">
            <text:p>322.809</text:p>
          </table:table-cell>
          <table:table-cell office:value-type="float" office:value="447" calcext:value-type="float">
            <text:p>447</text:p>
          </table:table-cell>
          <table:table-cell table:formula="of:=IF([.K45]=0;0;IF(ABS([.L45]-[.K45])&gt;ABS([.M45]-[.K45]);0;1))" office:value-type="float" office:value="0" calcext:value-type="float">
            <text:p>0</text:p>
          </table:table-cell>
          <table:table-cell table:formula="of:=IF([.K45]=0;0;IF(ABS([.M45]-[.K45])&gt;ABS([.L45]-[.K45]);0;1))" office:value-type="float" office:value="1" calcext:value-type="float">
            <text:p>1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18" calcext:value-type="float">
            <text:p>1.80E-005</text:p>
          </table:table-cell>
          <table:table-cell table:style-name="ce2" office:value-type="float" office:value="0.00006415" calcext:value-type="float">
            <text:p>6.42E-005</text:p>
          </table:table-cell>
          <table:table-cell table:style-name="ce2" office:value-type="float" office:value="0.0000187" calcext:value-type="float">
            <text:p>1.87E-005</text:p>
          </table:table-cell>
          <table:table-cell table:formula="of:=IF([.Q45]=0;0;IF(ABS([.R45]-[.Q45])&gt;ABS([.S45]-[.Q45]);0;1))" office:value-type="float" office:value="0" calcext:value-type="float">
            <text:p>0</text:p>
          </table:table-cell>
          <table:table-cell table:formula="of:=IF([.Q45]=0;0;IF(ABS([.S45]-[.Q45])&gt;ABS([.R45]-[.Q45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3.3" calcext:value-type="float">
            <text:p>23.3</text:p>
          </table:table-cell>
          <table:table-cell office:value-type="float" office:value="23.6213804664" calcext:value-type="float">
            <text:p>23.6213804664</text:p>
          </table:table-cell>
          <table:table-cell office:value-type="float" office:value="21" calcext:value-type="float">
            <text:p>21</text:p>
          </table:table-cell>
          <table:table-cell table:formula="of:=IF([.W45]=0;0;IF(ABS([.X45]-[.W45])&gt;ABS([.Y45]-[.W45]);0;1))" office:value-type="float" office:value="1" calcext:value-type="float">
            <text:p>1</text:p>
          </table:table-cell>
          <table:table-cell table:formula="of:=IF([.W45]=0;0;IF(ABS([.Y45]-[.W45])&gt;ABS([.X45]-[.W45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office:value-type="float" office:value="6.77" calcext:value-type="float">
            <text:p>6.77</text:p>
          </table:table-cell>
          <table:table-cell office:value-type="float" office:value="6.754" calcext:value-type="float">
            <text:p>6.754</text:p>
          </table:table-cell>
          <table:table-cell office:value-type="float" office:value="0" calcext:value-type="float">
            <text:p>0</text:p>
          </table:table-cell>
          <table:table-cell table:formula="of:=IF(ABS([.AD45]-[.AC45])&gt;ABS([.AE45]-[.AC45]);0;1)" office:value-type="float" office:value="1" calcext:value-type="float">
            <text:p>1</text:p>
          </table:table-cell>
          <table:table-cell table:formula="of:=IF(ABS([.AE45]-[.AC45])&gt;ABS([.AD45]-[.AC45]);0;1)" office:value-type="float" office:value="0" calcext:value-type="float">
            <text:p>0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487.poscar</text:p>
          </table:table-cell>
          <table:table-cell office:value-type="string" calcext:value-type="string">
            <text:p>RbB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othermal bulk modulus</text:p>
          </table:table-cell>
          <table:table-cell office:value-type="float" office:value="14.4" calcext:value-type="float">
            <text:p>14.4</text:p>
          </table:table-cell>
          <table:table-cell office:value-type="float" office:value="14.377" calcext:value-type="float">
            <text:p>14.377</text:p>
          </table:table-cell>
          <table:table-cell office:value-type="float" office:value="62" calcext:value-type="float">
            <text:p>62</text:p>
          </table:table-cell>
          <table:table-cell table:formula="of:=IF([.E46]=0;0;IF(ABS([.F46]-[.E46])&gt;ABS([.G46]-[.E46]);0;1))" office:value-type="float" office:value="1" calcext:value-type="float">
            <text:p>1</text:p>
          </table:table-cell>
          <table:table-cell table:formula="of:=IF([.E46]=0;0;IF(ABS([.G46]-[.E46])&gt;ABS([.F46]-[.E46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135.75" calcext:value-type="float">
            <text:p>135.75</text:p>
          </table:table-cell>
          <table:table-cell office:value-type="float" office:value="126.119" calcext:value-type="float">
            <text:p>126.119</text:p>
          </table:table-cell>
          <table:table-cell office:value-type="float" office:value="289" calcext:value-type="float">
            <text:p>289</text:p>
          </table:table-cell>
          <table:table-cell table:formula="of:=IF([.K46]=0;0;IF(ABS([.L46]-[.K46])&gt;ABS([.M46]-[.K46]);0;1))" office:value-type="float" office:value="1" calcext:value-type="float">
            <text:p>1</text:p>
          </table:table-cell>
          <table:table-cell table:formula="of:=IF([.K46]=0;0;IF(ABS([.M46]-[.K46])&gt;ABS([.L46]-[.K46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36" calcext:value-type="float">
            <text:p>3.60E-005</text:p>
          </table:table-cell>
          <table:table-cell table:style-name="ce2" office:value-type="float" office:value="0.00006858" calcext:value-type="float">
            <text:p>6.86E-005</text:p>
          </table:table-cell>
          <table:table-cell table:style-name="ce2" office:value-type="float" office:value="0.0000452" calcext:value-type="float">
            <text:p>4.52E-005</text:p>
          </table:table-cell>
          <table:table-cell table:formula="of:=IF([.Q46]=0;0;IF(ABS([.R46]-[.Q46])&gt;ABS([.S46]-[.Q46]);0;1))" office:value-type="float" office:value="0" calcext:value-type="float">
            <text:p>0</text:p>
          </table:table-cell>
          <table:table-cell table:formula="of:=IF([.Q46]=0;0;IF(ABS([.S46]-[.Q46])&gt;ABS([.R46]-[.Q46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6.4" calcext:value-type="float">
            <text:p>26.4</text:p>
          </table:table-cell>
          <table:table-cell office:value-type="float" office:value="29.8031813734" calcext:value-type="float">
            <text:p>29.8031813734</text:p>
          </table:table-cell>
          <table:table-cell office:value-type="float" office:value="33" calcext:value-type="float">
            <text:p>33</text:p>
          </table:table-cell>
          <table:table-cell table:formula="of:=IF([.W46]=0;0;IF(ABS([.X46]-[.W46])&gt;ABS([.Y46]-[.W46]);0;1))" office:value-type="float" office:value="1" calcext:value-type="float">
            <text:p>1</text:p>
          </table:table-cell>
          <table:table-cell table:formula="of:=IF([.W46]=0;0;IF(ABS([.Y46]-[.W46])&gt;ABS([.X46]-[.W46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office:value-type="float" office:value="7.49" calcext:value-type="float">
            <text:p>7.49</text:p>
          </table:table-cell>
          <table:table-cell office:value-type="float" office:value="3.713" calcext:value-type="float">
            <text:p>3.713</text:p>
          </table:table-cell>
          <table:table-cell office:value-type="float" office:value="4.1" calcext:value-type="float">
            <text:p>4.1</text:p>
          </table:table-cell>
          <table:table-cell table:formula="of:=IF(ABS([.AD46]-[.AC46])&gt;ABS([.AE46]-[.AC46]);0;1)" office:value-type="float" office:value="0" calcext:value-type="float">
            <text:p>0</text:p>
          </table:table-cell>
          <table:table-cell table:formula="of:=IF(ABS([.AE46]-[.AC46])&gt;ABS([.AD46]-[.AC46]);0;1)" office:value-type="float" office:value="1" calcext:value-type="float">
            <text:p>1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516.poscar</text:p>
          </table:table-cell>
          <table:table-cell office:value-type="string" calcext:value-type="string">
            <text:p>Rb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othermal bulk modulus</text:p>
          </table:table-cell>
          <table:table-cell office:value-type="float" office:value="27.44" calcext:value-type="float">
            <text:p>27.44</text:p>
          </table:table-cell>
          <table:table-cell office:value-type="float" office:value="25.218" calcext:value-type="float">
            <text:p>25.218</text:p>
          </table:table-cell>
          <table:table-cell office:value-type="float" office:value="114" calcext:value-type="float">
            <text:p>114</text:p>
          </table:table-cell>
          <table:table-cell table:formula="of:=IF([.E47]=0;0;IF(ABS([.F47]-[.E47])&gt;ABS([.G47]-[.E47]);0;1))" office:value-type="float" office:value="1" calcext:value-type="float">
            <text:p>1</text:p>
          </table:table-cell>
          <table:table-cell table:formula="of:=IF([.E47]=0;0;IF(ABS([.G47]-[.E47])&gt;ABS([.F47]-[.E47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279" calcext:value-type="float">
            <text:p>279</text:p>
          </table:table-cell>
          <table:table-cell office:value-type="float" office:value="191.07" calcext:value-type="float">
            <text:p>191.07</text:p>
          </table:table-cell>
          <table:table-cell office:value-type="float" office:value="508" calcext:value-type="float">
            <text:p>508</text:p>
          </table:table-cell>
          <table:table-cell table:formula="of:=IF([.K47]=0;0;IF(ABS([.L47]-[.K47])&gt;ABS([.M47]-[.K47]);0;1))" office:value-type="float" office:value="1" calcext:value-type="float">
            <text:p>1</text:p>
          </table:table-cell>
          <table:table-cell table:formula="of:=IF([.K47]=0;0;IF(ABS([.M47]-[.K47])&gt;ABS([.L47]-[.K47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309" calcext:value-type="float">
            <text:p>3.09E-005</text:p>
          </table:table-cell>
          <table:table-cell table:style-name="ce2" office:value-type="float" office:value="0.0000678" calcext:value-type="float">
            <text:p>6.78E-005</text:p>
          </table:table-cell>
          <table:table-cell table:style-name="ce2" office:value-type="float" office:value="0.0000577" calcext:value-type="float">
            <text:p>5.77E-005</text:p>
          </table:table-cell>
          <table:table-cell table:formula="of:=IF([.Q47]=0;0;IF(ABS([.R47]-[.Q47])&gt;ABS([.S47]-[.Q47]);0;1))" office:value-type="float" office:value="0" calcext:value-type="float">
            <text:p>0</text:p>
          </table:table-cell>
          <table:table-cell table:formula="of:=IF([.Q47]=0;0;IF(ABS([.S47]-[.Q47])&gt;ABS([.R47]-[.Q47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1.9" calcext:value-type="float">
            <text:p>21.9</text:p>
          </table:table-cell>
          <table:table-cell office:value-type="float" office:value="29.8530681325" calcext:value-type="float">
            <text:p>29.8530681325</text:p>
          </table:table-cell>
          <table:table-cell office:value-type="float" office:value="18" calcext:value-type="float">
            <text:p>18</text:p>
          </table:table-cell>
          <table:table-cell table:formula="of:=IF([.W47]=0;0;IF(ABS([.X47]-[.W47])&gt;ABS([.Y47]-[.W47]);0;1))" office:value-type="float" office:value="0" calcext:value-type="float">
            <text:p>0</text:p>
          </table:table-cell>
          <table:table-cell table:formula="of:=IF([.W47]=0;0;IF(ABS([.Y47]-[.W47])&gt;ABS([.X47]-[.W47]);0;1))" office:value-type="float" office:value="1" calcext:value-type="float">
            <text:p>1</text:p>
          </table:table-cell>
          <table:table-cell office:value-type="string" calcext:value-type="string">
            <text:p>energy gap</text:p>
          </table:table-cell>
          <table:table-cell office:value-type="float" office:value="9.35" calcext:value-type="float">
            <text:p>9.35</text:p>
          </table:table-cell>
          <table:table-cell office:value-type="float" office:value="5.482" calcext:value-type="float">
            <text:p>5.482</text:p>
          </table:table-cell>
          <table:table-cell office:value-type="float" office:value="7.5" calcext:value-type="float">
            <text:p>7.5</text:p>
          </table:table-cell>
          <table:table-cell table:formula="of:=IF(ABS([.AD47]-[.AC47])&gt;ABS([.AE47]-[.AC47]);0;1)" office:value-type="float" office:value="0" calcext:value-type="float">
            <text:p>0</text:p>
          </table:table-cell>
          <table:table-cell table:formula="of:=IF(ABS([.AE47]-[.AC47])&gt;ABS([.AD47]-[.AC47]);0;1)" office:value-type="float" office:value="1" calcext:value-type="float">
            <text:p>1</text:p>
          </table:table-cell>
          <table:table-cell office:value-type="string" calcext:value-type="string">
            <text:p>Insula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609.poscar</text:p>
          </table:table-cell>
          <table:table-cell office:value-type="string" calcext:value-type="string">
            <text:p>KB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othermal bulk modulus</text:p>
          </table:table-cell>
          <table:table-cell office:value-type="float" office:value="15.6" calcext:value-type="float">
            <text:p>15.6</text:p>
          </table:table-cell>
          <table:table-cell office:value-type="float" office:value="15.281" calcext:value-type="float">
            <text:p>15.281</text:p>
          </table:table-cell>
          <table:table-cell office:value-type="float" office:value="29" calcext:value-type="float">
            <text:p>29</text:p>
          </table:table-cell>
          <table:table-cell table:formula="of:=IF([.E48]=0;0;IF(ABS([.F48]-[.E48])&gt;ABS([.G48]-[.E48]);0;1))" office:value-type="float" office:value="1" calcext:value-type="float">
            <text:p>1</text:p>
          </table:table-cell>
          <table:table-cell table:formula="of:=IF([.E48]=0;0;IF(ABS([.G48]-[.E48])&gt;ABS([.F48]-[.E48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173" calcext:value-type="float">
            <text:p>173</text:p>
          </table:table-cell>
          <table:table-cell office:value-type="float" office:value="155.189" calcext:value-type="float">
            <text:p>155.189</text:p>
          </table:table-cell>
          <table:table-cell office:value-type="float" office:value="274" calcext:value-type="float">
            <text:p>274</text:p>
          </table:table-cell>
          <table:table-cell table:formula="of:=IF([.K48]=0;0;IF(ABS([.L48]-[.K48])&gt;ABS([.M48]-[.K48]);0;1))" office:value-type="float" office:value="1" calcext:value-type="float">
            <text:p>1</text:p>
          </table:table-cell>
          <table:table-cell table:formula="of:=IF([.K48]=0;0;IF(ABS([.M48]-[.K48])&gt;ABS([.L48]-[.K48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383" calcext:value-type="float">
            <text:p>3.83E-005</text:p>
          </table:table-cell>
          <table:table-cell table:style-name="ce2" office:value-type="float" office:value="0.00006886" calcext:value-type="float">
            <text:p>6.89E-005</text:p>
          </table:table-cell>
          <table:table-cell table:style-name="ce2" office:value-type="float" office:value="0.0000503" calcext:value-type="float">
            <text:p>5.03E-005</text:p>
          </table:table-cell>
          <table:table-cell table:formula="of:=IF([.Q48]=0;0;IF(ABS([.R48]-[.Q48])&gt;ABS([.S48]-[.Q48]);0;1))" office:value-type="float" office:value="0" calcext:value-type="float">
            <text:p>0</text:p>
          </table:table-cell>
          <table:table-cell table:formula="of:=IF([.Q48]=0;0;IF(ABS([.S48]-[.Q48])&gt;ABS([.R48]-[.Q48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6.1" calcext:value-type="float">
            <text:p>26.1</text:p>
          </table:table-cell>
          <table:table-cell office:value-type="float" office:value="29.3043137817" calcext:value-type="float">
            <text:p>29.3043137817</text:p>
          </table:table-cell>
          <table:table-cell office:value-type="float" office:value="28" calcext:value-type="float">
            <text:p>28</text:p>
          </table:table-cell>
          <table:table-cell table:formula="of:=IF([.W48]=0;0;IF(ABS([.X48]-[.W48])&gt;ABS([.Y48]-[.W48]);0;1))" office:value-type="float" office:value="0" calcext:value-type="float">
            <text:p>0</text:p>
          </table:table-cell>
          <table:table-cell table:formula="of:=IF([.W48]=0;0;IF(ABS([.Y48]-[.W48])&gt;ABS([.X48]-[.W48]);0;1))" office:value-type="float" office:value="1" calcext:value-type="float">
            <text:p>1</text:p>
          </table:table-cell>
          <table:table-cell office:value-type="string" calcext:value-type="string">
            <text:p>energy gap</text:p>
          </table:table-cell>
          <table:table-cell office:value-type="float" office:value="7.3" calcext:value-type="float">
            <text:p>7.3</text:p>
          </table:table-cell>
          <table:table-cell office:value-type="float" office:value="3.969" calcext:value-type="float">
            <text:p>3.969</text:p>
          </table:table-cell>
          <table:table-cell office:value-type="float" office:value="7.6" calcext:value-type="float">
            <text:p>7.6</text:p>
          </table:table-cell>
          <table:table-cell table:formula="of:=IF(ABS([.AD48]-[.AC48])&gt;ABS([.AE48]-[.AC48]);0;1)" office:value-type="float" office:value="0" calcext:value-type="float">
            <text:p>0</text:p>
          </table:table-cell>
          <table:table-cell table:formula="of:=IF(ABS([.AE48]-[.AC48])&gt;ABS([.AD48]-[.AC48]);0;1)" office:value-type="float" office:value="1" calcext:value-type="float">
            <text:p>1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627.poscar</text:p>
          </table:table-cell>
          <table:table-cell office:value-type="string" calcext:value-type="string">
            <text:p>Pb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othermal bulk modulus</text:p>
          </table:table-cell>
          <table:table-cell office:value-type="float" office:value="47.5" calcext:value-type="float">
            <text:p>47.5</text:p>
          </table:table-cell>
          <table:table-cell office:value-type="float" office:value="45.35" calcext:value-type="float">
            <text:p>45.35</text:p>
          </table:table-cell>
          <table:table-cell office:value-type="float" office:value="153" calcext:value-type="float">
            <text:p>153</text:p>
          </table:table-cell>
          <table:table-cell table:formula="of:=IF([.E49]=0;0;IF(ABS([.F49]-[.E49])&gt;ABS([.G49]-[.E49]);0;1))" office:value-type="float" office:value="1" calcext:value-type="float">
            <text:p>1</text:p>
          </table:table-cell>
          <table:table-cell table:formula="of:=IF([.E49]=0;0;IF(ABS([.G49]-[.E49])&gt;ABS([.F49]-[.E49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140" calcext:value-type="float">
            <text:p>140</text:p>
          </table:table-cell>
          <table:table-cell office:value-type="float" office:value="133.113" calcext:value-type="float">
            <text:p>133.113</text:p>
          </table:table-cell>
          <table:table-cell office:value-type="float" office:value="486" calcext:value-type="float">
            <text:p>486</text:p>
          </table:table-cell>
          <table:table-cell table:formula="of:=IF([.K49]=0;0;IF(ABS([.L49]-[.K49])&gt;ABS([.M49]-[.K49]);0;1))" office:value-type="float" office:value="1" calcext:value-type="float">
            <text:p>1</text:p>
          </table:table-cell>
          <table:table-cell table:formula="of:=IF([.K49]=0;0;IF(ABS([.M49]-[.K49])&gt;ABS([.L49]-[.K49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146" calcext:value-type="float">
            <text:p>1.46E-005</text:p>
          </table:table-cell>
          <table:table-cell table:style-name="ce2" office:value-type="float" office:value="0.00005212" calcext:value-type="float">
            <text:p>5.21E-005</text:p>
          </table:table-cell>
          <table:table-cell table:style-name="ce2" office:value-type="float" office:value="0.0000156" calcext:value-type="float">
            <text:p>1.56E-005</text:p>
          </table:table-cell>
          <table:table-cell table:formula="of:=IF([.Q49]=0;0;IF(ABS([.R49]-[.Q49])&gt;ABS([.S49]-[.Q49]);0;1))" office:value-type="float" office:value="0" calcext:value-type="float">
            <text:p>0</text:p>
          </table:table-cell>
          <table:table-cell table:formula="of:=IF([.Q49]=0;0;IF(ABS([.S49]-[.Q49])&gt;ABS([.R49]-[.Q49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12.56287" calcext:value-type="float">
            <text:p>12.56287</text:p>
          </table:table-cell>
          <table:table-cell office:value-type="float" office:value="22.4698277756" calcext:value-type="float">
            <text:p>22.4698277756</text:p>
          </table:table-cell>
          <table:table-cell office:value-type="float" office:value="23" calcext:value-type="float">
            <text:p>23</text:p>
          </table:table-cell>
          <table:table-cell table:formula="of:=IF([.W49]=0;0;IF(ABS([.X49]-[.W49])&gt;ABS([.Y49]-[.W49]);0;1))" office:value-type="float" office:value="1" calcext:value-type="float">
            <text:p>1</text:p>
          </table:table-cell>
          <table:table-cell table:formula="of:=IF([.W49]=0;0;IF(ABS([.Y49]-[.W49])&gt;ABS([.X49]-[.W49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table:style-name="ce3" office:value-type="float" office:value="0.295" calcext:value-type="float">
            <text:p>0.29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712.poscar</text:p>
          </table:table-cell>
          <table:table-cell office:value-type="string" calcext:value-type="string">
            <text:p>ZrO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sothermal bulk modulus</text:p>
          </table:table-cell>
          <table:table-cell office:value-type="float" office:value="154.5" calcext:value-type="float">
            <text:p>154.5</text:p>
          </table:table-cell>
          <table:table-cell office:value-type="float" office:value="186.013" calcext:value-type="float">
            <text:p>186.013</text:p>
          </table:table-cell>
          <table:table-cell office:value-type="float" office:value="197" calcext:value-type="float">
            <text:p>197</text:p>
          </table:table-cell>
          <table:table-cell table:formula="of:=IF([.E50]=0;0;IF(ABS([.F50]-[.E50])&gt;ABS([.G50]-[.E50]);0;1))" office:value-type="float" office:value="1" calcext:value-type="float">
            <text:p>1</text:p>
          </table:table-cell>
          <table:table-cell table:formula="of:=IF([.E50]=0;0;IF(ABS([.G50]-[.E50])&gt;ABS([.F50]-[.E50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730" calcext:value-type="float">
            <text:p>730</text:p>
          </table:table-cell>
          <table:table-cell office:value-type="float" office:value="560.638" calcext:value-type="float">
            <text:p>560.638</text:p>
          </table:table-cell>
          <table:table-cell office:value-type="float" office:value="495" calcext:value-type="float">
            <text:p>495</text:p>
          </table:table-cell>
          <table:table-cell table:formula="of:=IF([.K50]=0;0;IF(ABS([.L50]-[.K50])&gt;ABS([.M50]-[.K50]);0;1))" office:value-type="float" office:value="1" calcext:value-type="float">
            <text:p>1</text:p>
          </table:table-cell>
          <table:table-cell table:formula="of:=IF([.K50]=0;0;IF(ABS([.M50]-[.K50])&gt;ABS([.L50]-[.K50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067" calcext:value-type="float">
            <text:p>6.70E-006</text:p>
          </table:table-cell>
          <table:table-cell table:style-name="ce2" office:value-type="float" office:value="0.00006032" calcext:value-type="float">
            <text:p>6.03E-005</text:p>
          </table:table-cell>
          <table:table-cell table:style-name="ce2" office:value-type="float" office:value="0.000017" calcext:value-type="float">
            <text:p>1.70E-005</text:p>
          </table:table-cell>
          <table:table-cell table:formula="of:=IF([.Q50]=0;0;IF(ABS([.R50]-[.Q50])&gt;ABS([.S50]-[.Q50]);0;1))" office:value-type="float" office:value="0" calcext:value-type="float">
            <text:p>0</text:p>
          </table:table-cell>
          <table:table-cell table:formula="of:=IF([.Q50]=0;0;IF(ABS([.S50]-[.Q50])&gt;ABS([.R50]-[.Q50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18.88" calcext:value-type="float">
            <text:p>18.88</text:p>
          </table:table-cell>
          <table:table-cell office:value-type="float" office:value="20.8090144182" calcext:value-type="float">
            <text:p>20.8090144182</text:p>
          </table:table-cell>
          <table:table-cell office:value-type="float" office:value="20" calcext:value-type="float">
            <text:p>20</text:p>
          </table:table-cell>
          <table:table-cell table:formula="of:=IF([.W50]=0;0;IF(ABS([.X50]-[.W50])&gt;ABS([.Y50]-[.W50]);0;1))" office:value-type="float" office:value="0" calcext:value-type="float">
            <text:p>0</text:p>
          </table:table-cell>
          <table:table-cell table:formula="of:=IF([.W50]=0;0;IF(ABS([.Y50]-[.W50])&gt;ABS([.X50]-[.W50]);0;1))" office:value-type="float" office:value="1" calcext:value-type="float">
            <text:p>1</text:p>
          </table:table-cell>
          <table:table-cell office:value-type="string" calcext:value-type="string">
            <text:p>energy gap</text:p>
          </table:table-cell>
          <table:table-cell office:value-type="float" office:value="3.83" calcext:value-type="float">
            <text:p>3.83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table:formula="of:=IF(ABS([.AD50]-[.AC50])&gt;ABS([.AE50]-[.AC50]);0;1)" office:value-type="float" office:value="1" calcext:value-type="float">
            <text:p>1</text:p>
          </table:table-cell>
          <table:table-cell table:formula="of:=IF(ABS([.AE50]-[.AC50])&gt;ABS([.AD50]-[.AC50]);0;1)" office:value-type="float" office:value="0" calcext:value-type="float">
            <text:p>0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728.poscar</text:p>
          </table:table-cell>
          <table:table-cell office:value-type="string" calcext:value-type="string">
            <text:p>CdF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othermal bulk modulus</text:p>
          </table:table-cell>
          <table:table-cell office:value-type="float" office:value="121" calcext:value-type="float">
            <text:p>121</text:p>
          </table:table-cell>
          <table:table-cell office:value-type="float" office:value="92.306" calcext:value-type="float">
            <text:p>92.306</text:p>
          </table:table-cell>
          <table:table-cell office:value-type="float" office:value="151" calcext:value-type="float">
            <text:p>151</text:p>
          </table:table-cell>
          <table:table-cell table:formula="of:=IF([.E51]=0;0;IF(ABS([.F51]-[.E51])&gt;ABS([.G51]-[.E51]);0;1))" office:value-type="float" office:value="1" calcext:value-type="float">
            <text:p>1</text:p>
          </table:table-cell>
          <table:table-cell table:formula="of:=IF([.E51]=0;0;IF(ABS([.G51]-[.E51])&gt;ABS([.F51]-[.E51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332.45" calcext:value-type="float">
            <text:p>332.45</text:p>
          </table:table-cell>
          <table:table-cell office:value-type="float" office:value="298.418" calcext:value-type="float">
            <text:p>298.418</text:p>
          </table:table-cell>
          <table:table-cell office:value-type="float" office:value="403" calcext:value-type="float">
            <text:p>403</text:p>
          </table:table-cell>
          <table:table-cell table:formula="of:=IF([.K51]=0;0;IF(ABS([.L51]-[.K51])&gt;ABS([.M51]-[.K51]);0;1))" office:value-type="float" office:value="1" calcext:value-type="float">
            <text:p>1</text:p>
          </table:table-cell>
          <table:table-cell table:formula="of:=IF([.K51]=0;0;IF(ABS([.M51]-[.K51])&gt;ABS([.L51]-[.K51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2" calcext:value-type="float">
            <text:p>2.00E-005</text:p>
          </table:table-cell>
          <table:table-cell table:style-name="ce2" office:value-type="float" office:value="0.00006393" calcext:value-type="float">
            <text:p>6.39E-005</text:p>
          </table:table-cell>
          <table:table-cell table:style-name="ce2" office:value-type="float" office:value="0.0000215" calcext:value-type="float">
            <text:p>2.15E-005</text:p>
          </table:table-cell>
          <table:table-cell table:formula="of:=IF([.Q51]=0;0;IF(ABS([.R51]-[.Q51])&gt;ABS([.S51]-[.Q51]);0;1))" office:value-type="float" office:value="0" calcext:value-type="float">
            <text:p>0</text:p>
          </table:table-cell>
          <table:table-cell table:formula="of:=IF([.Q51]=0;0;IF(ABS([.S51]-[.Q51])&gt;ABS([.R51]-[.Q51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22.7705340739" calcext:value-type="float">
            <text:p>22.7705340739</text:p>
          </table:table-cell>
          <table:table-cell office:value-type="float" office:value="31" calcext:value-type="float">
            <text:p>31</text:p>
          </table:table-cell>
          <table:table-cell table:formula="of:=IF([.W51]=0;0;IF(ABS([.X51]-[.W51])&gt;ABS([.Y51]-[.W51]);0;1))" office:value-type="float" office:value="0" calcext:value-type="float">
            <text:p>0</text:p>
          </table:table-cell>
          <table:table-cell table:formula="of:=IF([.W51]=0;0;IF(ABS([.Y51]-[.W51])&gt;ABS([.X51]-[.W51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office:value-type="float" office:value="3.544" calcext:value-type="float">
            <text:p>3.544</text:p>
          </table:table-cell>
          <table:table-cell office:value-type="float" office:value="2.516" calcext:value-type="float">
            <text:p>2.516</text:p>
          </table:table-cell>
          <table:table-cell office:value-type="float" office:value="0" calcext:value-type="float">
            <text:p>0</text:p>
          </table:table-cell>
          <table:table-cell table:formula="of:=IF(ABS([.AD51]-[.AC51])&gt;ABS([.AE51]-[.AC51]);0;1)" office:value-type="float" office:value="1" calcext:value-type="float">
            <text:p>1</text:p>
          </table:table-cell>
          <table:table-cell table:formula="of:=IF(ABS([.AE51]-[.AC51])&gt;ABS([.AD51]-[.AC51]);0;1)" office:value-type="float" office:value="0" calcext:value-type="float">
            <text:p>0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732.poscar</text:p>
          </table:table-cell>
          <table:table-cell office:value-type="string" calcext:value-type="string">
            <text:p>K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othermal bulk modulus</text:p>
          </table:table-cell>
          <table:table-cell office:value-type="float" office:value="31.66" calcext:value-type="float">
            <text:p>31.66</text:p>
          </table:table-cell>
          <table:table-cell office:value-type="float" office:value="28.951" calcext:value-type="float">
            <text:p>28.951</text:p>
          </table:table-cell>
          <table:table-cell office:value-type="float" office:value="110" calcext:value-type="float">
            <text:p>110</text:p>
          </table:table-cell>
          <table:table-cell table:formula="of:=IF([.E52]=0;0;IF(ABS([.F52]-[.E52])&gt;ABS([.G52]-[.E52]);0;1))" office:value-type="float" office:value="1" calcext:value-type="float">
            <text:p>1</text:p>
          </table:table-cell>
          <table:table-cell table:formula="of:=IF([.E52]=0;0;IF(ABS([.G52]-[.E52])&gt;ABS([.F52]-[.E52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241" calcext:value-type="float">
            <text:p>241</text:p>
          </table:table-cell>
          <table:table-cell office:value-type="float" office:value="278.621" calcext:value-type="float">
            <text:p>278.621</text:p>
          </table:table-cell>
          <table:table-cell office:value-type="float" office:value="489" calcext:value-type="float">
            <text:p>489</text:p>
          </table:table-cell>
          <table:table-cell table:formula="of:=IF([.K52]=0;0;IF(ABS([.L52]-[.K52])&gt;ABS([.M52]-[.K52]);0;1))" office:value-type="float" office:value="1" calcext:value-type="float">
            <text:p>1</text:p>
          </table:table-cell>
          <table:table-cell table:formula="of:=IF([.K52]=0;0;IF(ABS([.M52]-[.K52])&gt;ABS([.L52]-[.K52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3255" calcext:value-type="float">
            <text:p>3.26E-005</text:p>
          </table:table-cell>
          <table:table-cell table:style-name="ce2" office:value-type="float" office:value="0.00006886" calcext:value-type="float">
            <text:p>6.89E-005</text:p>
          </table:table-cell>
          <table:table-cell table:style-name="ce2" office:value-type="float" office:value="0.0000314" calcext:value-type="float">
            <text:p>3.14E-005</text:p>
          </table:table-cell>
          <table:table-cell table:formula="of:=IF([.Q52]=0;0;IF(ABS([.R52]-[.Q52])&gt;ABS([.S52]-[.Q52]);0;1))" office:value-type="float" office:value="0" calcext:value-type="float">
            <text:p>0</text:p>
          </table:table-cell>
          <table:table-cell table:formula="of:=IF([.Q52]=0;0;IF(ABS([.S52]-[.Q52])&gt;ABS([.R52]-[.Q52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4.5" calcext:value-type="float">
            <text:p>24.5</text:p>
          </table:table-cell>
          <table:table-cell office:value-type="float" office:value="28.4479244159" calcext:value-type="float">
            <text:p>28.4479244159</text:p>
          </table:table-cell>
          <table:table-cell office:value-type="float" office:value="17" calcext:value-type="float">
            <text:p>17</text:p>
          </table:table-cell>
          <table:table-cell table:formula="of:=IF([.W52]=0;0;IF(ABS([.X52]-[.W52])&gt;ABS([.Y52]-[.W52]);0;1))" office:value-type="float" office:value="1" calcext:value-type="float">
            <text:p>1</text:p>
          </table:table-cell>
          <table:table-cell table:formula="of:=IF([.W52]=0;0;IF(ABS([.Y52]-[.W52])&gt;ABS([.X52]-[.W52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office:value-type="float" office:value="11" calcext:value-type="float">
            <text:p>11</text:p>
          </table:table-cell>
          <table:table-cell office:value-type="float" office:value="5.685" calcext:value-type="float">
            <text:p>5.685</text:p>
          </table:table-cell>
          <table:table-cell office:value-type="float" office:value="7.8" calcext:value-type="float">
            <text:p>7.8</text:p>
          </table:table-cell>
          <table:table-cell table:formula="of:=IF(ABS([.AD52]-[.AC52])&gt;ABS([.AE52]-[.AC52]);0;1)" office:value-type="float" office:value="0" calcext:value-type="float">
            <text:p>0</text:p>
          </table:table-cell>
          <table:table-cell table:formula="of:=IF(ABS([.AE52]-[.AC52])&gt;ABS([.AD52]-[.AC52]);0;1)" office:value-type="float" office:value="1" calcext:value-type="float">
            <text:p>1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750.poscar</text:p>
          </table:table-cell>
          <table:table-cell office:value-type="string" calcext:value-type="string">
            <text:p>CeO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othermal bulk modulus</text:p>
          </table:table-cell>
          <table:table-cell office:value-type="float" office:value="230" calcext:value-type="float">
            <text:p>230</text:p>
          </table:table-cell>
          <table:table-cell office:value-type="float" office:value="159.279" calcext:value-type="float">
            <text:p>159.279</text:p>
          </table:table-cell>
          <table:table-cell office:value-type="float" office:value="178" calcext:value-type="float">
            <text:p>178</text:p>
          </table:table-cell>
          <table:table-cell table:formula="of:=IF([.E53]=0;0;IF(ABS([.F53]-[.E53])&gt;ABS([.G53]-[.E53]);0;1))" office:value-type="float" office:value="0" calcext:value-type="float">
            <text:p>0</text:p>
          </table:table-cell>
          <table:table-cell table:formula="of:=IF([.E53]=0;0;IF(ABS([.G53]-[.E53])&gt;ABS([.F53]-[.E53]);0;1))" office:value-type="float" office:value="1" calcext:value-type="float">
            <text:p>1</text:p>
          </table:table-cell>
          <table:table-cell office:value-type="string" calcext:value-type="string">
            <text:p>Debye temperature</text:p>
          </table:table-cell>
          <table:table-cell office:value-type="float" office:value="410" calcext:value-type="float">
            <text:p>410</text:p>
          </table:table-cell>
          <table:table-cell office:value-type="float" office:value="407.698" calcext:value-type="float">
            <text:p>407.698</text:p>
          </table:table-cell>
          <table:table-cell office:value-type="float" office:value="472" calcext:value-type="float">
            <text:p>472</text:p>
          </table:table-cell>
          <table:table-cell table:formula="of:=IF([.K53]=0;0;IF(ABS([.L53]-[.K53])&gt;ABS([.M53]-[.K53]);0;1))" office:value-type="float" office:value="1" calcext:value-type="float">
            <text:p>1</text:p>
          </table:table-cell>
          <table:table-cell table:formula="of:=IF([.K53]=0;0;IF(ABS([.M53]-[.K53])&gt;ABS([.L53]-[.K53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112" calcext:value-type="float">
            <text:p>1.12E-005</text:p>
          </table:table-cell>
          <table:table-cell table:style-name="ce2" office:value-type="float" office:value="0.00005177" calcext:value-type="float">
            <text:p>5.18E-005</text:p>
          </table:table-cell>
          <table:table-cell table:style-name="ce2" office:value-type="float" office:value="0.0000106" calcext:value-type="float">
            <text:p>1.06E-005</text:p>
          </table:table-cell>
          <table:table-cell table:formula="of:=IF([.Q53]=0;0;IF(ABS([.R53]-[.Q53])&gt;ABS([.S53]-[.Q53]);0;1))" office:value-type="float" office:value="0" calcext:value-type="float">
            <text:p>0</text:p>
          </table:table-cell>
          <table:table-cell table:formula="of:=IF([.Q53]=0;0;IF(ABS([.S53]-[.Q53])&gt;ABS([.R53]-[.Q53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0.5" calcext:value-type="float">
            <text:p>20.5</text:p>
          </table:table-cell>
          <table:table-cell office:value-type="float" office:value="22.3215532414" calcext:value-type="float">
            <text:p>22.3215532414</text:p>
          </table:table-cell>
          <table:table-cell office:value-type="float" office:value="24" calcext:value-type="float">
            <text:p>24</text:p>
          </table:table-cell>
          <table:table-cell table:formula="of:=IF([.W53]=0;0;IF(ABS([.X53]-[.W53])&gt;ABS([.Y53]-[.W53]);0;1))" office:value-type="float" office:value="1" calcext:value-type="float">
            <text:p>1</text:p>
          </table:table-cell>
          <table:table-cell table:formula="of:=IF([.W53]=0;0;IF(ABS([.Y53]-[.W53])&gt;ABS([.X53]-[.W53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office:value-type="float" office:value="3.325" calcext:value-type="float">
            <text:p>3.325</text:p>
          </table:table-cell>
          <table:table-cell office:value-type="float" office:value="1.583" calcext:value-type="float">
            <text:p>1.583</text:p>
          </table:table-cell>
          <table:table-cell office:value-type="float" office:value="0" calcext:value-type="float">
            <text:p>0</text:p>
          </table:table-cell>
          <table:table-cell table:formula="of:=IF(ABS([.AD53]-[.AC53])&gt;ABS([.AE53]-[.AC53]);0;1)" office:value-type="float" office:value="1" calcext:value-type="float">
            <text:p>1</text:p>
          </table:table-cell>
          <table:table-cell table:formula="of:=IF(ABS([.AE53]-[.AC53])&gt;ABS([.AD53]-[.AC53]);0;1)" office:value-type="float" office:value="0" calcext:value-type="float">
            <text:p>0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771.poscar</text:p>
          </table:table-cell>
          <table:table-cell office:value-type="string" calcext:value-type="string">
            <text:p>Rb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othermal bulk modulus</text:p>
          </table:table-cell>
          <table:table-cell office:value-type="float" office:value="16.4" calcext:value-type="float">
            <text:p>16.4</text:p>
          </table:table-cell>
          <table:table-cell office:value-type="float" office:value="15.564" calcext:value-type="float">
            <text:p>15.564</text:p>
          </table:table-cell>
          <table:table-cell office:value-type="float" office:value="30" calcext:value-type="float">
            <text:p>30</text:p>
          </table:table-cell>
          <table:table-cell table:formula="of:=IF([.E54]=0;0;IF(ABS([.F54]-[.E54])&gt;ABS([.G54]-[.E54]);0;1))" office:value-type="float" office:value="1" calcext:value-type="float">
            <text:p>1</text:p>
          </table:table-cell>
          <table:table-cell table:formula="of:=IF([.E54]=0;0;IF(ABS([.G54]-[.E54])&gt;ABS([.F54]-[.E54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169" calcext:value-type="float">
            <text:p>169</text:p>
          </table:table-cell>
          <table:table-cell office:value-type="float" office:value="156.766" calcext:value-type="float">
            <text:p>156.766</text:p>
          </table:table-cell>
          <table:table-cell office:value-type="float" office:value="281" calcext:value-type="float">
            <text:p>281</text:p>
          </table:table-cell>
          <table:table-cell table:formula="of:=IF([.K54]=0;0;IF(ABS([.L54]-[.K54])&gt;ABS([.M54]-[.K54]);0;1))" office:value-type="float" office:value="1" calcext:value-type="float">
            <text:p>1</text:p>
          </table:table-cell>
          <table:table-cell table:formula="of:=IF([.K54]=0;0;IF(ABS([.M54]-[.K54])&gt;ABS([.L54]-[.K54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339" calcext:value-type="float">
            <text:p>3.39E-005</text:p>
          </table:table-cell>
          <table:table-cell table:style-name="ce2" office:value-type="float" office:value="0.00006771" calcext:value-type="float">
            <text:p>6.77E-005</text:p>
          </table:table-cell>
          <table:table-cell table:style-name="ce2" office:value-type="float" office:value="0.0000401" calcext:value-type="float">
            <text:p>4.01E-005</text:p>
          </table:table-cell>
          <table:table-cell table:formula="of:=IF([.Q54]=0;0;IF(ABS([.R54]-[.Q54])&gt;ABS([.S54]-[.Q54]);0;1))" office:value-type="float" office:value="0" calcext:value-type="float">
            <text:p>0</text:p>
          </table:table-cell>
          <table:table-cell table:formula="of:=IF([.Q54]=0;0;IF(ABS([.S54]-[.Q54])&gt;ABS([.R54]-[.Q54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6.2" calcext:value-type="float">
            <text:p>26.2</text:p>
          </table:table-cell>
          <table:table-cell office:value-type="float" office:value="29.9902567202" calcext:value-type="float">
            <text:p>29.9902567202</text:p>
          </table:table-cell>
          <table:table-cell office:value-type="float" office:value="28" calcext:value-type="float">
            <text:p>28</text:p>
          </table:table-cell>
          <table:table-cell table:formula="of:=IF([.W54]=0;0;IF(ABS([.X54]-[.W54])&gt;ABS([.Y54]-[.W54]);0;1))" office:value-type="float" office:value="0" calcext:value-type="float">
            <text:p>0</text:p>
          </table:table-cell>
          <table:table-cell table:formula="of:=IF([.W54]=0;0;IF(ABS([.Y54]-[.W54])&gt;ABS([.X54]-[.W54]);0;1))" office:value-type="float" office:value="1" calcext:value-type="float">
            <text:p>1</text:p>
          </table:table-cell>
          <table:table-cell office:value-type="string" calcext:value-type="string">
            <text:p>energy gap</text:p>
          </table:table-cell>
          <table:table-cell office:value-type="float" office:value="8.2" calcext:value-type="float">
            <text:p>8.2</text:p>
          </table:table-cell>
          <table:table-cell office:value-type="float" office:value="4.69" calcext:value-type="float">
            <text:p>4.69</text:p>
          </table:table-cell>
          <table:table-cell office:value-type="float" office:value="7.9" calcext:value-type="float">
            <text:p>7.9</text:p>
          </table:table-cell>
          <table:table-cell table:formula="of:=IF(ABS([.AD54]-[.AC54])&gt;ABS([.AE54]-[.AC54]);0;1)" office:value-type="float" office:value="0" calcext:value-type="float">
            <text:p>0</text:p>
          </table:table-cell>
          <table:table-cell table:formula="of:=IF(ABS([.AE54]-[.AC54])&gt;ABS([.AD54]-[.AC54]);0;1)" office:value-type="float" office:value="1" calcext:value-type="float">
            <text:p>1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794.poscar</text:p>
          </table:table-cell>
          <table:table-cell office:value-type="string" calcext:value-type="string">
            <text:p>Na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othermal bulk modulus</text:p>
          </table:table-cell>
          <table:table-cell office:value-type="float" office:value="24.057" calcext:value-type="float">
            <text:p>24.057</text:p>
          </table:table-cell>
          <table:table-cell office:value-type="float" office:value="24.93" calcext:value-type="float">
            <text:p>24.93</text:p>
          </table:table-cell>
          <table:table-cell office:value-type="float" office:value="103" calcext:value-type="float">
            <text:p>103</text:p>
          </table:table-cell>
          <table:table-cell table:formula="of:=IF([.E55]=0;0;IF(ABS([.F55]-[.E55])&gt;ABS([.G55]-[.E55]);0;1))" office:value-type="float" office:value="1" calcext:value-type="float">
            <text:p>1</text:p>
          </table:table-cell>
          <table:table-cell table:formula="of:=IF([.E55]=0;0;IF(ABS([.G55]-[.E55])&gt;ABS([.F55]-[.E55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320" calcext:value-type="float">
            <text:p>320</text:p>
          </table:table-cell>
          <table:table-cell office:value-type="float" office:value="263.697" calcext:value-type="float">
            <text:p>263.697</text:p>
          </table:table-cell>
          <table:table-cell office:value-type="float" office:value="477" calcext:value-type="float">
            <text:p>477</text:p>
          </table:table-cell>
          <table:table-cell table:formula="of:=IF([.K55]=0;0;IF(ABS([.L55]-[.K55])&gt;ABS([.M55]-[.K55]);0;1))" office:value-type="float" office:value="1" calcext:value-type="float">
            <text:p>1</text:p>
          </table:table-cell>
          <table:table-cell table:formula="of:=IF([.K55]=0;0;IF(ABS([.M55]-[.K55])&gt;ABS([.L55]-[.K55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398" calcext:value-type="float">
            <text:p>3.98E-005</text:p>
          </table:table-cell>
          <table:table-cell table:style-name="ce2" office:value-type="float" office:value="0.0000734" calcext:value-type="float">
            <text:p>7.34E-005</text:p>
          </table:table-cell>
          <table:table-cell table:style-name="ce2" office:value-type="float" office:value="0.0000585" calcext:value-type="float">
            <text:p>5.85E-005</text:p>
          </table:table-cell>
          <table:table-cell table:formula="of:=IF([.Q55]=0;0;IF(ABS([.R55]-[.Q55])&gt;ABS([.S55]-[.Q55]);0;1))" office:value-type="float" office:value="0" calcext:value-type="float">
            <text:p>0</text:p>
          </table:table-cell>
          <table:table-cell table:formula="of:=IF([.Q55]=0;0;IF(ABS([.S55]-[.Q55])&gt;ABS([.R55]-[.Q55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5.08" calcext:value-type="float">
            <text:p>25.08</text:p>
          </table:table-cell>
          <table:table-cell office:value-type="float" office:value="28.3730942772" calcext:value-type="float">
            <text:p>28.3730942772</text:p>
          </table:table-cell>
          <table:table-cell office:value-type="float" office:value="20" calcext:value-type="float">
            <text:p>20</text:p>
          </table:table-cell>
          <table:table-cell table:formula="of:=IF([.W55]=0;0;IF(ABS([.X55]-[.W55])&gt;ABS([.Y55]-[.W55]);0;1))" office:value-type="float" office:value="1" calcext:value-type="float">
            <text:p>1</text:p>
          </table:table-cell>
          <table:table-cell table:formula="of:=IF([.W55]=0;0;IF(ABS([.Y55]-[.W55])&gt;ABS([.X55]-[.W55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office:value-type="float" office:value="8.725" calcext:value-type="float">
            <text:p>8.725</text:p>
          </table:table-cell>
          <table:table-cell office:value-type="float" office:value="4.798" calcext:value-type="float">
            <text:p>4.798</text:p>
          </table:table-cell>
          <table:table-cell office:value-type="float" office:value="7.2" calcext:value-type="float">
            <text:p>7.2</text:p>
          </table:table-cell>
          <table:table-cell table:formula="of:=IF(ABS([.AD55]-[.AC55])&gt;ABS([.AE55]-[.AC55]);0;1)" office:value-type="float" office:value="0" calcext:value-type="float">
            <text:p>0</text:p>
          </table:table-cell>
          <table:table-cell table:formula="of:=IF(ABS([.AE55]-[.AC55])&gt;ABS([.AD55]-[.AC55]);0;1)" office:value-type="float" office:value="1" calcext:value-type="float">
            <text:p>1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835.poscar</text:p>
          </table:table-cell>
          <table:table-cell office:value-type="string" calcext:value-type="string">
            <text:p>C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othermal bulk modulus</text:p>
          </table:table-cell>
          <table:table-cell office:value-type="float" office:value="208.6" calcext:value-type="float">
            <text:p>208.6</text:p>
          </table:table-cell>
          <table:table-cell office:value-type="float" office:value="13.176" calcext:value-type="float">
            <text:p>13.176</text:p>
          </table:table-cell>
          <table:table-cell office:value-type="float" office:value="51" calcext:value-type="float">
            <text:p>51</text:p>
          </table:table-cell>
          <table:table-cell table:formula="of:=IF([.E56]=0;0;IF(ABS([.F56]-[.E56])&gt;ABS([.G56]-[.E56]);0;1))" office:value-type="float" office:value="0" calcext:value-type="float">
            <text:p>0</text:p>
          </table:table-cell>
          <table:table-cell table:formula="of:=IF([.E56]=0;0;IF(ABS([.G56]-[.E56])&gt;ABS([.F56]-[.E56]);0;1))" office:value-type="float" office:value="1" calcext:value-type="float">
            <text:p>1</text:p>
          </table:table-cell>
          <table:table-cell office:value-type="string" calcext:value-type="string">
            <text:p>Debye temperature</text:p>
          </table:table-cell>
          <table:table-cell office:value-type="float" office:value="126.45" calcext:value-type="float">
            <text:p>126.45</text:p>
          </table:table-cell>
          <table:table-cell office:value-type="float" office:value="91.881" calcext:value-type="float">
            <text:p>91.881</text:p>
          </table:table-cell>
          <table:table-cell office:value-type="float" office:value="278" calcext:value-type="float">
            <text:p>278</text:p>
          </table:table-cell>
          <table:table-cell table:formula="of:=IF([.K56]=0;0;IF(ABS([.L56]-[.K56])&gt;ABS([.M56]-[.K56]);0;1))" office:value-type="float" office:value="1" calcext:value-type="float">
            <text:p>1</text:p>
          </table:table-cell>
          <table:table-cell table:formula="of:=IF([.K56]=0;0;IF(ABS([.M56]-[.K56])&gt;ABS([.L56]-[.K56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49" calcext:value-type="float">
            <text:p>4.90E-005</text:p>
          </table:table-cell>
          <table:table-cell table:style-name="ce2" office:value-type="float" office:value="0.00005355" calcext:value-type="float">
            <text:p>5.36E-005</text:p>
          </table:table-cell>
          <table:table-cell table:style-name="ce2" office:value-type="float" office:value="0.0000505" calcext:value-type="float">
            <text:p>5.05E-005</text:p>
          </table:table-cell>
          <table:table-cell table:formula="of:=IF([.Q56]=0;0;IF(ABS([.R56]-[.Q56])&gt;ABS([.S56]-[.Q56]);0;1))" office:value-type="float" office:value="0" calcext:value-type="float">
            <text:p>0</text:p>
          </table:table-cell>
          <table:table-cell table:formula="of:=IF([.Q56]=0;0;IF(ABS([.S56]-[.Q56])&gt;ABS([.R56]-[.Q56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19.9" calcext:value-type="float">
            <text:p>19.9</text:p>
          </table:table-cell>
          <table:table-cell office:value-type="float" office:value="31.3205702981" calcext:value-type="float">
            <text:p>31.3205702981</text:p>
          </table:table-cell>
          <table:table-cell office:value-type="float" office:value="26" calcext:value-type="float">
            <text:p>26</text:p>
          </table:table-cell>
          <table:table-cell table:formula="of:=IF([.W56]=0;0;IF(ABS([.X56]-[.W56])&gt;ABS([.Y56]-[.W56]);0;1))" office:value-type="float" office:value="0" calcext:value-type="float">
            <text:p>0</text:p>
          </table:table-cell>
          <table:table-cell table:formula="of:=IF([.W56]=0;0;IF(ABS([.Y56]-[.W56])&gt;ABS([.X56]-[.W56]);0;1))" office:value-type="float" office:value="1" calcext:value-type="float">
            <text:p>1</text:p>
          </table:table-cell>
          <table:table-cell office:value-type="string" calcext:value-type="string">
            <text:p>energy gap</text:p>
          </table:table-cell>
          <table:table-cell office:value-type="float" office:value="2.555" calcext:value-type="float">
            <text:p>2.555</text:p>
          </table:table-cell>
          <table:table-cell office:value-type="float" office:value="3.697" calcext:value-type="float">
            <text:p>3.697</text:p>
          </table:table-cell>
          <table:table-cell office:value-type="float" office:value="5.6" calcext:value-type="float">
            <text:p>5.6</text:p>
          </table:table-cell>
          <table:table-cell table:formula="of:=IF(ABS([.AD56]-[.AC56])&gt;ABS([.AE56]-[.AC56]);0;1)" office:value-type="float" office:value="1" calcext:value-type="float">
            <text:p>1</text:p>
          </table:table-cell>
          <table:table-cell table:formula="of:=IF(ABS([.AE56]-[.AC56])&gt;ABS([.AD56]-[.AC56]);0;1)" office:value-type="float" office:value="0" calcext:value-type="float">
            <text:p>0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839.poscar</text:p>
          </table:table-cell>
          <table:table-cell office:value-type="string" calcext:value-type="string">
            <text:p>Co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othermal bulk modulus</text:p>
          </table:table-cell>
          <table:table-cell office:value-type="float" office:value="178.3" calcext:value-type="float">
            <text:p>178.3</text:p>
          </table:table-cell>
          <table:table-cell office:value-type="float" office:value="167.031" calcext:value-type="float">
            <text:p>167.031</text:p>
          </table:table-cell>
          <table:table-cell office:value-type="float" office:value="216" calcext:value-type="float">
            <text:p>216</text:p>
          </table:table-cell>
          <table:table-cell table:formula="of:=IF([.E57]=0;0;IF(ABS([.F57]-[.E57])&gt;ABS([.G57]-[.E57]);0;1))" office:value-type="float" office:value="1" calcext:value-type="float">
            <text:p>1</text:p>
          </table:table-cell>
          <table:table-cell table:formula="of:=IF([.E57]=0;0;IF(ABS([.G57]-[.E57])&gt;ABS([.F57]-[.E57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600" calcext:value-type="float">
            <text:p>600</text:p>
          </table:table-cell>
          <table:table-cell office:value-type="float" office:value="480.402" calcext:value-type="float">
            <text:p>480.402</text:p>
          </table:table-cell>
          <table:table-cell office:value-type="float" office:value="485" calcext:value-type="float">
            <text:p>485</text:p>
          </table:table-cell>
          <table:table-cell table:formula="of:=IF([.K57]=0;0;IF(ABS([.L57]-[.K57])&gt;ABS([.M57]-[.K57]);0;1))" office:value-type="float" office:value="0" calcext:value-type="float">
            <text:p>0</text:p>
          </table:table-cell>
          <table:table-cell table:formula="of:=IF([.K57]=0;0;IF(ABS([.M57]-[.K57])&gt;ABS([.L57]-[.K57]);0;1))" office:value-type="float" office:value="1" calcext:value-type="float">
            <text:p>1</text:p>
          </table:table-cell>
          <table:table-cell office:value-type="string" calcext:value-type="string">
            <text:p>linear thermal expansion coefficient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" office:value-type="float" office:value="0.00006185" calcext:value-type="float">
            <text:p>6.19E-005</text:p>
          </table:table-cell>
          <table:table-cell table:style-name="ce2" office:value-type="float" office:value="0.0000115" calcext:value-type="float">
            <text:p>1.15E-005</text:p>
          </table:table-cell>
          <table:table-cell table:formula="of:=IF([.Q57]=0;0;IF(ABS([.R57]-[.Q57])&gt;ABS([.S57]-[.Q57]);0;1))" office:value-type="float" office:value="0" calcext:value-type="float">
            <text:p>0</text:p>
          </table:table-cell>
          <table:table-cell table:formula="of:=IF([.Q57]=0;0;IF(ABS([.S57]-[.Q57])&gt;ABS([.R57]-[.Q57]);0;1))" office:value-type="float" office:value="0" calcext:value-type="float">
            <text:p>0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7.6" calcext:value-type="float">
            <text:p>27.6</text:p>
          </table:table-cell>
          <table:table-cell office:value-type="float" office:value="22.1206204614" calcext:value-type="float">
            <text:p>22.1206204614</text:p>
          </table:table-cell>
          <table:table-cell office:value-type="float" office:value="23" calcext:value-type="float">
            <text:p>23</text:p>
          </table:table-cell>
          <table:table-cell table:formula="of:=IF([.W57]=0;0;IF(ABS([.X57]-[.W57])&gt;ABS([.Y57]-[.W57]);0;1))" office:value-type="float" office:value="0" calcext:value-type="float">
            <text:p>0</text:p>
          </table:table-cell>
          <table:table-cell table:formula="of:=IF([.W57]=0;0;IF(ABS([.Y57]-[.W57])&gt;ABS([.X57]-[.W57]);0;1))" office:value-type="float" office:value="1" calcext:value-type="float">
            <text:p>1</text:p>
          </table:table-cell>
          <table:table-cell office:value-type="string" calcext:value-type="string">
            <text:p>energy gap</text:p>
          </table:table-cell>
          <table:table-cell table:style-name="ce3" office:value-type="float" office:value="3.1" calcext:value-type="float">
            <text:p>3.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8593.poscar</text:p>
          </table:table-cell>
          <table:table-cell office:value-type="string" calcext:value-type="string">
            <text:p>Ba2EuCu3O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sothermal bulk modulus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134.902" calcext:value-type="float">
            <text:p>134.902</text:p>
          </table:table-cell>
          <table:table-cell office:value-type="float" office:value="171" calcext:value-type="float">
            <text:p>171</text:p>
          </table:table-cell>
          <table:table-cell table:formula="of:=IF([.E58]=0;0;IF(ABS([.F58]-[.E58])&gt;ABS([.G58]-[.E58]);0;1))" office:value-type="float" office:value="0" calcext:value-type="float">
            <text:p>0</text:p>
          </table:table-cell>
          <table:table-cell table:formula="of:=IF([.E58]=0;0;IF(ABS([.G58]-[.E58])&gt;ABS([.F58]-[.E58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391" calcext:value-type="float">
            <text:p>391</text:p>
          </table:table-cell>
          <table:table-cell office:value-type="float" office:value="372.959" calcext:value-type="float">
            <text:p>372.959</text:p>
          </table:table-cell>
          <table:table-cell office:value-type="float" office:value="486" calcext:value-type="float">
            <text:p>486</text:p>
          </table:table-cell>
          <table:table-cell table:formula="of:=IF([.K58]=0;0;IF(ABS([.L58]-[.K58])&gt;ABS([.M58]-[.K58]);0;1))" office:value-type="float" office:value="1" calcext:value-type="float">
            <text:p>1</text:p>
          </table:table-cell>
          <table:table-cell table:formula="of:=IF([.K58]=0;0;IF(ABS([.M58]-[.K58])&gt;ABS([.L58]-[.K58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1025" calcext:value-type="float">
            <text:p>1.03E-005</text:p>
          </table:table-cell>
          <table:table-cell table:style-name="ce2" office:value-type="float" office:value="0.00005219" calcext:value-type="float">
            <text:p>5.22E-005</text:p>
          </table:table-cell>
          <table:table-cell table:style-name="ce2" office:value-type="float" office:value="0.0000141" calcext:value-type="float">
            <text:p>1.41E-005</text:p>
          </table:table-cell>
          <table:table-cell table:formula="of:=IF([.Q58]=0;0;IF(ABS([.R58]-[.Q58])&gt;ABS([.S58]-[.Q58]);0;1))" office:value-type="float" office:value="0" calcext:value-type="float">
            <text:p>0</text:p>
          </table:table-cell>
          <table:table-cell table:formula="of:=IF([.Q58]=0;0;IF(ABS([.S58]-[.Q58])&gt;ABS([.R58]-[.Q58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2.11" calcext:value-type="float">
            <text:p>22.11</text:p>
          </table:table-cell>
          <table:table-cell office:value-type="float" office:value="21.7595810312" calcext:value-type="float">
            <text:p>21.7595810312</text:p>
          </table:table-cell>
          <table:table-cell office:value-type="float" office:value="22" calcext:value-type="float">
            <text:p>22</text:p>
          </table:table-cell>
          <table:table-cell table:formula="of:=IF([.W58]=0;0;IF(ABS([.X58]-[.W58])&gt;ABS([.Y58]-[.W58]);0;1))" office:value-type="float" office:value="0" calcext:value-type="float">
            <text:p>0</text:p>
          </table:table-cell>
          <table:table-cell table:formula="of:=IF([.W58]=0;0;IF(ABS([.Y58]-[.W58])&gt;ABS([.X58]-[.W58]);0;1))" office:value-type="float" office:value="1" calcext:value-type="float">
            <text:p>1</text:p>
          </table:table-cell>
          <table:table-cell office:value-type="string" calcext:value-type="string">
            <text:p>energy gap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BS([.AD58]-[.AC58])&gt;ABS([.AE58]-[.AC58]);0;1)" office:value-type="float" office:value="1" calcext:value-type="float">
            <text:p>1</text:p>
          </table:table-cell>
          <table:table-cell table:formula="of:=IF(ABS([.AE58]-[.AC58])&gt;ABS([.AD58]-[.AC58]);0;1)" office:value-type="float" office:value="1" calcext:value-type="float">
            <text:p>1</text:p>
          </table:table-cell>
          <table:table-cell office:value-type="string" calcext:value-type="string">
            <text:p>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9985.poscar</text:p>
          </table:table-cell>
          <table:table-cell office:value-type="string" calcext:value-type="string">
            <text:p>Ca2Ba2Cu3Tl2O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sothermal bulk modulus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116.054" calcext:value-type="float">
            <text:p>116.054</text:p>
          </table:table-cell>
          <table:table-cell office:value-type="float" office:value="145" calcext:value-type="float">
            <text:p>145</text:p>
          </table:table-cell>
          <table:table-cell table:formula="of:=IF([.E59]=0;0;IF(ABS([.F59]-[.E59])&gt;ABS([.G59]-[.E59]);0;1))" office:value-type="float" office:value="0" calcext:value-type="float">
            <text:p>0</text:p>
          </table:table-cell>
          <table:table-cell table:formula="of:=IF([.E59]=0;0;IF(ABS([.G59]-[.E59])&gt;ABS([.F59]-[.E59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268" calcext:value-type="float">
            <text:p>268</text:p>
          </table:table-cell>
          <table:table-cell office:value-type="float" office:value="387.15" calcext:value-type="float">
            <text:p>387.15</text:p>
          </table:table-cell>
          <table:table-cell office:value-type="float" office:value="477" calcext:value-type="float">
            <text:p>477</text:p>
          </table:table-cell>
          <table:table-cell table:formula="of:=IF([.K59]=0;0;IF(ABS([.L59]-[.K59])&gt;ABS([.M59]-[.K59]);0;1))" office:value-type="float" office:value="1" calcext:value-type="float">
            <text:p>1</text:p>
          </table:table-cell>
          <table:table-cell table:formula="of:=IF([.K59]=0;0;IF(ABS([.M59]-[.K59])&gt;ABS([.L59]-[.K59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0542" calcext:value-type="float">
            <text:p>5.42E-006</text:p>
          </table:table-cell>
          <table:table-cell table:style-name="ce2" office:value-type="float" office:value="0.00005227" calcext:value-type="float">
            <text:p>5.23E-005</text:p>
          </table:table-cell>
          <table:table-cell table:style-name="ce2" office:value-type="float" office:value="0.0000177" calcext:value-type="float">
            <text:p>1.77E-005</text:p>
          </table:table-cell>
          <table:table-cell table:formula="of:=IF([.Q59]=0;0;IF(ABS([.R59]-[.Q59])&gt;ABS([.S59]-[.Q59]);0;1))" office:value-type="float" office:value="0" calcext:value-type="float">
            <text:p>0</text:p>
          </table:table-cell>
          <table:table-cell table:formula="of:=IF([.Q59]=0;0;IF(ABS([.S59]-[.Q59])&gt;ABS([.R59]-[.Q59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24.2327120678" calcext:value-type="float">
            <text:p>24.2327120678</text:p>
          </table:table-cell>
          <table:table-cell office:value-type="float" office:value="19" calcext:value-type="float">
            <text:p>19</text:p>
          </table:table-cell>
          <table:table-cell table:formula="of:=IF([.W59]=0;0;IF(ABS([.X59]-[.W59])&gt;ABS([.Y59]-[.W59]);0;1))" office:value-type="float" office:value="0" calcext:value-type="float">
            <text:p>0</text:p>
          </table:table-cell>
          <table:table-cell table:formula="of:=IF([.W59]=0;0;IF(ABS([.Y59]-[.W59])&gt;ABS([.X59]-[.W59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3087.poscar</text:p>
          </table:table-cell>
          <table:table-cell office:value-type="string" calcext:value-type="string">
            <text:p>UO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othermal bulk modulus</text:p>
          </table:table-cell>
          <table:table-cell office:value-type="float" office:value="207" calcext:value-type="float">
            <text:p>207</text:p>
          </table:table-cell>
          <table:table-cell office:value-type="float" office:value="165.182" calcext:value-type="float">
            <text:p>165.182</text:p>
          </table:table-cell>
          <table:table-cell office:value-type="float" office:value="178" calcext:value-type="float">
            <text:p>178</text:p>
          </table:table-cell>
          <table:table-cell table:formula="of:=IF([.E60]=0;0;IF(ABS([.F60]-[.E60])&gt;ABS([.G60]-[.E60]);0;1))" office:value-type="float" office:value="0" calcext:value-type="float">
            <text:p>0</text:p>
          </table:table-cell>
          <table:table-cell table:formula="of:=IF([.E60]=0;0;IF(ABS([.G60]-[.E60])&gt;ABS([.F60]-[.E60]);0;1))" office:value-type="float" office:value="1" calcext:value-type="float">
            <text:p>1</text:p>
          </table:table-cell>
          <table:table-cell office:value-type="string" calcext:value-type="string">
            <text:p>Debye temperature</text:p>
          </table:table-cell>
          <table:table-cell office:value-type="float" office:value="186" calcext:value-type="float">
            <text:p>186</text:p>
          </table:table-cell>
          <table:table-cell office:value-type="float" office:value="366.265" calcext:value-type="float">
            <text:p>366.265</text:p>
          </table:table-cell>
          <table:table-cell office:value-type="float" office:value="472" calcext:value-type="float">
            <text:p>472</text:p>
          </table:table-cell>
          <table:table-cell table:formula="of:=IF([.K60]=0;0;IF(ABS([.L60]-[.K60])&gt;ABS([.M60]-[.K60]);0;1))" office:value-type="float" office:value="1" calcext:value-type="float">
            <text:p>1</text:p>
          </table:table-cell>
          <table:table-cell table:formula="of:=IF([.K60]=0;0;IF(ABS([.M60]-[.K60])&gt;ABS([.L60]-[.K60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10485" calcext:value-type="float">
            <text:p>1.05E-005</text:p>
          </table:table-cell>
          <table:table-cell table:style-name="ce2" office:value-type="float" office:value="0.00005206" calcext:value-type="float">
            <text:p>5.21E-005</text:p>
          </table:table-cell>
          <table:table-cell table:style-name="ce2" office:value-type="float" office:value="0.0000084" calcext:value-type="float">
            <text:p>8.40E-006</text:p>
          </table:table-cell>
          <table:table-cell table:formula="of:=IF([.Q60]=0;0;IF(ABS([.R60]-[.Q60])&gt;ABS([.S60]-[.Q60]);0;1))" office:value-type="float" office:value="0" calcext:value-type="float">
            <text:p>0</text:p>
          </table:table-cell>
          <table:table-cell table:formula="of:=IF([.Q60]=0;0;IF(ABS([.S60]-[.Q60])&gt;ABS([.R60]-[.Q60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1.2" calcext:value-type="float">
            <text:p>21.2</text:p>
          </table:table-cell>
          <table:table-cell office:value-type="float" office:value="22.1081487716" calcext:value-type="float">
            <text:p>22.1081487716</text:p>
          </table:table-cell>
          <table:table-cell office:value-type="float" office:value="27" calcext:value-type="float">
            <text:p>27</text:p>
          </table:table-cell>
          <table:table-cell table:formula="of:=IF([.W60]=0;0;IF(ABS([.X60]-[.W60])&gt;ABS([.Y60]-[.W60]);0;1))" office:value-type="float" office:value="1" calcext:value-type="float">
            <text:p>1</text:p>
          </table:table-cell>
          <table:table-cell table:formula="of:=IF([.W60]=0;0;IF(ABS([.Y60]-[.W60])&gt;ABS([.X60]-[.W60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table:style-name="ce3" office:value-type="float" office:value="1.55" calcext:value-type="float">
            <text:p>1.5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3088.poscar</text:p>
          </table:table-cell>
          <table:table-cell office:value-type="string" calcext:value-type="string">
            <text:p>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othermal bulk modulus</text:p>
          </table:table-cell>
          <table:table-cell office:value-type="float" office:value="17" calcext:value-type="float">
            <text:p>17</text:p>
          </table:table-cell>
          <table:table-cell office:value-type="float" office:value="26.25" calcext:value-type="float">
            <text:p>26.25</text:p>
          </table:table-cell>
          <table:table-cell office:value-type="float" office:value="75" calcext:value-type="float">
            <text:p>75</text:p>
          </table:table-cell>
          <table:table-cell table:formula="of:=IF([.E61]=0;0;IF(ABS([.F61]-[.E61])&gt;ABS([.G61]-[.E61]);0;1))" office:value-type="float" office:value="1" calcext:value-type="float">
            <text:p>1</text:p>
          </table:table-cell>
          <table:table-cell table:formula="of:=IF([.E61]=0;0;IF(ABS([.G61]-[.E61])&gt;ABS([.F61]-[.E61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106" calcext:value-type="float">
            <text:p>106</text:p>
          </table:table-cell>
          <table:table-cell office:value-type="float" office:value="130.235" calcext:value-type="float">
            <text:p>130.235</text:p>
          </table:table-cell>
          <table:table-cell office:value-type="float" office:value="348" calcext:value-type="float">
            <text:p>348</text:p>
          </table:table-cell>
          <table:table-cell table:formula="of:=IF([.K61]=0;0;IF(ABS([.L61]-[.K61])&gt;ABS([.M61]-[.K61]);0;1))" office:value-type="float" office:value="1" calcext:value-type="float">
            <text:p>1</text:p>
          </table:table-cell>
          <table:table-cell table:formula="of:=IF([.K61]=0;0;IF(ABS([.M61]-[.K61])&gt;ABS([.L61]-[.K61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35" calcext:value-type="float">
            <text:p>3.50E-005</text:p>
          </table:table-cell>
          <table:table-cell table:style-name="ce2" office:value-type="float" office:value="0.00005367" calcext:value-type="float">
            <text:p>5.37E-005</text:p>
          </table:table-cell>
          <table:table-cell table:style-name="ce2" office:value-type="float" office:value="0.0000247" calcext:value-type="float">
            <text:p>2.47E-005</text:p>
          </table:table-cell>
          <table:table-cell table:formula="of:=IF([.Q61]=0;0;IF(ABS([.R61]-[.Q61])&gt;ABS([.S61]-[.Q61]);0;1))" office:value-type="float" office:value="0" calcext:value-type="float">
            <text:p>0</text:p>
          </table:table-cell>
          <table:table-cell table:formula="of:=IF([.Q61]=0;0;IF(ABS([.S61]-[.Q61])&gt;ABS([.R61]-[.Q61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7.7" calcext:value-type="float">
            <text:p>27.7</text:p>
          </table:table-cell>
          <table:table-cell office:value-type="float" office:value="30.4891243119" calcext:value-type="float">
            <text:p>30.4891243119</text:p>
          </table:table-cell>
          <table:table-cell office:value-type="float" office:value="22" calcext:value-type="float">
            <text:p>22</text:p>
          </table:table-cell>
          <table:table-cell table:formula="of:=IF([.W61]=0;0;IF(ABS([.X61]-[.W61])&gt;ABS([.Y61]-[.W61]);0;1))" office:value-type="float" office:value="1" calcext:value-type="float">
            <text:p>1</text:p>
          </table:table-cell>
          <table:table-cell table:formula="of:=IF([.W61]=0;0;IF(ABS([.Y61]-[.W61])&gt;ABS([.X61]-[.W61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table:style-name="ce3" office:value-type="float" office:value="0.429" calcext:value-type="float">
            <text:p>0.42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string" calcext:value-type="string">
            <text:p>Insula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3114.poscar</text:p>
          </table:table-cell>
          <table:table-cell office:value-type="string" calcext:value-type="string">
            <text:p>F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sothermal bulk modulus</text:p>
          </table:table-cell>
          <table:table-cell office:value-type="float" office:value="127" calcext:value-type="float">
            <text:p>127</text:p>
          </table:table-cell>
          <table:table-cell office:value-type="float" office:value="106.201" calcext:value-type="float">
            <text:p>106.201</text:p>
          </table:table-cell>
          <table:table-cell office:value-type="float" office:value="223" calcext:value-type="float">
            <text:p>223</text:p>
          </table:table-cell>
          <table:table-cell table:formula="of:=IF([.E62]=0;0;IF(ABS([.F62]-[.E62])&gt;ABS([.G62]-[.E62]);0;1))" office:value-type="float" office:value="1" calcext:value-type="float">
            <text:p>1</text:p>
          </table:table-cell>
          <table:table-cell table:formula="of:=IF([.E62]=0;0;IF(ABS([.G62]-[.E62])&gt;ABS([.F62]-[.E62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469.134" calcext:value-type="float">
            <text:p>469.134</text:p>
          </table:table-cell>
          <table:table-cell office:value-type="float" office:value="440" calcext:value-type="float">
            <text:p>440</text:p>
          </table:table-cell>
          <table:table-cell table:formula="of:=IF([.K62]=0;0;IF(ABS([.L62]-[.K62])&gt;ABS([.M62]-[.K62]);0;1))" office:value-type="float" office:value="0" calcext:value-type="float">
            <text:p>0</text:p>
          </table:table-cell>
          <table:table-cell table:formula="of:=IF([.K62]=0;0;IF(ABS([.M62]-[.K62])&gt;ABS([.L62]-[.K62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" office:value-type="float" office:value="0.0000607" calcext:value-type="float">
            <text:p>6.07E-005</text:p>
          </table:table-cell>
          <table:table-cell table:style-name="ce2" office:value-type="float" office:value="0.0000191" calcext:value-type="float">
            <text:p>1.91E-005</text:p>
          </table:table-cell>
          <table:table-cell table:formula="of:=IF([.Q62]=0;0;IF(ABS([.R62]-[.Q62])&gt;ABS([.S62]-[.Q62]);0;1))" office:value-type="float" office:value="0" calcext:value-type="float">
            <text:p>0</text:p>
          </table:table-cell>
          <table:table-cell table:formula="of:=IF([.Q62]=0;0;IF(ABS([.S62]-[.Q62])&gt;ABS([.R62]-[.Q62]);0;1))" office:value-type="float" office:value="0" calcext:value-type="float">
            <text:p>0</text:p>
          </table:table-cell>
          <table:table-cell office:value-type="string" calcext:value-type="string">
            <text:p>heat capacity at constant pressure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21.3830585845" calcext:value-type="float">
            <text:p>21.3830585845</text:p>
          </table:table-cell>
          <table:table-cell office:value-type="float" office:value="23" calcext:value-type="float">
            <text:p>23</text:p>
          </table:table-cell>
          <table:table-cell table:formula="of:=IF([.W62]=0;0;IF(ABS([.X62]-[.W62])&gt;ABS([.Y62]-[.W62]);0;1))" office:value-type="float" office:value="0" calcext:value-type="float">
            <text:p>0</text:p>
          </table:table-cell>
          <table:table-cell table:formula="of:=IF([.W62]=0;0;IF(ABS([.Y62]-[.W62])&gt;ABS([.X62]-[.W62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0.746" calcext:value-type="float">
            <text:p>0.746</text:p>
          </table:table-cell>
          <table:table-cell office:value-type="float" office:value="0" calcext:value-type="float">
            <text:p>0</text:p>
          </table:table-cell>
          <table:table-cell table:formula="of:=IF(ABS([.AD62]-[.AC62])&gt;ABS([.AE62]-[.AC62]);0;1)" office:value-type="float" office:value="0" calcext:value-type="float">
            <text:p>0</text:p>
          </table:table-cell>
          <table:table-cell table:formula="of:=IF(ABS([.AE62]-[.AC62])&gt;ABS([.AD62]-[.AC62]);0;1)" office:value-type="float" office:value="1" calcext:value-type="float">
            <text:p>1</text:p>
          </table:table-cell>
          <table:table-cell office:value-type="string" calcext:value-type="string">
            <text:p>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3144.poscar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othermal bulk modulus</text:p>
          </table:table-cell>
          <table:table-cell office:value-type="float" office:value="166.5" calcext:value-type="float">
            <text:p>166.5</text:p>
          </table:table-cell>
          <table:table-cell office:value-type="float" office:value="197.545" calcext:value-type="float">
            <text:p>197.545</text:p>
          </table:table-cell>
          <table:table-cell office:value-type="float" office:value="179" calcext:value-type="float">
            <text:p>179</text:p>
          </table:table-cell>
          <table:table-cell table:formula="of:=IF([.E63]=0;0;IF(ABS([.F63]-[.E63])&gt;ABS([.G63]-[.E63]);0;1))" office:value-type="float" office:value="0" calcext:value-type="float">
            <text:p>0</text:p>
          </table:table-cell>
          <table:table-cell table:formula="of:=IF([.E63]=0;0;IF(ABS([.G63]-[.E63])&gt;ABS([.F63]-[.E63]);0;1))" office:value-type="float" office:value="1" calcext:value-type="float">
            <text:p>1</text:p>
          </table:table-cell>
          <table:table-cell office:value-type="string" calcext:value-type="string">
            <text:p>Debye temperature</text:p>
          </table:table-cell>
          <table:table-cell office:value-type="float" office:value="400.45" calcext:value-type="float">
            <text:p>400.45</text:p>
          </table:table-cell>
          <table:table-cell office:value-type="float" office:value="448.897" calcext:value-type="float">
            <text:p>448.897</text:p>
          </table:table-cell>
          <table:table-cell office:value-type="float" office:value="505" calcext:value-type="float">
            <text:p>505</text:p>
          </table:table-cell>
          <table:table-cell table:formula="of:=IF([.K63]=0;0;IF(ABS([.L63]-[.K63])&gt;ABS([.M63]-[.K63]);0;1))" office:value-type="float" office:value="1" calcext:value-type="float">
            <text:p>1</text:p>
          </table:table-cell>
          <table:table-cell table:formula="of:=IF([.K63]=0;0;IF(ABS([.M63]-[.K63])&gt;ABS([.L63]-[.K63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088" calcext:value-type="float">
            <text:p>8.80E-006</text:p>
          </table:table-cell>
          <table:table-cell table:style-name="ce2" office:value-type="float" office:value="0.00006191" calcext:value-type="float">
            <text:p>6.19E-005</text:p>
          </table:table-cell>
          <table:table-cell table:style-name="ce2" office:value-type="float" office:value="0.0000129" calcext:value-type="float">
            <text:p>1.29E-005</text:p>
          </table:table-cell>
          <table:table-cell table:formula="of:=IF([.Q63]=0;0;IF(ABS([.R63]-[.Q63])&gt;ABS([.S63]-[.Q63]);0;1))" office:value-type="float" office:value="0" calcext:value-type="float">
            <text:p>0</text:p>
          </table:table-cell>
          <table:table-cell table:formula="of:=IF([.Q63]=0;0;IF(ABS([.S63]-[.Q63])&gt;ABS([.R63]-[.Q63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4.55" calcext:value-type="float">
            <text:p>24.55</text:p>
          </table:table-cell>
          <table:table-cell office:value-type="float" office:value="24.1618203574" calcext:value-type="float">
            <text:p>24.1618203574</text:p>
          </table:table-cell>
          <table:table-cell office:value-type="float" office:value="23" calcext:value-type="float">
            <text:p>23</text:p>
          </table:table-cell>
          <table:table-cell table:formula="of:=IF([.W63]=0;0;IF(ABS([.X63]-[.W63])&gt;ABS([.Y63]-[.W63]);0;1))" office:value-type="float" office:value="1" calcext:value-type="float">
            <text:p>1</text:p>
          </table:table-cell>
          <table:table-cell table:formula="of:=IF([.W63]=0;0;IF(ABS([.Y63]-[.W63])&gt;ABS([.X63]-[.W63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table:style-name="ce3" office:value-type="float" office:value="5.517" calcext:value-type="float">
            <text:p>5.51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3161.poscar</text:p>
          </table:table-cell>
          <table:table-cell office:value-type="string" calcext:value-type="string">
            <text:p>FeS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thermal bulk modulus</text:p>
          </table:table-cell>
          <table:table-cell office:value-type="float" office:value="162.45" calcext:value-type="float">
            <text:p>162.45</text:p>
          </table:table-cell>
          <table:table-cell office:value-type="float" office:value="200.393" calcext:value-type="float">
            <text:p>200.393</text:p>
          </table:table-cell>
          <table:table-cell office:value-type="float" office:value="237" calcext:value-type="float">
            <text:p>237</text:p>
          </table:table-cell>
          <table:table-cell table:formula="of:=IF([.E64]=0;0;IF(ABS([.F64]-[.E64])&gt;ABS([.G64]-[.E64]);0;1))" office:value-type="float" office:value="1" calcext:value-type="float">
            <text:p>1</text:p>
          </table:table-cell>
          <table:table-cell table:formula="of:=IF([.E64]=0;0;IF(ABS([.G64]-[.E64])&gt;ABS([.F64]-[.E64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541.5" calcext:value-type="float">
            <text:p>541.5</text:p>
          </table:table-cell>
          <table:table-cell office:value-type="float" office:value="654.185" calcext:value-type="float">
            <text:p>654.185</text:p>
          </table:table-cell>
          <table:table-cell office:value-type="float" office:value="494" calcext:value-type="float">
            <text:p>494</text:p>
          </table:table-cell>
          <table:table-cell table:formula="of:=IF([.K64]=0;0;IF(ABS([.L64]-[.K64])&gt;ABS([.M64]-[.K64]);0;1))" office:value-type="float" office:value="0" calcext:value-type="float">
            <text:p>0</text:p>
          </table:table-cell>
          <table:table-cell table:formula="of:=IF([.K64]=0;0;IF(ABS([.M64]-[.K64])&gt;ABS([.L64]-[.K64]);0;1))" office:value-type="float" office:value="1" calcext:value-type="float">
            <text:p>1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26375" calcext:value-type="float">
            <text:p>2.64E-005</text:p>
          </table:table-cell>
          <table:table-cell table:style-name="ce2" office:value-type="float" office:value="0.00006079" calcext:value-type="float">
            <text:p>6.08E-005</text:p>
          </table:table-cell>
          <table:table-cell table:style-name="ce2" office:value-type="float" office:value="0.0000125" calcext:value-type="float">
            <text:p>1.25E-005</text:p>
          </table:table-cell>
          <table:table-cell table:formula="of:=IF([.Q64]=0;0;IF(ABS([.R64]-[.Q64])&gt;ABS([.S64]-[.Q64]);0;1))" office:value-type="float" office:value="0" calcext:value-type="float">
            <text:p>0</text:p>
          </table:table-cell>
          <table:table-cell table:formula="of:=IF([.Q64]=0;0;IF(ABS([.S64]-[.Q64])&gt;ABS([.R64]-[.Q64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4.4" calcext:value-type="float">
            <text:p>24.4</text:p>
          </table:table-cell>
          <table:table-cell office:value-type="float" office:value="20.8640977148" calcext:value-type="float">
            <text:p>20.8640977148</text:p>
          </table:table-cell>
          <table:table-cell office:value-type="float" office:value="21" calcext:value-type="float">
            <text:p>21</text:p>
          </table:table-cell>
          <table:table-cell table:formula="of:=IF([.W64]=0;0;IF(ABS([.X64]-[.W64])&gt;ABS([.Y64]-[.W64]);0;1))" office:value-type="float" office:value="0" calcext:value-type="float">
            <text:p>0</text:p>
          </table:table-cell>
          <table:table-cell table:formula="of:=IF([.W64]=0;0;IF(ABS([.Y64]-[.W64])&gt;ABS([.X64]-[.W64]);0;1))" office:value-type="float" office:value="1" calcext:value-type="float">
            <text:p>1</text:p>
          </table:table-cell>
          <table:table-cell office:value-type="string" calcext:value-type="string">
            <text:p>energy gap</text:p>
          </table:table-cell>
          <table:table-cell office:value-type="float" office:value="0.0694" calcext:value-type="float">
            <text:p>0.0694</text:p>
          </table:table-cell>
          <table:table-cell office:value-type="float" office:value="0.837" calcext:value-type="float">
            <text:p>0.837</text:p>
          </table:table-cell>
          <table:table-cell office:value-type="float" office:value="0" calcext:value-type="float">
            <text:p>0</text:p>
          </table:table-cell>
          <table:table-cell table:formula="of:=IF(ABS([.AD64]-[.AC64])&gt;ABS([.AE64]-[.AC64]);0;1)" office:value-type="float" office:value="0" calcext:value-type="float">
            <text:p>0</text:p>
          </table:table-cell>
          <table:table-cell table:formula="of:=IF(ABS([.AE64]-[.AC64])&gt;ABS([.AD64]-[.AC64]);0;1)" office:value-type="float" office:value="1" calcext:value-type="float">
            <text:p>1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3179.poscar</text:p>
          </table:table-cell>
          <table:table-cell office:value-type="string" calcext:value-type="string">
            <text:p>FeS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sothermal bulk modulus</text:p>
          </table:table-cell>
          <table:table-cell office:value-type="float" office:value="153.85" calcext:value-type="float">
            <text:p>153.85</text:p>
          </table:table-cell>
          <table:table-cell office:value-type="float" office:value="128.525" calcext:value-type="float">
            <text:p>128.525</text:p>
          </table:table-cell>
          <table:table-cell office:value-type="float" office:value="209" calcext:value-type="float">
            <text:p>209</text:p>
          </table:table-cell>
          <table:table-cell table:formula="of:=IF([.E65]=0;0;IF(ABS([.F65]-[.E65])&gt;ABS([.G65]-[.E65]);0;1))" office:value-type="float" office:value="1" calcext:value-type="float">
            <text:p>1</text:p>
          </table:table-cell>
          <table:table-cell table:formula="of:=IF([.E65]=0;0;IF(ABS([.G65]-[.E65])&gt;ABS([.F65]-[.E65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605" calcext:value-type="float">
            <text:p>605</text:p>
          </table:table-cell>
          <table:table-cell office:value-type="float" office:value="582.511" calcext:value-type="float">
            <text:p>582.511</text:p>
          </table:table-cell>
          <table:table-cell office:value-type="float" office:value="472" calcext:value-type="float">
            <text:p>472</text:p>
          </table:table-cell>
          <table:table-cell table:formula="of:=IF([.K65]=0;0;IF(ABS([.L65]-[.K65])&gt;ABS([.M65]-[.K65]);0;1))" office:value-type="float" office:value="1" calcext:value-type="float">
            <text:p>1</text:p>
          </table:table-cell>
          <table:table-cell table:formula="of:=IF([.K65]=0;0;IF(ABS([.M65]-[.K65])&gt;ABS([.L65]-[.K65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0645" calcext:value-type="float">
            <text:p>6.45E-006</text:p>
          </table:table-cell>
          <table:table-cell table:style-name="ce2" office:value-type="float" office:value="0.00006109" calcext:value-type="float">
            <text:p>6.11E-005</text:p>
          </table:table-cell>
          <table:table-cell table:style-name="ce2" office:value-type="float" office:value="0.0000173" calcext:value-type="float">
            <text:p>1.73E-005</text:p>
          </table:table-cell>
          <table:table-cell table:formula="of:=IF([.Q65]=0;0;IF(ABS([.R65]-[.Q65])&gt;ABS([.S65]-[.Q65]);0;1))" office:value-type="float" office:value="0" calcext:value-type="float">
            <text:p>0</text:p>
          </table:table-cell>
          <table:table-cell table:formula="of:=IF([.Q65]=0;0;IF(ABS([.S65]-[.Q65])&gt;ABS([.R65]-[.Q65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2" calcext:value-type="float">
            <text:p>22</text:p>
          </table:table-cell>
          <table:table-cell office:value-type="float" office:value="21.5981952334" calcext:value-type="float">
            <text:p>21.5981952334</text:p>
          </table:table-cell>
          <table:table-cell office:value-type="float" office:value="23" calcext:value-type="float">
            <text:p>23</text:p>
          </table:table-cell>
          <table:table-cell table:formula="of:=IF([.W65]=0;0;IF(ABS([.X65]-[.W65])&gt;ABS([.Y65]-[.W65]);0;1))" office:value-type="float" office:value="1" calcext:value-type="float">
            <text:p>1</text:p>
          </table:table-cell>
          <table:table-cell table:formula="of:=IF([.W65]=0;0;IF(ABS([.Y65]-[.W65])&gt;ABS([.X65]-[.W65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office:value-type="float" office:value="1.005" calcext:value-type="float">
            <text:p>1.005</text:p>
          </table:table-cell>
          <table:table-cell office:value-type="float" office:value="1.84" calcext:value-type="float">
            <text:p>1.84</text:p>
          </table:table-cell>
          <table:table-cell office:value-type="float" office:value="0" calcext:value-type="float">
            <text:p>0</text:p>
          </table:table-cell>
          <table:table-cell table:formula="of:=IF(ABS([.AD65]-[.AC65])&gt;ABS([.AE65]-[.AC65]);0;1)" office:value-type="float" office:value="1" calcext:value-type="float">
            <text:p>1</text:p>
          </table:table-cell>
          <table:table-cell table:formula="of:=IF(ABS([.AE65]-[.AC65])&gt;ABS([.AD65]-[.AC65]);0;1)" office:value-type="float" office:value="0" calcext:value-type="float">
            <text:p>0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32208.poscar</text:p>
          </table:table-cell>
          <table:table-cell office:value-type="string" calcext:value-type="string">
            <text:p>SrTiO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sothermal bulk modulus</text:p>
          </table:table-cell>
          <table:table-cell office:value-type="float" office:value="186.95" calcext:value-type="float">
            <text:p>186.95</text:p>
          </table:table-cell>
          <table:table-cell office:value-type="float" office:value="149.957" calcext:value-type="float">
            <text:p>149.957</text:p>
          </table:table-cell>
          <table:table-cell office:value-type="float" office:value="188" calcext:value-type="float">
            <text:p>188</text:p>
          </table:table-cell>
          <table:table-cell table:formula="of:=IF([.E66]=0;0;IF(ABS([.F66]-[.E66])&gt;ABS([.G66]-[.E66]);0;1))" office:value-type="float" office:value="0" calcext:value-type="float">
            <text:p>0</text:p>
          </table:table-cell>
          <table:table-cell table:formula="of:=IF([.E66]=0;0;IF(ABS([.G66]-[.E66])&gt;ABS([.F66]-[.E66]);0;1))" office:value-type="float" office:value="1" calcext:value-type="float">
            <text:p>1</text:p>
          </table:table-cell>
          <table:table-cell office:value-type="string" calcext:value-type="string">
            <text:p>Debye temperature</text:p>
          </table:table-cell>
          <table:table-cell office:value-type="float" office:value="391.5" calcext:value-type="float">
            <text:p>391.5</text:p>
          </table:table-cell>
          <table:table-cell office:value-type="float" office:value="595.546" calcext:value-type="float">
            <text:p>595.546</text:p>
          </table:table-cell>
          <table:table-cell office:value-type="float" office:value="490" calcext:value-type="float">
            <text:p>490</text:p>
          </table:table-cell>
          <table:table-cell table:formula="of:=IF([.K66]=0;0;IF(ABS([.L66]-[.K66])&gt;ABS([.M66]-[.K66]);0;1))" office:value-type="float" office:value="0" calcext:value-type="float">
            <text:p>0</text:p>
          </table:table-cell>
          <table:table-cell table:formula="of:=IF([.K66]=0;0;IF(ABS([.M66]-[.K66])&gt;ABS([.L66]-[.K66]);0;1))" office:value-type="float" office:value="1" calcext:value-type="float">
            <text:p>1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086" calcext:value-type="float">
            <text:p>8.60E-006</text:p>
          </table:table-cell>
          <table:table-cell table:style-name="ce2" office:value-type="float" office:value="0.00006037" calcext:value-type="float">
            <text:p>6.04E-005</text:p>
          </table:table-cell>
          <table:table-cell table:style-name="ce2" office:value-type="float" office:value="0.0000209" calcext:value-type="float">
            <text:p>2.09E-005</text:p>
          </table:table-cell>
          <table:table-cell table:formula="of:=IF([.Q66]=0;0;IF(ABS([.R66]-[.Q66])&gt;ABS([.S66]-[.Q66]);0;1))" office:value-type="float" office:value="0" calcext:value-type="float">
            <text:p>0</text:p>
          </table:table-cell>
          <table:table-cell table:formula="of:=IF([.Q66]=0;0;IF(ABS([.S66]-[.Q66])&gt;ABS([.R66]-[.Q66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19.99" calcext:value-type="float">
            <text:p>19.99</text:p>
          </table:table-cell>
          <table:table-cell office:value-type="float" office:value="22.0491161066" calcext:value-type="float">
            <text:p>22.0491161066</text:p>
          </table:table-cell>
          <table:table-cell office:value-type="float" office:value="22" calcext:value-type="float">
            <text:p>22</text:p>
          </table:table-cell>
          <table:table-cell table:formula="of:=IF([.W66]=0;0;IF(ABS([.X66]-[.W66])&gt;ABS([.Y66]-[.W66]);0;1))" office:value-type="float" office:value="0" calcext:value-type="float">
            <text:p>0</text:p>
          </table:table-cell>
          <table:table-cell table:formula="of:=IF([.W66]=0;0;IF(ABS([.Y66]-[.W66])&gt;ABS([.X66]-[.W66]);0;1))" office:value-type="float" office:value="1" calcext:value-type="float">
            <text:p>1</text:p>
          </table:table-cell>
          <table:table-cell office:value-type="string" calcext:value-type="string">
            <text:p>energy gap</text:p>
          </table:table-cell>
          <table:table-cell office:value-type="float" office:value="3.21" calcext:value-type="float">
            <text:p>3.21</text:p>
          </table:table-cell>
          <table:table-cell office:value-type="float" office:value="2.548" calcext:value-type="float">
            <text:p>2.548</text:p>
          </table:table-cell>
          <table:table-cell office:value-type="float" office:value="4.7" calcext:value-type="float">
            <text:p>4.7</text:p>
          </table:table-cell>
          <table:table-cell table:formula="of:=IF(ABS([.AD66]-[.AC66])&gt;ABS([.AE66]-[.AC66]);0;1)" office:value-type="float" office:value="1" calcext:value-type="float">
            <text:p>1</text:p>
          </table:table-cell>
          <table:table-cell table:formula="of:=IF(ABS([.AE66]-[.AC66])&gt;ABS([.AD66]-[.AC66]);0;1)" office:value-type="float" office:value="0" calcext:value-type="float">
            <text:p>0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3246.poscar</text:p>
          </table:table-cell>
          <table:table-cell office:value-type="string" calcext:value-type="string">
            <text:p>MgF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thermal bulk modulus</text:p>
          </table:table-cell>
          <table:table-cell office:value-type="float" office:value="98" calcext:value-type="float">
            <text:p>98</text:p>
          </table:table-cell>
          <table:table-cell office:value-type="float" office:value="99.063" calcext:value-type="float">
            <text:p>99.063</text:p>
          </table:table-cell>
          <table:table-cell office:value-type="float" office:value="167" calcext:value-type="float">
            <text:p>167</text:p>
          </table:table-cell>
          <table:table-cell table:formula="of:=IF([.E67]=0;0;IF(ABS([.F67]-[.E67])&gt;ABS([.G67]-[.E67]);0;1))" office:value-type="float" office:value="1" calcext:value-type="float">
            <text:p>1</text:p>
          </table:table-cell>
          <table:table-cell table:formula="of:=IF([.E67]=0;0;IF(ABS([.G67]-[.E67])&gt;ABS([.F67]-[.E67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318" calcext:value-type="float">
            <text:p>318</text:p>
          </table:table-cell>
          <table:table-cell office:value-type="float" office:value="602.995" calcext:value-type="float">
            <text:p>602.995</text:p>
          </table:table-cell>
          <table:table-cell office:value-type="float" office:value="452" calcext:value-type="float">
            <text:p>452</text:p>
          </table:table-cell>
          <table:table-cell table:formula="of:=IF([.K67]=0;0;IF(ABS([.L67]-[.K67])&gt;ABS([.M67]-[.K67]);0;1))" office:value-type="float" office:value="0" calcext:value-type="float">
            <text:p>0</text:p>
          </table:table-cell>
          <table:table-cell table:formula="of:=IF([.K67]=0;0;IF(ABS([.M67]-[.K67])&gt;ABS([.L67]-[.K67]);0;1))" office:value-type="float" office:value="1" calcext:value-type="float">
            <text:p>1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115" calcext:value-type="float">
            <text:p>1.15E-005</text:p>
          </table:table-cell>
          <table:table-cell table:style-name="ce2" office:value-type="float" office:value="0.00006453" calcext:value-type="float">
            <text:p>6.45E-005</text:p>
          </table:table-cell>
          <table:table-cell table:style-name="ce2" office:value-type="float" office:value="0.0000215" calcext:value-type="float">
            <text:p>2.15E-005</text:p>
          </table:table-cell>
          <table:table-cell table:formula="of:=IF([.Q67]=0;0;IF(ABS([.R67]-[.Q67])&gt;ABS([.S67]-[.Q67]);0;1))" office:value-type="float" office:value="0" calcext:value-type="float">
            <text:p>0</text:p>
          </table:table-cell>
          <table:table-cell table:formula="of:=IF([.Q67]=0;0;IF(ABS([.S67]-[.Q67])&gt;ABS([.R67]-[.Q67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0.5" calcext:value-type="float">
            <text:p>20.5</text:p>
          </table:table-cell>
          <table:table-cell office:value-type="float" office:value="22.4878424386" calcext:value-type="float">
            <text:p>22.4878424386</text:p>
          </table:table-cell>
          <table:table-cell office:value-type="float" office:value="20" calcext:value-type="float">
            <text:p>20</text:p>
          </table:table-cell>
          <table:table-cell table:formula="of:=IF([.W67]=0;0;IF(ABS([.X67]-[.W67])&gt;ABS([.Y67]-[.W67]);0;1))" office:value-type="float" office:value="0" calcext:value-type="float">
            <text:p>0</text:p>
          </table:table-cell>
          <table:table-cell table:formula="of:=IF([.W67]=0;0;IF(ABS([.Y67]-[.W67])&gt;ABS([.X67]-[.W67]);0;1))" office:value-type="float" office:value="1" calcext:value-type="float">
            <text:p>1</text:p>
          </table:table-cell>
          <table:table-cell office:value-type="string" calcext:value-type="string">
            <text:p>energy gap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6.67" calcext:value-type="float">
            <text:p>6.67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Unknown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3335.poscar</text:p>
          </table:table-cell>
          <table:table-cell office:value-type="string" calcext:value-type="string">
            <text:p>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othermal bulk modulus</text:p>
          </table:table-cell>
          <table:table-cell office:value-type="float" office:value="12.35" calcext:value-type="float">
            <text:p>12.35</text:p>
          </table:table-cell>
          <table:table-cell office:value-type="float" office:value="13.484" calcext:value-type="float">
            <text:p>13.484</text:p>
          </table:table-cell>
          <table:table-cell office:value-type="float" office:value="24" calcext:value-type="float">
            <text:p>24</text:p>
          </table:table-cell>
          <table:table-cell table:formula="of:=IF([.E68]=0;0;IF(ABS([.F68]-[.E68])&gt;ABS([.G68]-[.E68]);0;1))" office:value-type="float" office:value="1" calcext:value-type="float">
            <text:p>1</text:p>
          </table:table-cell>
          <table:table-cell table:formula="of:=IF([.E68]=0;0;IF(ABS([.G68]-[.E68])&gt;ABS([.F68]-[.E68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131" calcext:value-type="float">
            <text:p>131</text:p>
          </table:table-cell>
          <table:table-cell office:value-type="float" office:value="123.547" calcext:value-type="float">
            <text:p>123.547</text:p>
          </table:table-cell>
          <table:table-cell office:value-type="float" office:value="228" calcext:value-type="float">
            <text:p>228</text:p>
          </table:table-cell>
          <table:table-cell table:formula="of:=IF([.K68]=0;0;IF(ABS([.L68]-[.K68])&gt;ABS([.M68]-[.K68]);0;1))" office:value-type="float" office:value="1" calcext:value-type="float">
            <text:p>1</text:p>
          </table:table-cell>
          <table:table-cell table:formula="of:=IF([.K68]=0;0;IF(ABS([.M68]-[.K68])&gt;ABS([.L68]-[.K68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3686" calcext:value-type="float">
            <text:p>3.69E-005</text:p>
          </table:table-cell>
          <table:table-cell table:style-name="ce2" office:value-type="float" office:value="0.00006889" calcext:value-type="float">
            <text:p>6.89E-005</text:p>
          </table:table-cell>
          <table:table-cell table:style-name="ce2" office:value-type="float" office:value="0.0000483" calcext:value-type="float">
            <text:p>4.83E-005</text:p>
          </table:table-cell>
          <table:table-cell table:formula="of:=IF([.Q68]=0;0;IF(ABS([.R68]-[.Q68])&gt;ABS([.S68]-[.Q68]);0;1))" office:value-type="float" office:value="0" calcext:value-type="float">
            <text:p>0</text:p>
          </table:table-cell>
          <table:table-cell table:formula="of:=IF([.Q68]=0;0;IF(ABS([.S68]-[.Q68])&gt;ABS([.R68]-[.Q68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6.5" calcext:value-type="float">
            <text:p>26.5</text:p>
          </table:table-cell>
          <table:table-cell office:value-type="float" office:value="30.0443007093" calcext:value-type="float">
            <text:p>30.0443007093</text:p>
          </table:table-cell>
          <table:table-cell office:value-type="float" office:value="32" calcext:value-type="float">
            <text:p>32</text:p>
          </table:table-cell>
          <table:table-cell table:formula="of:=IF([.W68]=0;0;IF(ABS([.X68]-[.W68])&gt;ABS([.Y68]-[.W68]);0;1))" office:value-type="float" office:value="1" calcext:value-type="float">
            <text:p>1</text:p>
          </table:table-cell>
          <table:table-cell table:formula="of:=IF([.W68]=0;0;IF(ABS([.Y68]-[.W68])&gt;ABS([.X68]-[.W68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office:value-type="float" office:value="6.15" calcext:value-type="float">
            <text:p>6.15</text:p>
          </table:table-cell>
          <table:table-cell office:value-type="float" office:value="3.595" calcext:value-type="float">
            <text:p>3.595</text:p>
          </table:table-cell>
          <table:table-cell office:value-type="float" office:value="0" calcext:value-type="float">
            <text:p>0</text:p>
          </table:table-cell>
          <table:table-cell table:formula="of:=IF(ABS([.AD68]-[.AC68])&gt;ABS([.AE68]-[.AC68]);0;1)" office:value-type="float" office:value="1" calcext:value-type="float">
            <text:p>1</text:p>
          </table:table-cell>
          <table:table-cell table:formula="of:=IF(ABS([.AE68]-[.AC68])&gt;ABS([.AD68]-[.AC68]);0;1)" office:value-type="float" office:value="0" calcext:value-type="float">
            <text:p>0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3340.poscar</text:p>
          </table:table-cell>
          <table:table-cell office:value-type="string" calcext:value-type="string">
            <text:p>Ga2O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sothermal bulk modulus</text:p>
          </table:table-cell>
          <table:table-cell office:value-type="float" office:value="158" calcext:value-type="float">
            <text:p>158</text:p>
          </table:table-cell>
          <table:table-cell office:value-type="float" office:value="166.003" calcext:value-type="float">
            <text:p>166.003</text:p>
          </table:table-cell>
          <table:table-cell office:value-type="float" office:value="164" calcext:value-type="float">
            <text:p>164</text:p>
          </table:table-cell>
          <table:table-cell table:formula="of:=IF([.E69]=0;0;IF(ABS([.F69]-[.E69])&gt;ABS([.G69]-[.E69]);0;1))" office:value-type="float" office:value="0" calcext:value-type="float">
            <text:p>0</text:p>
          </table:table-cell>
          <table:table-cell table:formula="of:=IF([.E69]=0;0;IF(ABS([.G69]-[.E69])&gt;ABS([.F69]-[.E69]);0;1))" office:value-type="float" office:value="1" calcext:value-type="float">
            <text:p>1</text:p>
          </table:table-cell>
          <table:table-cell office:value-type="string" calcext:value-type="string">
            <text:p>Debye temperature</text:p>
          </table:table-cell>
          <table:table-cell office:value-type="float" office:value="682" calcext:value-type="float">
            <text:p>682</text:p>
          </table:table-cell>
          <table:table-cell office:value-type="float" office:value="564.087" calcext:value-type="float">
            <text:p>564.087</text:p>
          </table:table-cell>
          <table:table-cell office:value-type="float" office:value="563" calcext:value-type="float">
            <text:p>563</text:p>
          </table:table-cell>
          <table:table-cell table:formula="of:=IF([.K69]=0;0;IF(ABS([.L69]-[.K69])&gt;ABS([.M69]-[.K69]);0;1))" office:value-type="float" office:value="1" calcext:value-type="float">
            <text:p>1</text:p>
          </table:table-cell>
          <table:table-cell table:formula="of:=IF([.K69]=0;0;IF(ABS([.M69]-[.K69])&gt;ABS([.L69]-[.K69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05" calcext:value-type="float">
            <text:p>5.00E-006</text:p>
          </table:table-cell>
          <table:table-cell table:style-name="ce2" office:value-type="float" office:value="0.00006119" calcext:value-type="float">
            <text:p>6.12E-005</text:p>
          </table:table-cell>
          <table:table-cell table:style-name="ce2" office:value-type="float" office:value="0.0000116" calcext:value-type="float">
            <text:p>1.16E-005</text:p>
          </table:table-cell>
          <table:table-cell table:formula="of:=IF([.Q69]=0;0;IF(ABS([.R69]-[.Q69])&gt;ABS([.S69]-[.Q69]);0;1))" office:value-type="float" office:value="0" calcext:value-type="float">
            <text:p>0</text:p>
          </table:table-cell>
          <table:table-cell table:formula="of:=IF([.Q69]=0;0;IF(ABS([.S69]-[.Q69])&gt;ABS([.R69]-[.Q69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18.766" calcext:value-type="float">
            <text:p>18.766</text:p>
          </table:table-cell>
          <table:table-cell office:value-type="float" office:value="20.2407210867" calcext:value-type="float">
            <text:p>20.2407210867</text:p>
          </table:table-cell>
          <table:table-cell office:value-type="float" office:value="20" calcext:value-type="float">
            <text:p>20</text:p>
          </table:table-cell>
          <table:table-cell table:formula="of:=IF([.W69]=0;0;IF(ABS([.X69]-[.W69])&gt;ABS([.Y69]-[.W69]);0;1))" office:value-type="float" office:value="0" calcext:value-type="float">
            <text:p>0</text:p>
          </table:table-cell>
          <table:table-cell table:formula="of:=IF([.W69]=0;0;IF(ABS([.Y69]-[.W69])&gt;ABS([.X69]-[.W69]);0;1))" office:value-type="float" office:value="1" calcext:value-type="float">
            <text:p>1</text:p>
          </table:table-cell>
          <table:table-cell office:value-type="string" calcext:value-type="string">
            <text:p>energy gap</text:p>
          </table:table-cell>
          <table:table-cell office:value-type="float" office:value="4.85" calcext:value-type="float">
            <text:p>4.85</text:p>
          </table:table-cell>
          <table:table-cell office:value-type="float" office:value="2.551" calcext:value-type="float">
            <text:p>2.551</text:p>
          </table:table-cell>
          <table:table-cell office:value-type="float" office:value="0" calcext:value-type="float">
            <text:p>0</text:p>
          </table:table-cell>
          <table:table-cell table:formula="of:=IF(ABS([.AD69]-[.AC69])&gt;ABS([.AE69]-[.AC69]);0;1)" office:value-type="float" office:value="1" calcext:value-type="float">
            <text:p>1</text:p>
          </table:table-cell>
          <table:table-cell table:formula="of:=IF(ABS([.AE69]-[.AC69])&gt;ABS([.AD69]-[.AC69]);0;1)" office:value-type="float" office:value="0" calcext:value-type="float">
            <text:p>0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3388.poscar</text:p>
          </table:table-cell>
          <table:table-cell office:value-type="string" calcext:value-type="string">
            <text:p>SnO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thermal bulk modulus</text:p>
          </table:table-cell>
          <table:table-cell office:value-type="float" office:value="221" calcext:value-type="float">
            <text:p>221</text:p>
          </table:table-cell>
          <table:table-cell office:value-type="float" office:value="151.838" calcext:value-type="float">
            <text:p>151.838</text:p>
          </table:table-cell>
          <table:table-cell office:value-type="float" office:value="186" calcext:value-type="float">
            <text:p>186</text:p>
          </table:table-cell>
          <table:table-cell table:formula="of:=IF([.E70]=0;0;IF(ABS([.F70]-[.E70])&gt;ABS([.G70]-[.E70]);0;1))" office:value-type="float" office:value="0" calcext:value-type="float">
            <text:p>0</text:p>
          </table:table-cell>
          <table:table-cell table:formula="of:=IF([.E70]=0;0;IF(ABS([.G70]-[.E70])&gt;ABS([.F70]-[.E70]);0;1))" office:value-type="float" office:value="1" calcext:value-type="float">
            <text:p>1</text:p>
          </table:table-cell>
          <table:table-cell office:value-type="string" calcext:value-type="string">
            <text:p>Debye temperature</text:p>
          </table:table-cell>
          <table:table-cell office:value-type="float" office:value="500" calcext:value-type="float">
            <text:p>500</text:p>
          </table:table-cell>
          <table:table-cell office:value-type="float" office:value="459.337" calcext:value-type="float">
            <text:p>459.337</text:p>
          </table:table-cell>
          <table:table-cell office:value-type="float" office:value="555" calcext:value-type="float">
            <text:p>555</text:p>
          </table:table-cell>
          <table:table-cell table:formula="of:=IF([.K70]=0;0;IF(ABS([.L70]-[.K70])&gt;ABS([.M70]-[.K70]);0;1))" office:value-type="float" office:value="1" calcext:value-type="float">
            <text:p>1</text:p>
          </table:table-cell>
          <table:table-cell table:formula="of:=IF([.K70]=0;0;IF(ABS([.M70]-[.K70])&gt;ABS([.L70]-[.K70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" office:value-type="float" office:value="0.00005998" calcext:value-type="float">
            <text:p>6.00E-005</text:p>
          </table:table-cell>
          <table:table-cell table:style-name="ce2" office:value-type="float" office:value="0.0000103" calcext:value-type="float">
            <text:p>1.03E-005</text:p>
          </table:table-cell>
          <table:table-cell table:formula="of:=IF([.Q70]=0;0;IF(ABS([.R70]-[.Q70])&gt;ABS([.S70]-[.Q70]);0;1))" office:value-type="float" office:value="0" calcext:value-type="float">
            <text:p>0</text:p>
          </table:table-cell>
          <table:table-cell table:formula="of:=IF([.Q70]=0;0;IF(ABS([.S70]-[.Q70])&gt;ABS([.R70]-[.Q70]);0;1))" office:value-type="float" office:value="0" calcext:value-type="float">
            <text:p>0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17.75" calcext:value-type="float">
            <text:p>17.75</text:p>
          </table:table-cell>
          <table:table-cell office:value-type="float" office:value="22.6153308231" calcext:value-type="float">
            <text:p>22.6153308231</text:p>
          </table:table-cell>
          <table:table-cell office:value-type="float" office:value="22" calcext:value-type="float">
            <text:p>22</text:p>
          </table:table-cell>
          <table:table-cell table:formula="of:=IF([.W70]=0;0;IF(ABS([.X70]-[.W70])&gt;ABS([.Y70]-[.W70]);0;1))" office:value-type="float" office:value="0" calcext:value-type="float">
            <text:p>0</text:p>
          </table:table-cell>
          <table:table-cell table:formula="of:=IF([.W70]=0;0;IF(ABS([.Y70]-[.W70])&gt;ABS([.X70]-[.W70]);0;1))" office:value-type="float" office:value="1" calcext:value-type="float">
            <text:p>1</text:p>
          </table:table-cell>
          <table:table-cell office:value-type="string" calcext:value-type="string">
            <text:p>energy gap</text:p>
          </table:table-cell>
          <table:table-cell table:style-name="ce3" office:value-type="float" office:value="3.85" calcext:value-type="float">
            <text:p>3.8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3509.poscar</text:p>
          </table:table-cell>
          <table:table-cell office:value-type="string" calcext:value-type="string">
            <text:p>P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othermal bulk modulus</text:p>
          </table:table-cell>
          <table:table-cell office:value-type="float" office:value="193.6" calcext:value-type="float">
            <text:p>193.6</text:p>
          </table:table-cell>
          <table:table-cell office:value-type="float" office:value="158.886" calcext:value-type="float">
            <text:p>158.886</text:p>
          </table:table-cell>
          <table:table-cell office:value-type="float" office:value="210" calcext:value-type="float">
            <text:p>210</text:p>
          </table:table-cell>
          <table:table-cell table:formula="of:=IF([.E71]=0;0;IF(ABS([.F71]-[.E71])&gt;ABS([.G71]-[.E71]);0;1))" office:value-type="float" office:value="0" calcext:value-type="float">
            <text:p>0</text:p>
          </table:table-cell>
          <table:table-cell table:formula="of:=IF([.E71]=0;0;IF(ABS([.G71]-[.E71])&gt;ABS([.F71]-[.E71]);0;1))" office:value-type="float" office:value="1" calcext:value-type="float">
            <text:p>1</text:p>
          </table:table-cell>
          <table:table-cell office:value-type="string" calcext:value-type="string">
            <text:p>Debye temperature</text:p>
          </table:table-cell>
          <table:table-cell office:value-type="float" office:value="274.5" calcext:value-type="float">
            <text:p>274.5</text:p>
          </table:table-cell>
          <table:table-cell office:value-type="float" office:value="258.527" calcext:value-type="float">
            <text:p>258.527</text:p>
          </table:table-cell>
          <table:table-cell office:value-type="float" office:value="464" calcext:value-type="float">
            <text:p>464</text:p>
          </table:table-cell>
          <table:table-cell table:formula="of:=IF([.K71]=0;0;IF(ABS([.L71]-[.K71])&gt;ABS([.M71]-[.K71]);0;1))" office:value-type="float" office:value="1" calcext:value-type="float">
            <text:p>1</text:p>
          </table:table-cell>
          <table:table-cell table:formula="of:=IF([.K71]=0;0;IF(ABS([.M71]-[.K71])&gt;ABS([.L71]-[.K71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104" calcext:value-type="float">
            <text:p>1.04E-005</text:p>
          </table:table-cell>
          <table:table-cell table:style-name="ce2" office:value-type="float" office:value="0.00006102" calcext:value-type="float">
            <text:p>6.10E-005</text:p>
          </table:table-cell>
          <table:table-cell table:style-name="ce2" office:value-type="float" office:value="0.0000109" calcext:value-type="float">
            <text:p>1.09E-005</text:p>
          </table:table-cell>
          <table:table-cell table:formula="of:=IF([.Q71]=0;0;IF(ABS([.R71]-[.Q71])&gt;ABS([.S71]-[.Q71]);0;1))" office:value-type="float" office:value="0" calcext:value-type="float">
            <text:p>0</text:p>
          </table:table-cell>
          <table:table-cell table:formula="of:=IF([.Q71]=0;0;IF(ABS([.S71]-[.Q71])&gt;ABS([.R71]-[.Q71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5.9225" calcext:value-type="float">
            <text:p>25.9225</text:p>
          </table:table-cell>
          <table:table-cell office:value-type="float" office:value="31.3288847579" calcext:value-type="float">
            <text:p>31.3288847579</text:p>
          </table:table-cell>
          <table:table-cell office:value-type="float" office:value="24" calcext:value-type="float">
            <text:p>24</text:p>
          </table:table-cell>
          <table:table-cell table:formula="of:=IF([.W71]=0;0;IF(ABS([.X71]-[.W71])&gt;ABS([.Y71]-[.W71]);0;1))" office:value-type="float" office:value="0" calcext:value-type="float">
            <text:p>0</text:p>
          </table:table-cell>
          <table:table-cell table:formula="of:=IF([.W71]=0;0;IF(ABS([.Y71]-[.W71])&gt;ABS([.X71]-[.W71]);0;1))" office:value-type="float" office:value="1" calcext:value-type="float">
            <text:p>1</text:p>
          </table:table-cell>
          <table:table-cell office:value-type="string" calcext:value-type="string">
            <text:p>energy gap</text:p>
          </table:table-cell>
          <table:table-cell table:style-name="ce3" office:value-type="float" office:value="4.345" calcext:value-type="float">
            <text:p>4.34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37.poscar</text:p>
          </table:table-cell>
          <table:table-cell office:value-type="string" calcext:value-type="string">
            <text:p>InS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othermal bulk modulus</text:p>
          </table:table-cell>
          <table:table-cell office:value-type="float" office:value="47.25" calcext:value-type="float">
            <text:p>47.25</text:p>
          </table:table-cell>
          <table:table-cell office:value-type="float" office:value="37.188" calcext:value-type="float">
            <text:p>37.188</text:p>
          </table:table-cell>
          <table:table-cell office:value-type="float" office:value="62" calcext:value-type="float">
            <text:p>62</text:p>
          </table:table-cell>
          <table:table-cell table:formula="of:=IF([.E72]=0;0;IF(ABS([.F72]-[.E72])&gt;ABS([.G72]-[.E72]);0;1))" office:value-type="float" office:value="1" calcext:value-type="float">
            <text:p>1</text:p>
          </table:table-cell>
          <table:table-cell table:formula="of:=IF([.E72]=0;0;IF(ABS([.G72]-[.E72])&gt;ABS([.F72]-[.E72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235" calcext:value-type="float">
            <text:p>235</text:p>
          </table:table-cell>
          <table:table-cell office:value-type="float" office:value="158.51" calcext:value-type="float">
            <text:p>158.51</text:p>
          </table:table-cell>
          <table:table-cell office:value-type="float" office:value="373" calcext:value-type="float">
            <text:p>373</text:p>
          </table:table-cell>
          <table:table-cell table:formula="of:=IF([.K72]=0;0;IF(ABS([.L72]-[.K72])&gt;ABS([.M72]-[.K72]);0;1))" office:value-type="float" office:value="1" calcext:value-type="float">
            <text:p>1</text:p>
          </table:table-cell>
          <table:table-cell table:formula="of:=IF([.K72]=0;0;IF(ABS([.M72]-[.K72])&gt;ABS([.L72]-[.K72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051" calcext:value-type="float">
            <text:p>5.10E-006</text:p>
          </table:table-cell>
          <table:table-cell table:style-name="ce2" office:value-type="float" office:value="0.00006014" calcext:value-type="float">
            <text:p>6.01E-005</text:p>
          </table:table-cell>
          <table:table-cell table:style-name="ce2" office:value-type="float" office:value="0.0000081" calcext:value-type="float">
            <text:p>8.10E-006</text:p>
          </table:table-cell>
          <table:table-cell table:formula="of:=IF([.Q72]=0;0;IF(ABS([.R72]-[.Q72])&gt;ABS([.S72]-[.Q72]);0;1))" office:value-type="float" office:value="0" calcext:value-type="float">
            <text:p>0</text:p>
          </table:table-cell>
          <table:table-cell table:formula="of:=IF([.Q72]=0;0;IF(ABS([.S72]-[.Q72])&gt;ABS([.R72]-[.Q72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4.8" calcext:value-type="float">
            <text:p>24.8</text:p>
          </table:table-cell>
          <table:table-cell office:value-type="float" office:value="25.7207815814" calcext:value-type="float">
            <text:p>25.7207815814</text:p>
          </table:table-cell>
          <table:table-cell office:value-type="float" office:value="20" calcext:value-type="float">
            <text:p>20</text:p>
          </table:table-cell>
          <table:table-cell table:formula="of:=IF([.W72]=0;0;IF(ABS([.X72]-[.W72])&gt;ABS([.Y72]-[.W72]);0;1))" office:value-type="float" office:value="1" calcext:value-type="float">
            <text:p>1</text:p>
          </table:table-cell>
          <table:table-cell table:formula="of:=IF([.W72]=0;0;IF(ABS([.Y72]-[.W72])&gt;ABS([.X72]-[.W72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office:value-type="float" office:value="0.7795" calcext:value-type="float">
            <text:p>0.7795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formula="of:=IF(ABS([.AD72]-[.AC72])&gt;ABS([.AE72]-[.AC72]);0;1)" office:value-type="float" office:value="0" calcext:value-type="float">
            <text:p>0</text:p>
          </table:table-cell>
          <table:table-cell table:formula="of:=IF(ABS([.AE72]-[.AC72])&gt;ABS([.AD72]-[.AC72]);0;1)" office:value-type="float" office:value="1" calcext:value-type="float">
            <text:p>1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44.poscar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othermal bulk modulus</text:p>
          </table:table-cell>
          <table:table-cell office:value-type="float" office:value="72.85" calcext:value-type="float">
            <text:p>72.85</text:p>
          </table:table-cell>
          <table:table-cell office:value-type="float" office:value="88.195" calcext:value-type="float">
            <text:p>88.195</text:p>
          </table:table-cell>
          <table:table-cell office:value-type="float" office:value="173" calcext:value-type="float">
            <text:p>173</text:p>
          </table:table-cell>
          <table:table-cell table:formula="of:=IF([.E73]=0;0;IF(ABS([.F73]-[.E73])&gt;ABS([.G73]-[.E73]);0;1))" office:value-type="float" office:value="1" calcext:value-type="float">
            <text:p>1</text:p>
          </table:table-cell>
          <table:table-cell table:formula="of:=IF([.E73]=0;0;IF(ABS([.G73]-[.E73])&gt;ABS([.F73]-[.E73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395.5" calcext:value-type="float">
            <text:p>395.5</text:p>
          </table:table-cell>
          <table:table-cell office:value-type="float" office:value="487.818" calcext:value-type="float">
            <text:p>487.818</text:p>
          </table:table-cell>
          <table:table-cell office:value-type="float" office:value="609" calcext:value-type="float">
            <text:p>609</text:p>
          </table:table-cell>
          <table:table-cell table:formula="of:=IF([.K73]=0;0;IF(ABS([.L73]-[.K73])&gt;ABS([.M73]-[.K73]);0;1))" office:value-type="float" office:value="1" calcext:value-type="float">
            <text:p>1</text:p>
          </table:table-cell>
          <table:table-cell table:formula="of:=IF([.K73]=0;0;IF(ABS([.M73]-[.K73])&gt;ABS([.L73]-[.K73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21" calcext:value-type="float">
            <text:p>2.10E-005</text:p>
          </table:table-cell>
          <table:table-cell table:style-name="ce2" office:value-type="float" office:value="0.00006259" calcext:value-type="float">
            <text:p>6.26E-005</text:p>
          </table:table-cell>
          <table:table-cell table:style-name="ce2" office:value-type="float" office:value="0.0000122" calcext:value-type="float">
            <text:p>1.22E-005</text:p>
          </table:table-cell>
          <table:table-cell table:formula="of:=IF([.Q73]=0;0;IF(ABS([.R73]-[.Q73])&gt;ABS([.S73]-[.Q73]);0;1))" office:value-type="float" office:value="0" calcext:value-type="float">
            <text:p>0</text:p>
          </table:table-cell>
          <table:table-cell table:formula="of:=IF([.Q73]=0;0;IF(ABS([.S73]-[.Q73])&gt;ABS([.R73]-[.Q73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4" calcext:value-type="float">
            <text:p>24</text:p>
          </table:table-cell>
          <table:table-cell office:value-type="float" office:value="23.6047515467" calcext:value-type="float">
            <text:p>23.6047515467</text:p>
          </table:table-cell>
          <table:table-cell office:value-type="float" office:value="17" calcext:value-type="float">
            <text:p>17</text:p>
          </table:table-cell>
          <table:table-cell table:formula="of:=IF([.W73]=0;0;IF(ABS([.X73]-[.W73])&gt;ABS([.Y73]-[.W73]);0;1))" office:value-type="float" office:value="1" calcext:value-type="float">
            <text:p>1</text:p>
          </table:table-cell>
          <table:table-cell table:formula="of:=IF([.W73]=0;0;IF(ABS([.Y73]-[.W73])&gt;ABS([.X73]-[.W73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formula="of:=IF(ABS([.AD73]-[.AC73])&gt;ABS([.AE73]-[.AC73]);0;1)" office:value-type="float" office:value="0" calcext:value-type="float">
            <text:p>0</text:p>
          </table:table-cell>
          <table:table-cell table:formula="of:=IF(ABS([.AE73]-[.AC73])&gt;ABS([.AD73]-[.AC73]);0;1)" office:value-type="float" office:value="1" calcext:value-type="float">
            <text:p>1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47451.poscar</text:p>
          </table:table-cell>
          <table:table-cell office:value-type="string" calcext:value-type="string">
            <text:p>Sr2GdRuCu2O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sothermal bulk modulus</text:p>
          </table:table-cell>
          <table:table-cell office:value-type="float" office:value="145" calcext:value-type="float">
            <text:p>145</text:p>
          </table:table-cell>
          <table:table-cell office:value-type="float" office:value="151.707" calcext:value-type="float">
            <text:p>151.707</text:p>
          </table:table-cell>
          <table:table-cell office:value-type="float" office:value="174" calcext:value-type="float">
            <text:p>174</text:p>
          </table:table-cell>
          <table:table-cell table:formula="of:=IF([.E74]=0;0;IF(ABS([.F74]-[.E74])&gt;ABS([.G74]-[.E74]);0;1))" office:value-type="float" office:value="1" calcext:value-type="float">
            <text:p>1</text:p>
          </table:table-cell>
          <table:table-cell table:formula="of:=IF([.E74]=0;0;IF(ABS([.G74]-[.E74])&gt;ABS([.F74]-[.E74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528" calcext:value-type="float">
            <text:p>528</text:p>
          </table:table-cell>
          <table:table-cell office:value-type="float" office:value="417.322" calcext:value-type="float">
            <text:p>417.322</text:p>
          </table:table-cell>
          <table:table-cell office:value-type="float" office:value="491" calcext:value-type="float">
            <text:p>491</text:p>
          </table:table-cell>
          <table:table-cell table:formula="of:=IF([.K74]=0;0;IF(ABS([.L74]-[.K74])&gt;ABS([.M74]-[.K74]);0;1))" office:value-type="float" office:value="0" calcext:value-type="float">
            <text:p>0</text:p>
          </table:table-cell>
          <table:table-cell table:formula="of:=IF([.K74]=0;0;IF(ABS([.M74]-[.K74])&gt;ABS([.L74]-[.K74]);0;1))" office:value-type="float" office:value="1" calcext:value-type="float">
            <text:p>1</text:p>
          </table:table-cell>
          <table:table-cell office:value-type="string" calcext:value-type="string">
            <text:p>linear thermal expansion coefficient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" office:value-type="float" office:value="0.00005201" calcext:value-type="float">
            <text:p>5.20E-005</text:p>
          </table:table-cell>
          <table:table-cell table:style-name="ce2" office:value-type="float" office:value="0.0000182" calcext:value-type="float">
            <text:p>1.82E-005</text:p>
          </table:table-cell>
          <table:table-cell table:formula="of:=IF([.Q74]=0;0;IF(ABS([.R74]-[.Q74])&gt;ABS([.S74]-[.Q74]);0;1))" office:value-type="float" office:value="0" calcext:value-type="float">
            <text:p>0</text:p>
          </table:table-cell>
          <table:table-cell table:formula="of:=IF([.Q74]=0;0;IF(ABS([.S74]-[.Q74])&gt;ABS([.R74]-[.Q74]);0;1))" office:value-type="float" office:value="0" calcext:value-type="float">
            <text:p>0</text:p>
          </table:table-cell>
          <table:table-cell office:value-type="string" calcext:value-type="string">
            <text:p>heat capacity at constant pressure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21.1181341581" calcext:value-type="float">
            <text:p>21.1181341581</text:p>
          </table:table-cell>
          <table:table-cell office:value-type="float" office:value="25" calcext:value-type="float">
            <text:p>25</text:p>
          </table:table-cell>
          <table:table-cell table:formula="of:=IF([.W74]=0;0;IF(ABS([.X74]-[.W74])&gt;ABS([.Y74]-[.W74]);0;1))" office:value-type="float" office:value="0" calcext:value-type="float">
            <text:p>0</text:p>
          </table:table-cell>
          <table:table-cell table:formula="of:=IF([.W74]=0;0;IF(ABS([.Y74]-[.W74])&gt;ABS([.X74]-[.W74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BS([.AD74]-[.AC74])&gt;ABS([.AE74]-[.AC74]);0;1)" office:value-type="float" office:value="1" calcext:value-type="float">
            <text:p>1</text:p>
          </table:table-cell>
          <table:table-cell table:formula="of:=IF(ABS([.AE74]-[.AC74])&gt;ABS([.AD74]-[.AC74]);0;1)" office:value-type="float" office:value="1" calcext:value-type="float">
            <text:p>1</text:p>
          </table:table-cell>
          <table:table-cell office:value-type="string" calcext:value-type="string">
            <text:p>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48.poscar</text:p>
          </table:table-cell>
          <table:table-cell office:value-type="string" calcext:value-type="string">
            <text:p>GaS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othermal bulk modulus</text:p>
          </table:table-cell>
          <table:table-cell office:value-type="float" office:value="57.8" calcext:value-type="float">
            <text:p>57.8</text:p>
          </table:table-cell>
          <table:table-cell office:value-type="float" office:value="45.032" calcext:value-type="float">
            <text:p>45.032</text:p>
          </table:table-cell>
          <table:table-cell office:value-type="float" office:value="162" calcext:value-type="float">
            <text:p>162</text:p>
          </table:table-cell>
          <table:table-cell table:formula="of:=IF([.E75]=0;0;IF(ABS([.F75]-[.E75])&gt;ABS([.G75]-[.E75]);0;1))" office:value-type="float" office:value="1" calcext:value-type="float">
            <text:p>1</text:p>
          </table:table-cell>
          <table:table-cell table:formula="of:=IF([.E75]=0;0;IF(ABS([.G75]-[.E75])&gt;ABS([.F75]-[.E75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396.01" calcext:value-type="float">
            <text:p>396.01</text:p>
          </table:table-cell>
          <table:table-cell office:value-type="float" office:value="219.536" calcext:value-type="float">
            <text:p>219.536</text:p>
          </table:table-cell>
          <table:table-cell office:value-type="float" office:value="571" calcext:value-type="float">
            <text:p>571</text:p>
          </table:table-cell>
          <table:table-cell table:formula="of:=IF([.K75]=0;0;IF(ABS([.L75]-[.K75])&gt;ABS([.M75]-[.K75]);0;1))" office:value-type="float" office:value="0" calcext:value-type="float">
            <text:p>0</text:p>
          </table:table-cell>
          <table:table-cell table:formula="of:=IF([.K75]=0;0;IF(ABS([.M75]-[.K75])&gt;ABS([.L75]-[.K75]);0;1))" office:value-type="float" office:value="1" calcext:value-type="float">
            <text:p>1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07025" calcext:value-type="float">
            <text:p>7.03E-006</text:p>
          </table:table-cell>
          <table:table-cell table:style-name="ce2" office:value-type="float" office:value="0.00006052" calcext:value-type="float">
            <text:p>6.05E-005</text:p>
          </table:table-cell>
          <table:table-cell table:style-name="ce2" office:value-type="float" office:value="0.000011" calcext:value-type="float">
            <text:p>1.10E-005</text:p>
          </table:table-cell>
          <table:table-cell table:formula="of:=IF([.Q75]=0;0;IF(ABS([.R75]-[.Q75])&gt;ABS([.S75]-[.Q75]);0;1))" office:value-type="float" office:value="0" calcext:value-type="float">
            <text:p>0</text:p>
          </table:table-cell>
          <table:table-cell table:formula="of:=IF([.Q75]=0;0;IF(ABS([.S75]-[.Q75])&gt;ABS([.R75]-[.Q75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4.3" calcext:value-type="float">
            <text:p>24.3</text:p>
          </table:table-cell>
          <table:table-cell office:value-type="float" office:value="24.9558512741" calcext:value-type="float">
            <text:p>24.9558512741</text:p>
          </table:table-cell>
          <table:table-cell office:value-type="float" office:value="23" calcext:value-type="float">
            <text:p>23</text:p>
          </table:table-cell>
          <table:table-cell table:formula="of:=IF([.W75]=0;0;IF(ABS([.X75]-[.W75])&gt;ABS([.Y75]-[.W75]);0;1))" office:value-type="float" office:value="1" calcext:value-type="float">
            <text:p>1</text:p>
          </table:table-cell>
          <table:table-cell table:formula="of:=IF([.W75]=0;0;IF(ABS([.Y75]-[.W75])&gt;ABS([.X75]-[.W75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50.poscar</text:p>
          </table:table-cell>
          <table:table-cell office:value-type="string" calcext:value-type="string">
            <text:p>M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othermal bulk modulus</text:p>
          </table:table-cell>
          <table:table-cell office:value-type="float" office:value="162" calcext:value-type="float">
            <text:p>162</text:p>
          </table:table-cell>
          <table:table-cell office:value-type="float" office:value="181.232" calcext:value-type="float">
            <text:p>181.232</text:p>
          </table:table-cell>
          <table:table-cell office:value-type="float" office:value="165" calcext:value-type="float">
            <text:p>165</text:p>
          </table:table-cell>
          <table:table-cell table:formula="of:=IF([.E76]=0;0;IF(ABS([.F76]-[.E76])&gt;ABS([.G76]-[.E76]);0;1))" office:value-type="float" office:value="0" calcext:value-type="float">
            <text:p>0</text:p>
          </table:table-cell>
          <table:table-cell table:formula="of:=IF([.E76]=0;0;IF(ABS([.G76]-[.E76])&gt;ABS([.F76]-[.E76]);0;1))" office:value-type="float" office:value="1" calcext:value-type="float">
            <text:p>1</text:p>
          </table:table-cell>
          <table:table-cell office:value-type="string" calcext:value-type="string">
            <text:p>Debye temperature</text:p>
          </table:table-cell>
          <table:table-cell office:value-type="float" office:value="752.5" calcext:value-type="float">
            <text:p>752.5</text:p>
          </table:table-cell>
          <table:table-cell office:value-type="float" office:value="839.191" calcext:value-type="float">
            <text:p>839.191</text:p>
          </table:table-cell>
          <table:table-cell office:value-type="float" office:value="623" calcext:value-type="float">
            <text:p>623</text:p>
          </table:table-cell>
          <table:table-cell table:formula="of:=IF([.K76]=0;0;IF(ABS([.L76]-[.K76])&gt;ABS([.M76]-[.K76]);0;1))" office:value-type="float" office:value="1" calcext:value-type="float">
            <text:p>1</text:p>
          </table:table-cell>
          <table:table-cell table:formula="of:=IF([.K76]=0;0;IF(ABS([.M76]-[.K76])&gt;ABS([.L76]-[.K76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27" calcext:value-type="float">
            <text:p>2.70E-005</text:p>
          </table:table-cell>
          <table:table-cell table:style-name="ce2" office:value-type="float" office:value="0.00006272" calcext:value-type="float">
            <text:p>6.27E-005</text:p>
          </table:table-cell>
          <table:table-cell table:style-name="ce2" office:value-type="float" office:value="0.0000238" calcext:value-type="float">
            <text:p>2.38E-005</text:p>
          </table:table-cell>
          <table:table-cell table:formula="of:=IF([.Q76]=0;0;IF(ABS([.R76]-[.Q76])&gt;ABS([.S76]-[.Q76]);0;1))" office:value-type="float" office:value="0" calcext:value-type="float">
            <text:p>0</text:p>
          </table:table-cell>
          <table:table-cell table:formula="of:=IF([.Q76]=0;0;IF(ABS([.S76]-[.Q76])&gt;ABS([.R76]-[.Q76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18.7" calcext:value-type="float">
            <text:p>18.7</text:p>
          </table:table-cell>
          <table:table-cell office:value-type="float" office:value="16.0011780034" calcext:value-type="float">
            <text:p>16.0011780034</text:p>
          </table:table-cell>
          <table:table-cell office:value-type="float" office:value="22" calcext:value-type="float">
            <text:p>22</text:p>
          </table:table-cell>
          <table:table-cell table:formula="of:=IF([.W76]=0;0;IF(ABS([.X76]-[.W76])&gt;ABS([.Y76]-[.W76]);0;1))" office:value-type="float" office:value="1" calcext:value-type="float">
            <text:p>1</text:p>
          </table:table-cell>
          <table:table-cell table:formula="of:=IF([.W76]=0;0;IF(ABS([.Y76]-[.W76])&gt;ABS([.X76]-[.W76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office:value-type="float" office:value="7.687" calcext:value-type="float">
            <text:p>7.687</text:p>
          </table:table-cell>
          <table:table-cell office:value-type="float" office:value="3.77" calcext:value-type="float">
            <text:p>3.77</text:p>
          </table:table-cell>
          <table:table-cell office:value-type="float" office:value="0" calcext:value-type="float">
            <text:p>0</text:p>
          </table:table-cell>
          <table:table-cell table:formula="of:=IF(ABS([.AD76]-[.AC76])&gt;ABS([.AE76]-[.AC76]);0;1)" office:value-type="float" office:value="1" calcext:value-type="float">
            <text:p>1</text:p>
          </table:table-cell>
          <table:table-cell table:formula="of:=IF(ABS([.AE76]-[.AC76])&gt;ABS([.AD76]-[.AC76]);0;1)" office:value-type="float" office:value="0" calcext:value-type="float">
            <text:p>0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5848.poscar</text:p>
          </table:table-cell>
          <table:table-cell office:value-type="string" calcext:value-type="string">
            <text:p>T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othermal bulk modulus</text:p>
          </table:table-cell>
          <table:table-cell office:value-type="float" office:value="58.089" calcext:value-type="float">
            <text:p>58.089</text:p>
          </table:table-cell>
          <table:table-cell office:value-type="float" office:value="25.819" calcext:value-type="float">
            <text:p>25.819</text:p>
          </table:table-cell>
          <table:table-cell office:value-type="float" office:value="121" calcext:value-type="float">
            <text:p>121</text:p>
          </table:table-cell>
          <table:table-cell table:formula="of:=IF([.E77]=0;0;IF(ABS([.F77]-[.E77])&gt;ABS([.G77]-[.E77]);0;1))" office:value-type="float" office:value="1" calcext:value-type="float">
            <text:p>1</text:p>
          </table:table-cell>
          <table:table-cell table:formula="of:=IF([.E77]=0;0;IF(ABS([.G77]-[.E77])&gt;ABS([.F77]-[.E77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141.443" calcext:value-type="float">
            <text:p>141.443</text:p>
          </table:table-cell>
          <table:table-cell office:value-type="float" office:value="485" calcext:value-type="float">
            <text:p>485</text:p>
          </table:table-cell>
          <table:table-cell table:formula="of:=IF([.K77]=0;0;IF(ABS([.L77]-[.K77])&gt;ABS([.M77]-[.K77]);0;1))" office:value-type="float" office:value="0" calcext:value-type="float">
            <text:p>0</text:p>
          </table:table-cell>
          <table:table-cell table:formula="of:=IF([.K77]=0;0;IF(ABS([.M77]-[.K77])&gt;ABS([.L77]-[.K77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" office:value-type="float" office:value="0.00005863" calcext:value-type="float">
            <text:p>5.86E-005</text:p>
          </table:table-cell>
          <table:table-cell table:style-name="ce2" office:value-type="float" office:value="0.0000118" calcext:value-type="float">
            <text:p>1.18E-005</text:p>
          </table:table-cell>
          <table:table-cell table:formula="of:=IF([.Q77]=0;0;IF(ABS([.R77]-[.Q77])&gt;ABS([.S77]-[.Q77]);0;1))" office:value-type="float" office:value="0" calcext:value-type="float">
            <text:p>0</text:p>
          </table:table-cell>
          <table:table-cell table:formula="of:=IF([.Q77]=0;0;IF(ABS([.S77]-[.Q77])&gt;ABS([.R77]-[.Q77]);0;1))" office:value-type="float" office:value="0" calcext:value-type="float">
            <text:p>0</text:p>
          </table:table-cell>
          <table:table-cell office:value-type="string" calcext:value-type="string">
            <text:p>heat capacity at constant pressure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28.8927480185" calcext:value-type="float">
            <text:p>28.8927480185</text:p>
          </table:table-cell>
          <table:table-cell office:value-type="float" office:value="22" calcext:value-type="float">
            <text:p>22</text:p>
          </table:table-cell>
          <table:table-cell table:formula="of:=IF([.W77]=0;0;IF(ABS([.X77]-[.W77])&gt;ABS([.Y77]-[.W77]);0;1))" office:value-type="float" office:value="0" calcext:value-type="float">
            <text:p>0</text:p>
          </table:table-cell>
          <table:table-cell table:formula="of:=IF([.W77]=0;0;IF(ABS([.Y77]-[.W77])&gt;ABS([.X77]-[.W77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BS([.AD77]-[.AC77])&gt;ABS([.AE77]-[.AC77]);0;1)" office:value-type="float" office:value="1" calcext:value-type="float">
            <text:p>1</text:p>
          </table:table-cell>
          <table:table-cell table:formula="of:=IF(ABS([.AE77]-[.AC77])&gt;ABS([.AD77]-[.AC77]);0;1)" office:value-type="float" office:value="1" calcext:value-type="float">
            <text:p>1</text:p>
          </table:table-cell>
          <table:table-cell office:value-type="string" calcext:value-type="string">
            <text:p>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5975.poscar</text:p>
          </table:table-cell>
          <table:table-cell office:value-type="string" calcext:value-type="string">
            <text:p>T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othermal bulk modulus</text:p>
          </table:table-cell>
          <table:table-cell office:value-type="float" office:value="253" calcext:value-type="float">
            <text:p>253</text:p>
          </table:table-cell>
          <table:table-cell office:value-type="float" office:value="229.984" calcext:value-type="float">
            <text:p>229.984</text:p>
          </table:table-cell>
          <table:table-cell office:value-type="float" office:value="201" calcext:value-type="float">
            <text:p>201</text:p>
          </table:table-cell>
          <table:table-cell table:formula="of:=IF([.E78]=0;0;IF(ABS([.F78]-[.E78])&gt;ABS([.G78]-[.E78]);0;1))" office:value-type="float" office:value="1" calcext:value-type="float">
            <text:p>1</text:p>
          </table:table-cell>
          <table:table-cell table:formula="of:=IF([.E78]=0;0;IF(ABS([.G78]-[.E78])&gt;ABS([.F78]-[.E78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728" calcext:value-type="float">
            <text:p>728</text:p>
          </table:table-cell>
          <table:table-cell office:value-type="float" office:value="809.756" calcext:value-type="float">
            <text:p>809.756</text:p>
          </table:table-cell>
          <table:table-cell office:value-type="float" office:value="490" calcext:value-type="float">
            <text:p>490</text:p>
          </table:table-cell>
          <table:table-cell table:formula="of:=IF([.K78]=0;0;IF(ABS([.L78]-[.K78])&gt;ABS([.M78]-[.K78]);0;1))" office:value-type="float" office:value="1" calcext:value-type="float">
            <text:p>1</text:p>
          </table:table-cell>
          <table:table-cell table:formula="of:=IF([.K78]=0;0;IF(ABS([.M78]-[.K78])&gt;ABS([.L78]-[.K78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085" calcext:value-type="float">
            <text:p>8.50E-006</text:p>
          </table:table-cell>
          <table:table-cell table:style-name="ce2" office:value-type="float" office:value="0.00007261" calcext:value-type="float">
            <text:p>7.26E-005</text:p>
          </table:table-cell>
          <table:table-cell table:style-name="ce2" office:value-type="float" office:value="0.0000088" calcext:value-type="float">
            <text:p>8.80E-006</text:p>
          </table:table-cell>
          <table:table-cell table:formula="of:=IF([.Q78]=0;0;IF(ABS([.R78]-[.Q78])&gt;ABS([.S78]-[.Q78]);0;1))" office:value-type="float" office:value="0" calcext:value-type="float">
            <text:p>0</text:p>
          </table:table-cell>
          <table:table-cell table:formula="of:=IF([.Q78]=0;0;IF(ABS([.S78]-[.Q78])&gt;ABS([.R78]-[.Q78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17.1" calcext:value-type="float">
            <text:p>17.1</text:p>
          </table:table-cell>
          <table:table-cell office:value-type="float" office:value="17.8594597824" calcext:value-type="float">
            <text:p>17.8594597824</text:p>
          </table:table-cell>
          <table:table-cell office:value-type="float" office:value="20" calcext:value-type="float">
            <text:p>20</text:p>
          </table:table-cell>
          <table:table-cell table:formula="of:=IF([.W78]=0;0;IF(ABS([.X78]-[.W78])&gt;ABS([.Y78]-[.W78]);0;1))" office:value-type="float" office:value="1" calcext:value-type="float">
            <text:p>1</text:p>
          </table:table-cell>
          <table:table-cell table:formula="of:=IF([.W78]=0;0;IF(ABS([.Y78]-[.W78])&gt;ABS([.X78]-[.W78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BS([.AD78]-[.AC78])&gt;ABS([.AE78]-[.AC78]);0;1)" office:value-type="float" office:value="1" calcext:value-type="float">
            <text:p>1</text:p>
          </table:table-cell>
          <table:table-cell table:formula="of:=IF(ABS([.AE78]-[.AC78])&gt;ABS([.AD78]-[.AC78]);0;1)" office:value-type="float" office:value="1" calcext:value-type="float">
            <text:p>1</text:p>
          </table:table-cell>
          <table:table-cell office:value-type="string" calcext:value-type="string">
            <text:p>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60.poscar</text:p>
          </table:table-cell>
          <table:table-cell office:value-type="string" calcext:value-type="string">
            <text:p>Z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othermal bulk modulus</text:p>
          </table:table-cell>
          <table:table-cell office:value-type="float" office:value="77.25" calcext:value-type="float">
            <text:p>77.25</text:p>
          </table:table-cell>
          <table:table-cell office:value-type="float" office:value="67.838" calcext:value-type="float">
            <text:p>67.838</text:p>
          </table:table-cell>
          <table:table-cell office:value-type="float" office:value="168" calcext:value-type="float">
            <text:p>168</text:p>
          </table:table-cell>
          <table:table-cell table:formula="of:=IF([.E79]=0;0;IF(ABS([.F79]-[.E79])&gt;ABS([.G79]-[.E79]);0;1))" office:value-type="float" office:value="1" calcext:value-type="float">
            <text:p>1</text:p>
          </table:table-cell>
          <table:table-cell table:formula="of:=IF([.E79]=0;0;IF(ABS([.G79]-[.E79])&gt;ABS([.F79]-[.E79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338.5" calcext:value-type="float">
            <text:p>338.5</text:p>
          </table:table-cell>
          <table:table-cell office:value-type="float" office:value="318.37" calcext:value-type="float">
            <text:p>318.37</text:p>
          </table:table-cell>
          <table:table-cell office:value-type="float" office:value="438" calcext:value-type="float">
            <text:p>438</text:p>
          </table:table-cell>
          <table:table-cell table:formula="of:=IF([.K79]=0;0;IF(ABS([.L79]-[.K79])&gt;ABS([.M79]-[.K79]);0;1))" office:value-type="float" office:value="1" calcext:value-type="float">
            <text:p>1</text:p>
          </table:table-cell>
          <table:table-cell table:formula="of:=IF([.K79]=0;0;IF(ABS([.M79]-[.K79])&gt;ABS([.L79]-[.K79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0685" calcext:value-type="float">
            <text:p>6.85E-006</text:p>
          </table:table-cell>
          <table:table-cell table:style-name="ce2" office:value-type="float" office:value="0.00006088" calcext:value-type="float">
            <text:p>6.09E-005</text:p>
          </table:table-cell>
          <table:table-cell table:style-name="ce2" office:value-type="float" office:value="0.0000181" calcext:value-type="float">
            <text:p>1.81E-005</text:p>
          </table:table-cell>
          <table:table-cell table:formula="of:=IF([.Q79]=0;0;IF(ABS([.R79]-[.Q79])&gt;ABS([.S79]-[.Q79]);0;1))" office:value-type="float" office:value="0" calcext:value-type="float">
            <text:p>0</text:p>
          </table:table-cell>
          <table:table-cell table:formula="of:=IF([.Q79]=0;0;IF(ABS([.S79]-[.Q79])&gt;ABS([.R79]-[.Q79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3" calcext:value-type="float">
            <text:p>23</text:p>
          </table:table-cell>
          <table:table-cell office:value-type="float" office:value="24.6814740987" calcext:value-type="float">
            <text:p>24.6814740987</text:p>
          </table:table-cell>
          <table:table-cell office:value-type="float" office:value="29" calcext:value-type="float">
            <text:p>29</text:p>
          </table:table-cell>
          <table:table-cell table:formula="of:=IF([.W79]=0;0;IF(ABS([.X79]-[.W79])&gt;ABS([.Y79]-[.W79]);0;1))" office:value-type="float" office:value="1" calcext:value-type="float">
            <text:p>1</text:p>
          </table:table-cell>
          <table:table-cell table:formula="of:=IF([.W79]=0;0;IF(ABS([.Y79]-[.W79])&gt;ABS([.X79]-[.W79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office:value-type="float" office:value="3.6535" calcext:value-type="float">
            <text:p>3.6535</text:p>
          </table:table-cell>
          <table:table-cell office:value-type="float" office:value="2.69" calcext:value-type="float">
            <text:p>2.69</text:p>
          </table:table-cell>
          <table:table-cell office:value-type="float" office:value="0" calcext:value-type="float">
            <text:p>0</text:p>
          </table:table-cell>
          <table:table-cell table:formula="of:=IF(ABS([.AD79]-[.AC79])&gt;ABS([.AE79]-[.AC79]);0;1)" office:value-type="float" office:value="1" calcext:value-type="float">
            <text:p>1</text:p>
          </table:table-cell>
          <table:table-cell table:formula="of:=IF(ABS([.AE79]-[.AC79])&gt;ABS([.AD79]-[.AC79]);0;1)" office:value-type="float" office:value="0" calcext:value-type="float">
            <text:p>0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62.poscar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othermal bulk modulus</text:p>
          </table:table-cell>
          <table:table-cell office:value-type="float" office:value="312" calcext:value-type="float">
            <text:p>312</text:p>
          </table:table-cell>
          <table:table-cell office:value-type="float" office:value="306.341" calcext:value-type="float">
            <text:p>306.341</text:p>
          </table:table-cell>
          <table:table-cell office:value-type="float" office:value="240" calcext:value-type="float">
            <text:p>240</text:p>
          </table:table-cell>
          <table:table-cell table:formula="of:=IF([.E80]=0;0;IF(ABS([.F80]-[.E80])&gt;ABS([.G80]-[.E80]);0;1))" office:value-type="float" office:value="1" calcext:value-type="float">
            <text:p>1</text:p>
          </table:table-cell>
          <table:table-cell table:formula="of:=IF([.E80]=0;0;IF(ABS([.G80]-[.E80])&gt;ABS([.F80]-[.E80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384.15" calcext:value-type="float">
            <text:p>384.15</text:p>
          </table:table-cell>
          <table:table-cell office:value-type="float" office:value="309.603" calcext:value-type="float">
            <text:p>309.603</text:p>
          </table:table-cell>
          <table:table-cell office:value-type="float" office:value="531" calcext:value-type="float">
            <text:p>531</text:p>
          </table:table-cell>
          <table:table-cell table:formula="of:=IF([.K80]=0;0;IF(ABS([.L80]-[.K80])&gt;ABS([.M80]-[.K80]);0;1))" office:value-type="float" office:value="1" calcext:value-type="float">
            <text:p>1</text:p>
          </table:table-cell>
          <table:table-cell table:formula="of:=IF([.K80]=0;0;IF(ABS([.M80]-[.K80])&gt;ABS([.L80]-[.K80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09" calcext:value-type="float">
            <text:p>9.00E-006</text:p>
          </table:table-cell>
          <table:table-cell table:style-name="ce2" office:value-type="float" office:value="0.00005454" calcext:value-type="float">
            <text:p>5.45E-005</text:p>
          </table:table-cell>
          <table:table-cell table:style-name="ce2" office:value-type="float" office:value="0.0000095" calcext:value-type="float">
            <text:p>9.50E-006</text:p>
          </table:table-cell>
          <table:table-cell table:formula="of:=IF([.Q80]=0;0;IF(ABS([.R80]-[.Q80])&gt;ABS([.S80]-[.Q80]);0;1))" office:value-type="float" office:value="0" calcext:value-type="float">
            <text:p>0</text:p>
          </table:table-cell>
          <table:table-cell table:formula="of:=IF([.Q80]=0;0;IF(ABS([.S80]-[.Q80])&gt;ABS([.R80]-[.Q80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4.3" calcext:value-type="float">
            <text:p>24.3</text:p>
          </table:table-cell>
          <table:table-cell office:value-type="float" office:value="28.4520816459" calcext:value-type="float">
            <text:p>28.4520816459</text:p>
          </table:table-cell>
          <table:table-cell office:value-type="float" office:value="24" calcext:value-type="float">
            <text:p>24</text:p>
          </table:table-cell>
          <table:table-cell table:formula="of:=IF([.W80]=0;0;IF(ABS([.X80]-[.W80])&gt;ABS([.Y80]-[.W80]);0;1))" office:value-type="float" office:value="0" calcext:value-type="float">
            <text:p>0</text:p>
          </table:table-cell>
          <table:table-cell table:formula="of:=IF([.W80]=0;0;IF(ABS([.Y80]-[.W80])&gt;ABS([.X80]-[.W80]);0;1))" office:value-type="float" office:value="1" calcext:value-type="float">
            <text:p>1</text:p>
          </table:table-cell>
          <table:table-cell office:value-type="string" calcext:value-type="string">
            <text:p>energy gap</text:p>
          </table:table-cell>
          <table:table-cell table:style-name="ce3" office:value-type="float" office:value="3.6335" calcext:value-type="float">
            <text:p>3.633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6300.poscar</text:p>
          </table:table-cell>
          <table:table-cell office:value-type="string" calcext:value-type="string">
            <text:p>Y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othermal bulk modulus</text:p>
          </table:table-cell>
          <table:table-cell office:value-type="float" office:value="19.5" calcext:value-type="float">
            <text:p>19.5</text:p>
          </table:table-cell>
          <table:table-cell office:value-type="float" office:value="15.905" calcext:value-type="float">
            <text:p>15.905</text:p>
          </table:table-cell>
          <table:table-cell office:value-type="float" office:value="120" calcext:value-type="float">
            <text:p>120</text:p>
          </table:table-cell>
          <table:table-cell table:formula="of:=IF([.E81]=0;0;IF(ABS([.F81]-[.E81])&gt;ABS([.G81]-[.E81]);0;1))" office:value-type="float" office:value="1" calcext:value-type="float">
            <text:p>1</text:p>
          </table:table-cell>
          <table:table-cell table:formula="of:=IF([.E81]=0;0;IF(ABS([.G81]-[.E81])&gt;ABS([.F81]-[.E81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109" calcext:value-type="float">
            <text:p>109</text:p>
          </table:table-cell>
          <table:table-cell office:value-type="float" office:value="145.628" calcext:value-type="float">
            <text:p>145.628</text:p>
          </table:table-cell>
          <table:table-cell office:value-type="float" office:value="482" calcext:value-type="float">
            <text:p>482</text:p>
          </table:table-cell>
          <table:table-cell table:formula="of:=IF([.K81]=0;0;IF(ABS([.L81]-[.K81])&gt;ABS([.M81]-[.K81]);0;1))" office:value-type="float" office:value="1" calcext:value-type="float">
            <text:p>1</text:p>
          </table:table-cell>
          <table:table-cell table:formula="of:=IF([.K81]=0;0;IF(ABS([.M81]-[.K81])&gt;ABS([.L81]-[.K81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263" calcext:value-type="float">
            <text:p>2.63E-005</text:p>
          </table:table-cell>
          <table:table-cell table:style-name="ce2" office:value-type="float" office:value="0.00005379" calcext:value-type="float">
            <text:p>5.38E-005</text:p>
          </table:table-cell>
          <table:table-cell table:style-name="ce2" office:value-type="float" office:value="0.0000122" calcext:value-type="float">
            <text:p>1.22E-005</text:p>
          </table:table-cell>
          <table:table-cell table:formula="of:=IF([.Q81]=0;0;IF(ABS([.R81]-[.Q81])&gt;ABS([.S81]-[.Q81]);0;1))" office:value-type="float" office:value="0" calcext:value-type="float">
            <text:p>0</text:p>
          </table:table-cell>
          <table:table-cell table:formula="of:=IF([.Q81]=0;0;IF(ABS([.S81]-[.Q81])&gt;ABS([.R81]-[.Q81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6.7" calcext:value-type="float">
            <text:p>26.7</text:p>
          </table:table-cell>
          <table:table-cell office:value-type="float" office:value="29.4581312891" calcext:value-type="float">
            <text:p>29.4581312891</text:p>
          </table:table-cell>
          <table:table-cell office:value-type="float" office:value="22" calcext:value-type="float">
            <text:p>22</text:p>
          </table:table-cell>
          <table:table-cell table:formula="of:=IF([.W81]=0;0;IF(ABS([.X81]-[.W81])&gt;ABS([.Y81]-[.W81]);0;1))" office:value-type="float" office:value="1" calcext:value-type="float">
            <text:p>1</text:p>
          </table:table-cell>
          <table:table-cell table:formula="of:=IF([.W81]=0;0;IF(ABS([.Y81]-[.W81])&gt;ABS([.X81]-[.W81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table:style-name="ce3" office:value-type="float" office:value="0.36" calcext:value-type="float">
            <text:p>0.3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6510.poscar</text:p>
          </table:table-cell>
          <table:table-cell office:value-type="string" calcext:value-type="string">
            <text:p>CeS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othermal bulk modulus</text:p>
          </table:table-cell>
          <table:table-cell office:value-type="float" office:value="71.5" calcext:value-type="float">
            <text:p>71.5</text:p>
          </table:table-cell>
          <table:table-cell office:value-type="float" office:value="50.396" calcext:value-type="float">
            <text:p>50.396</text:p>
          </table:table-cell>
          <table:table-cell office:value-type="float" office:value="75" calcext:value-type="float">
            <text:p>75</text:p>
          </table:table-cell>
          <table:table-cell table:formula="of:=IF([.E82]=0;0;IF(ABS([.F82]-[.E82])&gt;ABS([.G82]-[.E82]);0;1))" office:value-type="float" office:value="0" calcext:value-type="float">
            <text:p>0</text:p>
          </table:table-cell>
          <table:table-cell table:formula="of:=IF([.E82]=0;0;IF(ABS([.G82]-[.E82])&gt;ABS([.F82]-[.E82]);0;1))" office:value-type="float" office:value="1" calcext:value-type="float">
            <text:p>1</text:p>
          </table:table-cell>
          <table:table-cell office:value-type="string" calcext:value-type="string">
            <text:p>Debye temperature</text:p>
          </table:table-cell>
          <table:table-cell office:value-type="float" office:value="185" calcext:value-type="float">
            <text:p>185</text:p>
          </table:table-cell>
          <table:table-cell office:value-type="float" office:value="184.274" calcext:value-type="float">
            <text:p>184.274</text:p>
          </table:table-cell>
          <table:table-cell office:value-type="float" office:value="307" calcext:value-type="float">
            <text:p>307</text:p>
          </table:table-cell>
          <table:table-cell table:formula="of:=IF([.K82]=0;0;IF(ABS([.L82]-[.K82])&gt;ABS([.M82]-[.K82]);0;1))" office:value-type="float" office:value="1" calcext:value-type="float">
            <text:p>1</text:p>
          </table:table-cell>
          <table:table-cell table:formula="of:=IF([.K82]=0;0;IF(ABS([.M82]-[.K82])&gt;ABS([.L82]-[.K82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114" calcext:value-type="float">
            <text:p>1.14E-005</text:p>
          </table:table-cell>
          <table:table-cell table:style-name="ce2" office:value-type="float" office:value="0.00005163" calcext:value-type="float">
            <text:p>5.16E-005</text:p>
          </table:table-cell>
          <table:table-cell table:style-name="ce2" office:value-type="float" office:value="0.0000227" calcext:value-type="float">
            <text:p>2.27E-005</text:p>
          </table:table-cell>
          <table:table-cell table:formula="of:=IF([.Q82]=0;0;IF(ABS([.R82]-[.Q82])&gt;ABS([.S82]-[.Q82]);0;1))" office:value-type="float" office:value="0" calcext:value-type="float">
            <text:p>0</text:p>
          </table:table-cell>
          <table:table-cell table:formula="of:=IF([.Q82]=0;0;IF(ABS([.S82]-[.Q82])&gt;ABS([.R82]-[.Q82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24.9267506646" calcext:value-type="float">
            <text:p>24.9267506646</text:p>
          </table:table-cell>
          <table:table-cell office:value-type="float" office:value="24" calcext:value-type="float">
            <text:p>24</text:p>
          </table:table-cell>
          <table:table-cell table:formula="of:=IF([.W82]=0;0;IF(ABS([.X82]-[.W82])&gt;ABS([.Y82]-[.W82]);0;1))" office:value-type="float" office:value="0" calcext:value-type="float">
            <text:p>0</text:p>
          </table:table-cell>
          <table:table-cell table:formula="of:=IF([.W82]=0;0;IF(ABS([.Y82]-[.W82])&gt;ABS([.X82]-[.W82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Unknown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6864.poscar</text:p>
          </table:table-cell>
          <table:table-cell office:value-type="string" calcext:value-type="string">
            <text:p>In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othermal bulk modulus</text:p>
          </table:table-cell>
          <table:table-cell office:value-type="float" office:value="60" calcext:value-type="float">
            <text:p>60</text:p>
          </table:table-cell>
          <table:table-cell office:value-type="float" office:value="48.432" calcext:value-type="float">
            <text:p>48.432</text:p>
          </table:table-cell>
          <table:table-cell office:value-type="float" office:value="159" calcext:value-type="float">
            <text:p>159</text:p>
          </table:table-cell>
          <table:table-cell table:formula="of:=IF([.E83]=0;0;IF(ABS([.F83]-[.E83])&gt;ABS([.G83]-[.E83]);0;1))" office:value-type="float" office:value="1" calcext:value-type="float">
            <text:p>1</text:p>
          </table:table-cell>
          <table:table-cell table:formula="of:=IF([.E83]=0;0;IF(ABS([.G83]-[.E83])&gt;ABS([.F83]-[.E83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373.75" calcext:value-type="float">
            <text:p>373.75</text:p>
          </table:table-cell>
          <table:table-cell office:value-type="float" office:value="206.656" calcext:value-type="float">
            <text:p>206.656</text:p>
          </table:table-cell>
          <table:table-cell office:value-type="float" office:value="575" calcext:value-type="float">
            <text:p>575</text:p>
          </table:table-cell>
          <table:table-cell table:formula="of:=IF([.K83]=0;0;IF(ABS([.L83]-[.K83])&gt;ABS([.M83]-[.K83]);0;1))" office:value-type="float" office:value="1" calcext:value-type="float">
            <text:p>1</text:p>
          </table:table-cell>
          <table:table-cell table:formula="of:=IF([.K83]=0;0;IF(ABS([.M83]-[.K83])&gt;ABS([.L83]-[.K83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0486" calcext:value-type="float">
            <text:p>4.86E-006</text:p>
          </table:table-cell>
          <table:table-cell table:style-name="ce2" office:value-type="float" office:value="0.00006061" calcext:value-type="float">
            <text:p>6.06E-005</text:p>
          </table:table-cell>
          <table:table-cell table:style-name="ce2" office:value-type="float" office:value="0.0000128" calcext:value-type="float">
            <text:p>1.28E-005</text:p>
          </table:table-cell>
          <table:table-cell table:formula="of:=IF([.Q83]=0;0;IF(ABS([.R83]-[.Q83])&gt;ABS([.S83]-[.Q83]);0;1))" office:value-type="float" office:value="0" calcext:value-type="float">
            <text:p>0</text:p>
          </table:table-cell>
          <table:table-cell table:formula="of:=IF([.Q83]=0;0;IF(ABS([.S83]-[.Q83])&gt;ABS([.R83]-[.Q83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3.9" calcext:value-type="float">
            <text:p>23.9</text:p>
          </table:table-cell>
          <table:table-cell office:value-type="float" office:value="25.2593290591" calcext:value-type="float">
            <text:p>25.2593290591</text:p>
          </table:table-cell>
          <table:table-cell office:value-type="float" office:value="22" calcext:value-type="float">
            <text:p>22</text:p>
          </table:table-cell>
          <table:table-cell table:formula="of:=IF([.W83]=0;0;IF(ABS([.X83]-[.W83])&gt;ABS([.Y83]-[.W83]);0;1))" office:value-type="float" office:value="1" calcext:value-type="float">
            <text:p>1</text:p>
          </table:table-cell>
          <table:table-cell table:formula="of:=IF([.W83]=0;0;IF(ABS([.Y83]-[.W83])&gt;ABS([.X83]-[.W83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6948.poscar</text:p>
          </table:table-cell>
          <table:table-cell office:value-type="string" calcext:value-type="string">
            <text:p>Li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othermal bulk modulus</text:p>
          </table:table-cell>
          <table:table-cell office:value-type="float" office:value="35" calcext:value-type="float">
            <text:p>35</text:p>
          </table:table-cell>
          <table:table-cell office:value-type="float" office:value="57.757" calcext:value-type="float">
            <text:p>57.757</text:p>
          </table:table-cell>
          <table:table-cell office:value-type="float" office:value="45" calcext:value-type="float">
            <text:p>45</text:p>
          </table:table-cell>
          <table:table-cell table:formula="of:=IF([.E84]=0;0;IF(ABS([.F84]-[.E84])&gt;ABS([.G84]-[.E84]);0;1))" office:value-type="float" office:value="0" calcext:value-type="float">
            <text:p>0</text:p>
          </table:table-cell>
          <table:table-cell table:formula="of:=IF([.E84]=0;0;IF(ABS([.G84]-[.E84])&gt;ABS([.F84]-[.E84]);0;1))" office:value-type="float" office:value="1" calcext:value-type="float">
            <text:p>1</text:p>
          </table:table-cell>
          <table:table-cell office:value-type="string" calcext:value-type="string">
            <text:p>Debye temperature</text:p>
          </table:table-cell>
          <table:table-cell office:value-type="float" office:value="1080" calcext:value-type="float">
            <text:p>1080</text:p>
          </table:table-cell>
          <table:table-cell office:value-type="float" office:value="838.518" calcext:value-type="float">
            <text:p>838.518</text:p>
          </table:table-cell>
          <table:table-cell office:value-type="float" office:value="676" calcext:value-type="float">
            <text:p>676</text:p>
          </table:table-cell>
          <table:table-cell table:formula="of:=IF([.K84]=0;0;IF(ABS([.L84]-[.K84])&gt;ABS([.M84]-[.K84]);0;1))" office:value-type="float" office:value="1" calcext:value-type="float">
            <text:p>1</text:p>
          </table:table-cell>
          <table:table-cell table:formula="of:=IF([.K84]=0;0;IF(ABS([.M84]-[.K84])&gt;ABS([.L84]-[.K84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438" calcext:value-type="float">
            <text:p>4.38E-005</text:p>
          </table:table-cell>
          <table:table-cell table:style-name="ce2" office:value-type="float" office:value="0.00007754" calcext:value-type="float">
            <text:p>7.75E-005</text:p>
          </table:table-cell>
          <table:table-cell table:style-name="ce2" office:value-type="float" office:value="0.0000625" calcext:value-type="float">
            <text:p>6.25E-005</text:p>
          </table:table-cell>
          <table:table-cell table:formula="of:=IF([.Q84]=0;0;IF(ABS([.R84]-[.Q84])&gt;ABS([.S84]-[.Q84]);0;1))" office:value-type="float" office:value="0" calcext:value-type="float">
            <text:p>0</text:p>
          </table:table-cell>
          <table:table-cell table:formula="of:=IF([.Q84]=0;0;IF(ABS([.S84]-[.Q84])&gt;ABS([.R84]-[.Q84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15.2" calcext:value-type="float">
            <text:p>15.2</text:p>
          </table:table-cell>
          <table:table-cell office:value-type="float" office:value="18.9486540242" calcext:value-type="float">
            <text:p>18.9486540242</text:p>
          </table:table-cell>
          <table:table-cell office:value-type="float" office:value="18" calcext:value-type="float">
            <text:p>18</text:p>
          </table:table-cell>
          <table:table-cell table:formula="of:=IF([.W84]=0;0;IF(ABS([.X84]-[.W84])&gt;ABS([.Y84]-[.W84]);0;1))" office:value-type="float" office:value="0" calcext:value-type="float">
            <text:p>0</text:p>
          </table:table-cell>
          <table:table-cell table:formula="of:=IF([.W84]=0;0;IF(ABS([.Y84]-[.W84])&gt;ABS([.X84]-[.W84]);0;1))" office:value-type="float" office:value="1" calcext:value-type="float">
            <text:p>1</text:p>
          </table:table-cell>
          <table:table-cell office:value-type="string" calcext:value-type="string">
            <text:p>energy gap</text:p>
          </table:table-cell>
          <table:table-cell office:value-type="float" office:value="4.52" calcext:value-type="float">
            <text:p>4.52</text:p>
          </table:table-cell>
          <table:table-cell office:value-type="float" office:value="3.381" calcext:value-type="float">
            <text:p>3.381</text:p>
          </table:table-cell>
          <table:table-cell office:value-type="float" office:value="6.2" calcext:value-type="float">
            <text:p>6.2</text:p>
          </table:table-cell>
          <table:table-cell table:formula="of:=IF(ABS([.AD84]-[.AC84])&gt;ABS([.AE84]-[.AC84]);0;1)" office:value-type="float" office:value="1" calcext:value-type="float">
            <text:p>1</text:p>
          </table:table-cell>
          <table:table-cell table:formula="of:=IF(ABS([.AE84]-[.AC84])&gt;ABS([.AD84]-[.AC84]);0;1)" office:value-type="float" office:value="0" calcext:value-type="float">
            <text:p>0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7701.poscar</text:p>
          </table:table-cell>
          <table:table-cell office:value-type="string" calcext:value-type="string">
            <text:p>V3S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thermal bulk modulus</text:p>
          </table:table-cell>
          <table:table-cell office:value-type="float" office:value="171.5" calcext:value-type="float">
            <text:p>171.5</text:p>
          </table:table-cell>
          <table:table-cell office:value-type="float" office:value="183.822" calcext:value-type="float">
            <text:p>183.822</text:p>
          </table:table-cell>
          <table:table-cell office:value-type="float" office:value="227" calcext:value-type="float">
            <text:p>227</text:p>
          </table:table-cell>
          <table:table-cell table:formula="of:=IF([.E85]=0;0;IF(ABS([.F85]-[.E85])&gt;ABS([.G85]-[.E85]);0;1))" office:value-type="float" office:value="1" calcext:value-type="float">
            <text:p>1</text:p>
          </table:table-cell>
          <table:table-cell table:formula="of:=IF([.E85]=0;0;IF(ABS([.G85]-[.E85])&gt;ABS([.F85]-[.E85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330" calcext:value-type="float">
            <text:p>330</text:p>
          </table:table-cell>
          <table:table-cell office:value-type="float" office:value="474.407" calcext:value-type="float">
            <text:p>474.407</text:p>
          </table:table-cell>
          <table:table-cell office:value-type="float" office:value="529" calcext:value-type="float">
            <text:p>529</text:p>
          </table:table-cell>
          <table:table-cell table:formula="of:=IF([.K85]=0;0;IF(ABS([.L85]-[.K85])&gt;ABS([.M85]-[.K85]);0;1))" office:value-type="float" office:value="1" calcext:value-type="float">
            <text:p>1</text:p>
          </table:table-cell>
          <table:table-cell table:formula="of:=IF([.K85]=0;0;IF(ABS([.M85]-[.K85])&gt;ABS([.L85]-[.K85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-0.00000014" calcext:value-type="float">
            <text:p>-1.40E-007</text:p>
          </table:table-cell>
          <table:table-cell table:style-name="ce2" office:value-type="float" office:value="0.00005978" calcext:value-type="float">
            <text:p>5.98E-005</text:p>
          </table:table-cell>
          <table:table-cell table:style-name="ce2" office:value-type="float" office:value="0.0000123" calcext:value-type="float">
            <text:p>1.23E-005</text:p>
          </table:table-cell>
          <table:table-cell table:formula="of:=IF([.Q85]=0;0;IF(ABS([.R85]-[.Q85])&gt;ABS([.S85]-[.Q85]);0;1))" office:value-type="float" office:value="0" calcext:value-type="float">
            <text:p>0</text:p>
          </table:table-cell>
          <table:table-cell table:formula="of:=IF([.Q85]=0;0;IF(ABS([.S85]-[.Q85])&gt;ABS([.R85]-[.Q85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22.3970762518" calcext:value-type="float">
            <text:p>22.3970762518</text:p>
          </table:table-cell>
          <table:table-cell office:value-type="float" office:value="27" calcext:value-type="float">
            <text:p>27</text:p>
          </table:table-cell>
          <table:table-cell table:formula="of:=IF([.W85]=0;0;IF(ABS([.X85]-[.W85])&gt;ABS([.Y85]-[.W85]);0;1))" office:value-type="float" office:value="0" calcext:value-type="float">
            <text:p>0</text:p>
          </table:table-cell>
          <table:table-cell table:formula="of:=IF([.W85]=0;0;IF(ABS([.Y85]-[.W85])&gt;ABS([.X85]-[.W85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table:formula="of:=IF(ABS([.AD85]-[.AC85])&gt;ABS([.AE85]-[.AC85]);0;1)" office:value-type="float" office:value="1" calcext:value-type="float">
            <text:p>1</text:p>
          </table:table-cell>
          <table:table-cell table:formula="of:=IF(ABS([.AE85]-[.AC85])&gt;ABS([.AD85]-[.AC85]);0;1)" office:value-type="float" office:value="0" calcext:value-type="float">
            <text:p>0</text:p>
          </table:table-cell>
          <table:table-cell office:value-type="string" calcext:value-type="string">
            <text:p>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8954.poscar</text:p>
          </table:table-cell>
          <table:table-cell office:value-type="string" calcext:value-type="string">
            <text:p>B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othermal bulk modulus</text:p>
          </table:table-cell>
          <table:table-cell office:value-type="float" office:value="386" calcext:value-type="float">
            <text:p>386</text:p>
          </table:table-cell>
          <table:table-cell office:value-type="float" office:value="339.844" calcext:value-type="float">
            <text:p>339.844</text:p>
          </table:table-cell>
          <table:table-cell office:value-type="float" office:value="196" calcext:value-type="float">
            <text:p>196</text:p>
          </table:table-cell>
          <table:table-cell table:formula="of:=IF([.E86]=0;0;IF(ABS([.F86]-[.E86])&gt;ABS([.G86]-[.E86]);0;1))" office:value-type="float" office:value="1" calcext:value-type="float">
            <text:p>1</text:p>
          </table:table-cell>
          <table:table-cell table:formula="of:=IF([.E86]=0;0;IF(ABS([.G86]-[.E86])&gt;ABS([.F86]-[.E86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1700" calcext:value-type="float">
            <text:p>1700</text:p>
          </table:table-cell>
          <table:table-cell office:value-type="float" office:value="1811.698" calcext:value-type="float">
            <text:p>1811.698</text:p>
          </table:table-cell>
          <table:table-cell office:value-type="float" office:value="575" calcext:value-type="float">
            <text:p>575</text:p>
          </table:table-cell>
          <table:table-cell table:formula="of:=IF([.K86]=0;0;IF(ABS([.L86]-[.K86])&gt;ABS([.M86]-[.K86]);0;1))" office:value-type="float" office:value="1" calcext:value-type="float">
            <text:p>1</text:p>
          </table:table-cell>
          <table:table-cell table:formula="of:=IF([.K86]=0;0;IF(ABS([.M86]-[.K86])&gt;ABS([.L86]-[.K86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0539" calcext:value-type="float">
            <text:p>5.39E-006</text:p>
          </table:table-cell>
          <table:table-cell table:style-name="ce2" office:value-type="float" office:value="0.00007131" calcext:value-type="float">
            <text:p>7.13E-005</text:p>
          </table:table-cell>
          <table:table-cell table:style-name="ce2" office:value-type="float" office:value="0.0000093" calcext:value-type="float">
            <text:p>9.30E-006</text:p>
          </table:table-cell>
          <table:table-cell table:formula="of:=IF([.Q86]=0;0;IF(ABS([.R86]-[.Q86])&gt;ABS([.S86]-[.Q86]);0;1))" office:value-type="float" office:value="0" calcext:value-type="float">
            <text:p>0</text:p>
          </table:table-cell>
          <table:table-cell table:formula="of:=IF([.Q86]=0;0;IF(ABS([.S86]-[.Q86])&gt;ABS([.R86]-[.Q86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3.3" calcext:value-type="float">
            <text:p>3.3</text:p>
          </table:table-cell>
          <table:table-cell office:value-type="float" office:value="6.30236057498" calcext:value-type="float">
            <text:p>6.30236057498</text:p>
          </table:table-cell>
          <table:table-cell office:value-type="float" office:value="21" calcext:value-type="float">
            <text:p>21</text:p>
          </table:table-cell>
          <table:table-cell table:formula="of:=IF([.W86]=0;0;IF(ABS([.X86]-[.W86])&gt;ABS([.Y86]-[.W86]);0;1))" office:value-type="float" office:value="1" calcext:value-type="float">
            <text:p>1</text:p>
          </table:table-cell>
          <table:table-cell table:formula="of:=IF([.W86]=0;0;IF(ABS([.Y86]-[.W86])&gt;ABS([.X86]-[.W86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office:value-type="float" office:value="5.7" calcext:value-type="float">
            <text:p>5.7</text:p>
          </table:table-cell>
          <table:table-cell office:value-type="float" office:value="4.528" calcext:value-type="float">
            <text:p>4.528</text:p>
          </table:table-cell>
          <table:table-cell office:value-type="float" office:value="0" calcext:value-type="float">
            <text:p>0</text:p>
          </table:table-cell>
          <table:table-cell table:formula="of:=IF(ABS([.AD86]-[.AC86])&gt;ABS([.AE86]-[.AC86]);0;1)" office:value-type="float" office:value="1" calcext:value-type="float">
            <text:p>1</text:p>
          </table:table-cell>
          <table:table-cell table:formula="of:=IF(ABS([.AE86]-[.AC86])&gt;ABS([.AD86]-[.AC86]);0;1)" office:value-type="float" office:value="0" calcext:value-type="float">
            <text:p>0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9001.poscar</text:p>
          </table:table-cell>
          <table:table-cell office:value-type="string" calcext:value-type="string">
            <text:p>CsB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othermal bulk modulus</text:p>
          </table:table-cell>
          <table:table-cell office:value-type="float" office:value="14.55" calcext:value-type="float">
            <text:p>14.55</text:p>
          </table:table-cell>
          <table:table-cell office:value-type="float" office:value="14.297" calcext:value-type="float">
            <text:p>14.297</text:p>
          </table:table-cell>
          <table:table-cell office:value-type="float" office:value="149" calcext:value-type="float">
            <text:p>149</text:p>
          </table:table-cell>
          <table:table-cell table:formula="of:=IF([.E87]=0;0;IF(ABS([.F87]-[.E87])&gt;ABS([.G87]-[.E87]);0;1))" office:value-type="float" office:value="1" calcext:value-type="float">
            <text:p>1</text:p>
          </table:table-cell>
          <table:table-cell table:formula="of:=IF([.E87]=0;0;IF(ABS([.G87]-[.E87])&gt;ABS([.F87]-[.E87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146.9" calcext:value-type="float">
            <text:p>146.9</text:p>
          </table:table-cell>
          <table:table-cell office:value-type="float" office:value="103.77" calcext:value-type="float">
            <text:p>103.77</text:p>
          </table:table-cell>
          <table:table-cell office:value-type="float" office:value="538" calcext:value-type="float">
            <text:p>538</text:p>
          </table:table-cell>
          <table:table-cell table:formula="of:=IF([.K87]=0;0;IF(ABS([.L87]-[.K87])&gt;ABS([.M87]-[.K87]);0;1))" office:value-type="float" office:value="1" calcext:value-type="float">
            <text:p>1</text:p>
          </table:table-cell>
          <table:table-cell table:formula="of:=IF([.K87]=0;0;IF(ABS([.M87]-[.K87])&gt;ABS([.L87]-[.K87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456" calcext:value-type="float">
            <text:p>4.56E-005</text:p>
          </table:table-cell>
          <table:table-cell table:style-name="ce2" office:value-type="float" office:value="0.00005364" calcext:value-type="float">
            <text:p>5.36E-005</text:p>
          </table:table-cell>
          <table:table-cell table:style-name="ce2" office:value-type="float" office:value="0.0000576" calcext:value-type="float">
            <text:p>5.76E-005</text:p>
          </table:table-cell>
          <table:table-cell table:formula="of:=IF([.Q87]=0;0;IF(ABS([.R87]-[.Q87])&gt;ABS([.S87]-[.Q87]);0;1))" office:value-type="float" office:value="1" calcext:value-type="float">
            <text:p>1</text:p>
          </table:table-cell>
          <table:table-cell table:formula="of:=IF([.Q87]=0;0;IF(ABS([.S87]-[.Q87])&gt;ABS([.R87]-[.Q87]);0;1))" office:value-type="float" office:value="0" calcext:value-type="float">
            <text:p>0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6.5" calcext:value-type="float">
            <text:p>26.5</text:p>
          </table:table-cell>
          <table:table-cell office:value-type="float" office:value="29.5204897381" calcext:value-type="float">
            <text:p>29.5204897381</text:p>
          </table:table-cell>
          <table:table-cell office:value-type="float" office:value="22" calcext:value-type="float">
            <text:p>22</text:p>
          </table:table-cell>
          <table:table-cell table:formula="of:=IF([.W87]=0;0;IF(ABS([.X87]-[.W87])&gt;ABS([.Y87]-[.W87]);0;1))" office:value-type="float" office:value="1" calcext:value-type="float">
            <text:p>1</text:p>
          </table:table-cell>
          <table:table-cell table:formula="of:=IF([.W87]=0;0;IF(ABS([.Y87]-[.W87])&gt;ABS([.X87]-[.W87]);0;1))" office:value-type="float" office:value="0" calcext:value-type="float">
            <text:p>0</text:p>
          </table:table-cell>
          <table:table-cell office:value-type="string" calcext:value-type="string">
            <text:p>energy gap</text:p>
          </table:table-cell>
          <table:table-cell office:value-type="float" office:value="7.3" calcext:value-type="float">
            <text:p>7.3</text:p>
          </table:table-cell>
          <table:table-cell office:value-type="float" office:value="4.201" calcext:value-type="float">
            <text:p>4.201</text:p>
          </table:table-cell>
          <table:table-cell office:value-type="float" office:value="0" calcext:value-type="float">
            <text:p>0</text:p>
          </table:table-cell>
          <table:table-cell table:formula="of:=IF(ABS([.AD87]-[.AC87])&gt;ABS([.AE87]-[.AC87]);0;1)" office:value-type="float" office:value="1" calcext:value-type="float">
            <text:p>1</text:p>
          </table:table-cell>
          <table:table-cell table:formula="of:=IF(ABS([.AE87]-[.AC87])&gt;ABS([.AD87]-[.AC87]);0;1)" office:value-type="float" office:value="0" calcext:value-type="float">
            <text:p>0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95.poscar</text:p>
          </table:table-cell>
          <table:table-cell office:value-type="string" calcext:value-type="string">
            <text:p>In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othermal bulk modulus</text:p>
          </table:table-cell>
          <table:table-cell office:value-type="float" office:value="71" calcext:value-type="float">
            <text:p>71</text:p>
          </table:table-cell>
          <table:table-cell office:value-type="float" office:value="60.827" calcext:value-type="float">
            <text:p>60.827</text:p>
          </table:table-cell>
          <table:table-cell office:value-type="float" office:value="161" calcext:value-type="float">
            <text:p>161</text:p>
          </table:table-cell>
          <table:table-cell table:formula="of:=IF([.E88]=0;0;IF(ABS([.F88]-[.E88])&gt;ABS([.G88]-[.E88]);0;1))" office:value-type="float" office:value="1" calcext:value-type="float">
            <text:p>1</text:p>
          </table:table-cell>
          <table:table-cell table:formula="of:=IF([.E88]=0;0;IF(ABS([.G88]-[.E88])&gt;ABS([.F88]-[.E88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487" calcext:value-type="float">
            <text:p>487</text:p>
          </table:table-cell>
          <table:table-cell office:value-type="float" office:value="264.757" calcext:value-type="float">
            <text:p>264.757</text:p>
          </table:table-cell>
          <table:table-cell office:value-type="float" office:value="569" calcext:value-type="float">
            <text:p>569</text:p>
          </table:table-cell>
          <table:table-cell table:formula="of:=IF([.K88]=0;0;IF(ABS([.L88]-[.K88])&gt;ABS([.M88]-[.K88]);0;1))" office:value-type="float" office:value="0" calcext:value-type="float">
            <text:p>0</text:p>
          </table:table-cell>
          <table:table-cell table:formula="of:=IF([.K88]=0;0;IF(ABS([.M88]-[.K88])&gt;ABS([.L88]-[.K88]);0;1))" office:value-type="float" office:value="1" calcext:value-type="float">
            <text:p>1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048" calcext:value-type="float">
            <text:p>4.80E-006</text:p>
          </table:table-cell>
          <table:table-cell table:style-name="ce2" office:value-type="float" office:value="0.00006067" calcext:value-type="float">
            <text:p>6.07E-005</text:p>
          </table:table-cell>
          <table:table-cell table:style-name="ce2" office:value-type="float" office:value="0.0000128" calcext:value-type="float">
            <text:p>1.28E-005</text:p>
          </table:table-cell>
          <table:table-cell table:formula="of:=IF([.Q88]=0;0;IF(ABS([.R88]-[.Q88])&gt;ABS([.S88]-[.Q88]);0;1))" office:value-type="float" office:value="0" calcext:value-type="float">
            <text:p>0</text:p>
          </table:table-cell>
          <table:table-cell table:formula="of:=IF([.Q88]=0;0;IF(ABS([.S88]-[.Q88])&gt;ABS([.R88]-[.Q88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2.7" calcext:value-type="float">
            <text:p>22.7</text:p>
          </table:table-cell>
          <table:table-cell office:value-type="float" office:value="24.8851783653" calcext:value-type="float">
            <text:p>24.8851783653</text:p>
          </table:table-cell>
          <table:table-cell office:value-type="float" office:value="22" calcext:value-type="float">
            <text:p>22</text:p>
          </table:table-cell>
          <table:table-cell table:formula="of:=IF([.W88]=0;0;IF(ABS([.X88]-[.W88])&gt;ABS([.Y88]-[.W88]);0;1))" office:value-type="float" office:value="0" calcext:value-type="float">
            <text:p>0</text:p>
          </table:table-cell>
          <table:table-cell table:formula="of:=IF([.W88]=0;0;IF(ABS([.Y88]-[.W88])&gt;ABS([.X88]-[.W88]);0;1))" office:value-type="float" office:value="1" calcext:value-type="float">
            <text:p>1</text:p>
          </table:table-cell>
          <table:table-cell office:value-type="string" calcext:value-type="string">
            <text:p>energy gap</text:p>
          </table:table-cell>
          <table:table-cell table:style-name="ce3" office:value-type="float" office:value="1.35" calcext:value-type="float">
            <text:p>1.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9846.poscar</text:p>
          </table:table-cell>
          <table:table-cell office:value-type="string" calcext:value-type="string">
            <text:p>Rb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othermal bulk modulus</text:p>
          </table:table-cell>
          <table:table-cell office:value-type="float" office:value="11.15" calcext:value-type="float">
            <text:p>11.15</text:p>
          </table:table-cell>
          <table:table-cell office:value-type="float" office:value="12.446" calcext:value-type="float">
            <text:p>12.446</text:p>
          </table:table-cell>
          <table:table-cell office:value-type="float" office:value="20" calcext:value-type="float">
            <text:p>20</text:p>
          </table:table-cell>
          <table:table-cell table:formula="of:=IF([.E89]=0;0;IF(ABS([.F89]-[.E89])&gt;ABS([.G89]-[.E89]);0;1))" office:value-type="float" office:value="1" calcext:value-type="float">
            <text:p>1</text:p>
          </table:table-cell>
          <table:table-cell table:formula="of:=IF([.E89]=0;0;IF(ABS([.G89]-[.E89])&gt;ABS([.F89]-[.E89]);0;1))" office:value-type="float" office:value="0" calcext:value-type="float">
            <text:p>0</text:p>
          </table:table-cell>
          <table:table-cell office:value-type="string" calcext:value-type="string">
            <text:p>Debye temperature</text:p>
          </table:table-cell>
          <table:table-cell office:value-type="float" office:value="116.5" calcext:value-type="float">
            <text:p>116.5</text:p>
          </table:table-cell>
          <table:table-cell office:value-type="float" office:value="101.173" calcext:value-type="float">
            <text:p>101.173</text:p>
          </table:table-cell>
          <table:table-cell office:value-type="float" office:value="220" calcext:value-type="float">
            <text:p>220</text:p>
          </table:table-cell>
          <table:table-cell table:formula="of:=IF([.K89]=0;0;IF(ABS([.L89]-[.K89])&gt;ABS([.M89]-[.K89]);0;1))" office:value-type="float" office:value="1" calcext:value-type="float">
            <text:p>1</text:p>
          </table:table-cell>
          <table:table-cell table:formula="of:=IF([.K89]=0;0;IF(ABS([.M89]-[.K89])&gt;ABS([.L89]-[.K89]);0;1))" office:value-type="float" office:value="0" calcext:value-type="float">
            <text:p>0</text:p>
          </table:table-cell>
          <table:table-cell office:value-type="string" calcext:value-type="string">
            <text:p>linear thermal expansion coefficient</text:p>
          </table:table-cell>
          <table:table-cell table:style-name="ce2" office:value-type="float" office:value="0.000034645" calcext:value-type="float">
            <text:p>3.46E-005</text:p>
          </table:table-cell>
          <table:table-cell table:style-name="ce2" office:value-type="float" office:value="0.00006918" calcext:value-type="float">
            <text:p>6.92E-005</text:p>
          </table:table-cell>
          <table:table-cell table:style-name="ce2" office:value-type="float" office:value="0.0000411" calcext:value-type="float">
            <text:p>4.11E-005</text:p>
          </table:table-cell>
          <table:table-cell table:formula="of:=IF([.Q89]=0;0;IF(ABS([.R89]-[.Q89])&gt;ABS([.S89]-[.Q89]);0;1))" office:value-type="float" office:value="0" calcext:value-type="float">
            <text:p>0</text:p>
          </table:table-cell>
          <table:table-cell table:formula="of:=IF([.Q89]=0;0;IF(ABS([.S89]-[.Q89])&gt;ABS([.R89]-[.Q89]);0;1))" office:value-type="float" office:value="1" calcext:value-type="float">
            <text:p>1</text:p>
          </table:table-cell>
          <table:table-cell office:value-type="string" calcext:value-type="string">
            <text:p>heat capacity at constant pressure</text:p>
          </table:table-cell>
          <table:table-cell office:value-type="float" office:value="26.6" calcext:value-type="float">
            <text:p>26.6</text:p>
          </table:table-cell>
          <table:table-cell office:value-type="float" office:value="29.9694705706" calcext:value-type="float">
            <text:p>29.9694705706</text:p>
          </table:table-cell>
          <table:table-cell office:value-type="float" office:value="28" calcext:value-type="float">
            <text:p>28</text:p>
          </table:table-cell>
          <table:table-cell table:formula="of:=IF([.W89]=0;0;IF(ABS([.X89]-[.W89])&gt;ABS([.Y89]-[.W89]);0;1))" office:value-type="float" office:value="0" calcext:value-type="float">
            <text:p>0</text:p>
          </table:table-cell>
          <table:table-cell table:formula="of:=IF([.W89]=0;0;IF(ABS([.Y89]-[.W89])&gt;ABS([.X89]-[.W89]);0;1))" office:value-type="float" office:value="1" calcext:value-type="float">
            <text:p>1</text:p>
          </table:table-cell>
          <table:table-cell office:value-type="string" calcext:value-type="string">
            <text:p>energy gap</text:p>
          </table:table-cell>
          <table:table-cell office:value-type="float" office:value="6" calcext:value-type="float">
            <text:p>6</text:p>
          </table:table-cell>
          <table:table-cell office:value-type="float" office:value="3.489" calcext:value-type="float">
            <text:p>3.489</text:p>
          </table:table-cell>
          <table:table-cell office:value-type="float" office:value="0" calcext:value-type="float">
            <text:p>0</text:p>
          </table:table-cell>
          <table:table-cell table:formula="of:=IF(ABS([.AD89]-[.AC89])&gt;ABS([.AE89]-[.AC89]);0;1)" office:value-type="float" office:value="1" calcext:value-type="float">
            <text:p>1</text:p>
          </table:table-cell>
          <table:table-cell table:formula="of:=IF(ABS([.AE89]-[.AC89])&gt;ABS([.AD89]-[.AC89]);0;1)" office:value-type="float" office:value="0" calcext:value-type="float">
            <text:p>0</text:p>
          </table:table-cell>
          <table:table-cell office:value-type="string" calcext:value-type="string">
            <text:p>Semiconducto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CORE</text:p>
          </table:table-cell>
          <table:table-cell table:number-columns-repeated="6"/>
          <table:table-cell table:formula="of:=SUM([.H2:.H89])" office:value-type="float" office:value="63" calcext:value-type="float">
            <text:p>63</text:p>
          </table:table-cell>
          <table:table-cell table:formula="of:=SUM([.I2:.I89])" office:value-type="float" office:value="20" calcext:value-type="float">
            <text:p>20</text:p>
          </table:table-cell>
          <table:table-cell table:number-columns-repeated="4"/>
          <table:table-cell table:formula="of:=SUM([.N2:.N89])" office:value-type="float" office:value="66" calcext:value-type="float">
            <text:p>66</text:p>
          </table:table-cell>
          <table:table-cell table:formula="of:=SUM([.O2:.O89])" office:value-type="float" office:value="14" calcext:value-type="float">
            <text:p>14</text:p>
          </table:table-cell>
          <table:table-cell table:number-columns-repeated="4"/>
          <table:table-cell table:formula="of:=SUM([.T2:.T89])" office:value-type="float" office:value="1" calcext:value-type="float">
            <text:p>1</text:p>
          </table:table-cell>
          <table:table-cell table:formula="of:=SUM([.U2:.U89])" office:value-type="float" office:value="75" calcext:value-type="float">
            <text:p>75</text:p>
          </table:table-cell>
          <table:table-cell table:number-columns-repeated="4"/>
          <table:table-cell table:formula="of:=SUM([.Z2:.Z89])" office:value-type="float" office:value="44" calcext:value-type="float">
            <text:p>44</text:p>
          </table:table-cell>
          <table:table-cell table:formula="of:=SUM([.AA2:.AA89])" office:value-type="float" office:value="30" calcext:value-type="float">
            <text:p>30</text:p>
          </table:table-cell>
          <table:table-cell table:number-columns-repeated="4"/>
          <table:table-cell table:formula="of:=SUM([.AF2:.AF89])" office:value-type="float" office:value="39" calcext:value-type="float">
            <text:p>39</text:p>
          </table:table-cell>
          <table:table-cell table:formula="of:=SUM([.AG2:.AG89])" office:value-type="float" office:value="31" calcext:value-type="float">
            <text:p>31</text:p>
          </table:table-cell>
          <table:table-cell table:number-columns-repeated="991"/>
        </table:table-row>
        <table:table-row table:style-name="ro1" table:number-rows-repeated="91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028" meta:object-count="0"/>
    <meta:generator>LibreOfficeDev/6.0.5.2$Linux_X86_64 LibreOffice_project/</meta:generator>
  </office:meta>
</office:document-meta>
</file>